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Adapter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cripts/javascript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35.52mm"/>
    </style:style>
    <style:style style:name="co9" style:family="table-column">
      <style:table-column-properties fo:break-before="auto" style:column-width="43.07mm"/>
    </style:style>
    <style:style style:name="co10" style:family="table-column">
      <style:table-column-properties fo:break-before="auto" style:column-width="49.78mm"/>
    </style:style>
    <style:style style:name="co11" style:family="table-column">
      <style:table-column-properties fo:break-before="auto" style:column-width="60.13mm"/>
    </style:style>
    <style:style style:name="co12" style:family="table-column">
      <style:table-column-properties fo:break-before="auto" style:column-width="17.9mm"/>
    </style:style>
    <style:style style:name="co6" style:family="table-column">
      <style:table-column-properties fo:break-before="auto" style:column-width="8.66mm"/>
    </style:style>
    <style:style style:name="co7" style:family="table-column">
      <style:table-column-properties fo:break-before="auto" style:column-width="27.98mm"/>
    </style:style>
    <style:style style:name="co13" style:family="table-column">
      <style:table-column-properties fo:break-before="auto" style:column-width="71.31mm"/>
    </style:style>
    <style:style style:name="co14" style:family="table-column">
      <style:table-column-properties fo:break-before="auto" style:column-width="17.06mm"/>
    </style:style>
    <style:style style:name="co15" style:family="table-column">
      <style:table-column-properties fo:break-before="auto" style:column-width="46.14mm"/>
    </style:style>
    <style:style style:name="co16" style:family="table-column">
      <style:table-column-properties fo:break-before="auto" style:column-width="9.23mm"/>
    </style:style>
    <style:style style:name="co17" style:family="table-column">
      <style:table-column-properties fo:break-before="auto" style:column-width="1.91mm"/>
    </style:style>
    <style:style style:name="co18" style:family="table-column">
      <style:table-column-properties fo:break-before="auto" style:column-width="14.27mm"/>
    </style:style>
    <style:style style:name="co19" style:family="table-column">
      <style:table-column-properties fo:break-before="auto" style:column-width="47.27mm"/>
    </style:style>
    <style:style style:name="co20" style:family="table-column">
      <style:table-column-properties fo:break-before="auto" style:column-width="40.55mm"/>
    </style:style>
    <style:style style:name="co21" style:family="table-column">
      <style:table-column-properties fo:break-before="auto" style:column-width="20.69mm"/>
    </style:style>
    <style:style style:name="co22" style:family="table-column">
      <style:table-column-properties fo:break-before="auto" style:column-width="41.68mm"/>
    </style:style>
    <style:style style:name="co23" style:family="table-column">
      <style:table-column-properties fo:break-before="auto" style:column-width="76.08mm"/>
    </style:style>
    <style:style style:name="co24" style:family="table-column">
      <style:table-column-properties fo:break-before="auto" style:column-width="37.48mm"/>
    </style:style>
    <style:style style:name="co25" style:family="table-column">
      <style:table-column-properties fo:break-before="auto" style:column-width="17.34mm"/>
    </style:style>
    <style:style style:name="co26" style:family="table-column">
      <style:table-column-properties fo:break-before="auto" style:column-width="17.62mm"/>
    </style:style>
    <style:style style:name="co27" style:family="table-column">
      <style:table-column-properties fo:break-before="auto" style:column-width="50.06mm"/>
    </style:style>
    <style:style style:name="co28" style:family="table-column">
      <style:table-column-properties fo:break-before="auto" style:column-width="17.99mm"/>
    </style:style>
    <style:style style:name="co29" style:family="table-column">
      <style:table-column-properties fo:break-before="auto" style:column-width="49.04mm"/>
    </style:style>
    <style:style style:name="co30" style:family="table-column">
      <style:table-column-properties fo:break-before="auto" style:column-width="42.33mm"/>
    </style:style>
    <style:style style:name="co31" style:family="table-column">
      <style:table-column-properties fo:break-before="auto" style:column-width="78.32mm"/>
    </style:style>
    <style:style style:name="co32" style:family="table-column">
      <style:table-column-properties fo:break-before="auto" style:column-width="59.97mm"/>
    </style:style>
    <style:style style:name="co33" style:family="table-column">
      <style:table-column-properties fo:break-before="auto" style:column-width="59.62mm"/>
    </style:style>
    <style:style style:name="co34" style:family="table-column">
      <style:table-column-properties fo:break-before="auto" style:column-width="68.79mm"/>
    </style:style>
    <style:style style:name="co35" style:family="table-column">
      <style:table-column-properties fo:break-before="auto" style:column-width="83.61mm"/>
    </style:style>
    <style:style style:name="co36" style:family="table-column">
      <style:table-column-properties fo:break-before="auto" style:column-width="49.74mm"/>
    </style:style>
    <style:style style:name="co37" style:family="table-column">
      <style:table-column-properties fo:break-before="auto" style:column-width="50.78mm"/>
    </style:style>
    <style:style style:name="co38" style:family="table-column">
      <style:table-column-properties fo:break-before="auto" style:column-width="29.99mm"/>
    </style:style>
    <style:style style:name="co39" style:family="table-column">
      <style:table-column-properties fo:break-before="auto" style:column-width="74.08mm"/>
    </style:style>
    <style:style style:name="co40" style:family="table-column">
      <style:table-column-properties fo:break-before="auto" style:column-width="70.19mm"/>
    </style:style>
    <style:style style:name="co41" style:family="table-column">
      <style:table-column-properties fo:break-before="auto" style:column-width="62.44mm"/>
    </style:style>
    <style:style style:name="co42" style:family="table-column">
      <style:table-column-properties fo:break-before="auto" style:column-width="41.98mm"/>
    </style:style>
    <style:style style:name="co43" style:family="table-column">
      <style:table-column-properties fo:break-before="auto" style:column-width="52.56mm"/>
    </style:style>
    <style:style style:name="co44" style:family="table-column">
      <style:table-column-properties fo:break-before="auto" style:column-width="65.97mm"/>
    </style:style>
    <style:style style:name="co45" style:family="table-column">
      <style:table-column-properties fo:break-before="auto" style:column-width="22.58mm"/>
    </style:style>
    <style:style style:name="co46" style:family="table-column">
      <style:table-column-properties fo:break-before="auto" style:column-width="26.09mm"/>
    </style:style>
    <style:style style:name="co47" style:family="table-column">
      <style:table-column-properties fo:break-before="auto" style:column-width="22.93mm"/>
    </style:style>
    <style:style style:name="co48" style:family="table-column">
      <style:table-column-properties fo:break-before="auto" style:column-width="21.87mm"/>
    </style:style>
    <style:style style:name="co49" style:family="table-column">
      <style:table-column-properties fo:break-before="auto" style:column-width="20.11mm"/>
    </style:style>
    <style:style style:name="co50" style:family="table-column">
      <style:table-column-properties fo:break-before="auto" style:column-width="66.68mm"/>
    </style:style>
    <style:style style:name="co51" style:family="table-column">
      <style:table-column-properties fo:break-before="auto" style:column-width="64.91mm"/>
    </style:style>
    <style:style style:name="co52" style:family="table-column">
      <style:table-column-properties fo:break-before="auto" style:column-width="29.28mm"/>
    </style:style>
    <style:style style:name="co53" style:family="table-column">
      <style:table-column-properties fo:break-before="auto" style:column-width="78.67mm"/>
    </style:style>
    <style:style style:name="co54" style:family="table-column">
      <style:table-column-properties fo:break-before="auto" style:column-width="114.99mm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3mm" fo:break-before="auto" style:use-optimal-row-height="false"/>
    </style:style>
    <style:style style:name="ro3" style:family="table-row">
      <style:table-row-properties style:row-height="6.61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5.57mm" fo:break-before="auto" style:use-optimal-row-height="fals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" style:family="table-cell" style:parent-style-name="Normál_20_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Normál_20_2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" style:family="table-cell" style:parent-style-name="Normál_20_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" style:family="table-cell" style:parent-style-name="Normál_20_2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ál_20_2">
      <style:table-cell-properties fo:background-color="#c0c0c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Normál_20_2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Normál_20_2">
      <style:table-cell-properties style:cell-protect="none" style:print-content="true" style:diagonal-bl-tr="none" style:diagonal-tl-br="none" fo:border="0.74pt solid #000000" fo:padding="0.71mm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ál_20_2">
      <style:table-cell-properties style:cell-protect="formula-hidden" style:print-content="true" style:diagonal-bl-tr="none" style:diagonal-tl-br="none" fo:border="0.74pt solid #000000" fo:padding="0.71mm" style:rotation-align="none"/>
      <style:text-properties fo:color="#ff0000" style:text-outline="false" style:text-line-through-style="none" style:text-line-through-type="none" style:font-name="Wingding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Normál_20_2" style:data-style-name="N100">
      <style:table-cell-properties style:cell-protect="none" style:print-content="true" style:diagonal-bl-tr="none" style:diagonal-tl-br="none" fo:border="0.74pt solid #000000" fo:padding="0.71mm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Normál_20_2" style:data-style-name="N100">
      <style:table-cell-properties style:cell-protect="none" style:print-content="true" style:diagonal-bl-tr="none" style:diagonal-tl-br="none" fo:border="0.74pt solid #000000" fo:padding="0.71mm" style:rotation-align="non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ál_20_2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ál_20_2">
      <style:table-cell-properties style:diagonal-bl-tr="none" style:diagonal-tl-br="none" fo:border="0.74pt solid #000000" fo:padding="0.71mm" style:rotation-align="non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Normál_20_2">
      <style:table-cell-properties style:diagonal-bl-tr="none" style:diagonal-tl-br="none" fo:border="0.74pt solid #000000" fo:padding="0.71mm" style:rotation-align="none"/>
      <style:text-properties fo:color="#96969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399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" style:family="table-cell" style:parent-style-name="Default" style:data-style-name="N100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Normál_5f_updateNervatura">
      <style:table-cell-properties style:glyph-orientation-vertical="0" fo:border-bottom="0.74pt solid #80808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Normál_5f_updateNervatura">
      <style:table-cell-properties style:diagonal-bl-tr="none" style:diagonal-tl-br="none" fo:border="0.74pt solid #808080" fo:padding="0.71mm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3" style:family="table-cell" style:parent-style-name="Normál_5f_updateNervatura">
      <style:table-cell-properties fo:border-bottom="none" style:diagonal-bl-tr="none" style:diagonal-tl-br="none" fo:border-left="none" fo:padding="0.71mm" fo:border-right="none" style:rotation-align="none" fo:border-top="0.74pt solid #80808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Normál_5f_updateNervatura">
      <style:table-cell-properties fo:padding="0.71mm"/>
    </style:style>
    <style:style style:name="ce45" style:family="table-cell" style:parent-style-name="Normál_5f_updateNervatura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Normál_5f_updateNervatura">
      <style:table-cell-properties style:glyph-orientation-vertical="0" fo:border-bottom="0.74pt solid #80808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Normál_5f_updateNervatura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Normál_5f_updateNervatura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80808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Normál_5f_updateNervatura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Normál_5f_updateNervatur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mm" style:writing-mode="page"/>
    </style:style>
    <style:style style:name="ce51" style:family="table-cell" style:parent-style-name="Normál_5f_updateNervatura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2" style:family="table-cell" style:parent-style-name="Normál_5f_updateNervatura">
      <style:table-cell-properties fo:border-bottom="none" style:diagonal-bl-tr="none" style:diagonal-tl-br="none" fo:border-left="none" fo:padding="0.71mm" fo:border-right="none" style:rotation-align="none" fo:border-top="0.74pt solid #808080"/>
    </style:style>
    <style:style style:name="ce53" style:family="table-cell" style:parent-style-name="Normál_5f_updateNervatura" style:data-style-name="N100">
      <style:table-cell-properties style:glyph-orientation-vertical="0" fo:border-bottom="0.74pt solid #80808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Normál_5f_updateNervatura" style:data-style-name="N100">
      <style:table-cell-properties style:diagonal-bl-tr="none" style:diagonal-tl-br="none" fo:border="0.74pt solid #808080" fo:padding="0.71mm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" style:family="table-cell" style:parent-style-name="Normál_5f_updateNervatura" style:data-style-name="N4">
      <style:table-cell-properties fo:border-bottom="none" style:diagonal-bl-tr="none" style:diagonal-tl-br="none" fo:border-left="none" fo:padding="0.71mm" fo:border-right="none" style:rotation-align="none" fo:border-top="0.74pt solid #808080"/>
    </style:style>
    <style:style style:name="ce56" style:family="table-cell" style:parent-style-name="Normál_5f_updateNervatura" style:data-style-name="N4">
      <style:table-cell-properties fo:padding="0.71mm"/>
    </style:style>
    <style:style style:name="ce57" style:family="table-cell" style:parent-style-name="Normál_5f_updateNervatura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8" style:family="table-cell" style:parent-style-name="Default" style:data-style-name="N100">
      <style:table-cell-properties style:diagonal-bl-tr="none" style:diagonal-tl-br="none" fo:border="0.74pt solid #808080" fo:padding="0.71mm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9" style:family="table-cell" style:parent-style-name="Default" style:data-style-name="N4">
      <style:table-cell-properties fo:border-bottom="none" style:diagonal-bl-tr="none" style:diagonal-tl-br="none" fo:border-left="none" fo:padding="0.71mm" fo:border-right="none" style:rotation-align="none" fo:border-top="0.74pt solid #808080"/>
    </style:style>
    <style:style style:name="ce60" style:family="table-cell" style:parent-style-name="Default" style:data-style-name="N4">
      <style:table-cell-properties fo:padding="0.71mm"/>
    </style:style>
    <style:style style:name="ce61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5" style:family="table-cell" style:parent-style-name="Default">
      <style:table-cell-properties fo:border-bottom="0.74pt solid #808080" style:diagonal-bl-tr="none" style:diagonal-tl-br="none" fo:border-left="0.74pt solid #808080" fo:padding="0.71mm" fo:border-right="0.74pt solid #808080" style:rotation-align="none" fo:border-top="0.74pt solid #000000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808080"/>
    </style:style>
    <style:style style:name="ce6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808080" style:diagonal-bl-tr="none" style:diagonal-tl-br="none" fo:border-left="0.74pt solid #808080" fo:padding="0.71mm" fo:border-right="0.74pt solid #80808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Normál_5f_updateNervatura">
      <style:table-cell-properties fo:border-bottom="none" style:diagonal-bl-tr="none" style:diagonal-tl-br="none" fo:border-left="0.74pt solid #808080" fo:padding="0.71mm" fo:border-right="none" style:rotation-align="none" fo:border-top="none"/>
    </style:style>
    <style:style style:name="ce70" style:family="table-cell" style:parent-style-name="Normál_5f_updateNervatura" style:data-style-name="N100">
      <style:table-cell-properties fo:border-bottom="none" style:diagonal-bl-tr="none" style:diagonal-tl-br="none" fo:border-left="none" fo:padding="0.71mm" fo:border-right="none" style:rotation-align="none" fo:border-top="0.74pt solid #808080"/>
    </style:style>
    <style:style style:name="ce71" style:family="table-cell" style:parent-style-name="Normál_5f_updateNervatura" style:data-style-name="N100">
      <style:table-cell-properties fo:padding="0.71mm"/>
    </style:style>
    <style:style style:name="ce72" style:family="table-cell" style:parent-style-name="Normál_5f_updateNervatura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73" style:family="table-cell" style:parent-style-name="Normál_5f_updateNervatura" style:data-style-name="N3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74" style:family="table-cell" style:parent-style-name="Normál_5f_updateNervatura">
      <style:table-cell-properties style:glyph-orientation-vertical="0" fo:border-bottom="0.74pt solid #80808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Normál_5f_updateNervatura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Normál_5f_updateNervatura">
      <style:table-cell-properties fo:border-bottom="0.74pt solid #808080" style:diagonal-bl-tr="none" style:diagonal-tl-br="none" fo:border-left="0.74pt solid #808080" fo:padding="0.71mm" fo:border-right="0.74pt solid #808080" style:rotation-align="none" fo:border-top="0.74pt solid #000000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7" style:family="table-cell" style:parent-style-name="Normál_5f_updateNervatura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Normál_5f_updateNervatura">
      <style:table-cell-properties fo:border-bottom="0.74pt solid #808080" style:diagonal-bl-tr="none" style:diagonal-tl-br="none" fo:border-left="0.74pt solid #808080" fo:padding="0.71mm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9" style:family="table-cell" style:parent-style-name="Normál_5f_updateNervatura">
      <style:table-cell-properties style:diagonal-bl-tr="none" style:diagonal-tl-br="none" fo:border="none" fo:padding="0.71mm" style:rotation-align="none"/>
    </style:style>
    <style:style style:name="ce80" style:family="table-cell" style:parent-style-name="Normál_5f_updateNervatura">
      <style:table-cell-properties style:diagonal-bl-tr="none" style:diagonal-tl-br="none" fo:border="0.74pt solid #808080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ál_5f_updateNervatura">
      <style:table-cell-properties fo:border-bottom="0.74pt solid #808080" style:diagonal-bl-tr="none" style:diagonal-tl-br="none" fo:border-left="0.74pt solid #000000" fo:padding="0.71mm" fo:border-right="none" style:rotation-align="none" fo:border-top="none"/>
    </style:style>
    <style:style style:name="ce82" style:family="table-cell" style:parent-style-name="Normál_5f_updateNervatura">
      <style:table-cell-properties fo:border-bottom="none" style:diagonal-bl-tr="none" style:diagonal-tl-br="none" fo:border-left="0.74pt solid #000000" fo:padding="0.71mm" fo:border-right="none" style:rotation-align="none" fo:border-top="0.74pt solid #808080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3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7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 fo:background-color="#ece9d8"/>
    </style:style>
    <style:style style:name="gr2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30.92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30.9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30.9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30.96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6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30.8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7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30.86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8" style:family="graphic">
      <style:graphic-properties draw:stroke="solid" svg:stroke-width="0.26mm" svg:stroke-color="#000000" svg:stroke-opacity="100%" draw:stroke-linejoin="round" svg:stroke-linecap="square" draw:fill="solid" draw:fill-color="#ffffff" draw:textarea-horizontal-align="justify" draw:textarea-vertical-align="middle" draw:auto-grow-height="false" fo:min-height="268.49mm" fo:min-width="347.48mm" fo:padding-top="1.3mm" fo:padding-bottom="1.3mm" fo:padding-left="2.5mm" fo:padding-right="2.5mm" fo:wrap-option="no-wrap" draw:shadow-color="#808080"/>
    </style:style>
    <style:style style:name="gr9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40.45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0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40.5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40.31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2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40.3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3" style:family="graphic">
      <style:graphic-properties draw:stroke="solid" svg:stroke-width="0.26mm" svg:stroke-color="#000000" svg:stroke-opacity="100%" draw:stroke-linejoin="round" svg:stroke-linecap="square" draw:fill="solid" draw:fill-color="#ffffff" draw:textarea-horizontal-align="justify" draw:textarea-vertical-align="middle" draw:auto-grow-height="false" fo:min-height="261.95mm" fo:min-width="347.45mm" fo:padding-top="1.3mm" fo:padding-bottom="1.3mm" fo:padding-left="2.5mm" fo:padding-right="2.5mm" fo:wrap-option="no-wrap" draw:shadow-color="#808080"/>
    </style:style>
    <style:style style:name="gr14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40.3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5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40.3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6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40.35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7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57.2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8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40.34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9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40.2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0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40.4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40.4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2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40.2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3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40.2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4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40.25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5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40.51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6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40.4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7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7mm" fo:min-width="40.3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8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9mm" fo:min-width="40.3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9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9mm" fo:min-width="40.51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30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7mm" fo:min-width="40.42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center"/>
      <style:text-properties fo:color="#c00000" style:text-line-through-style="none" style:text-line-through-type="none" fo:font-family="Arial" fo:font-size="9pt" fo:font-style="normal" style:text-underline-style="none" fo:font-weight="bold"/>
    </style:style>
    <style:style style:name="P2" style:family="paragraph">
      <style:paragraph-properties fo:text-align="center"/>
      <style:text-properties fo:color="#008000" style:text-line-through-style="none" style:text-line-through-type="none" fo:font-family="Arial" fo:font-size="9pt" fo:font-style="normal" style:text-underline-style="none" fo:font-weight="bold"/>
    </style:style>
    <style:style style:name="P3" style:family="paragraph">
      <style:paragraph-properties fo:text-align="center"/>
      <style:text-properties fo:color="#000080" style:text-line-through-style="none" style:text-line-through-type="none" fo:font-family="Arial" fo:font-size="9pt" fo:font-style="normal" style:text-underline-style="none" fo:font-weight="bold"/>
    </style:style>
    <style:style style:name="P4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ff"/>
      <style:paragraph-properties style:writing-mode="lr-tb"/>
    </style:style>
    <style:style style:name="P7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family-asian="'Droid Sans Fallback'" style:font-family-generic-asian="system" style:font-pitch-asian="variable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deffield&quot;;&quot;customer&quot;;&quot;address&quot;;&quot;contact&quot;;&quot;product&quot;;&quot;barcode&quot;;&quot;event&quot;;&quot;price&quot;;&quot;link&quot;)" table:allow-empty-cell="true" table:display-list="unsorted" table:base-cell-address="params.C9">
          <table:error-message table:message-type="stop" table:display="true"/>
        </table:content-validation>
        <table:content-validation table:name="val2" table:condition="of:cell-content-is-in-list(&quot;YES&quot;;&quot;NO&quot;)" table:allow-empty-cell="true" table:display-list="unsorted" table:base-cell-address="params.C10">
          <table:error-message table:message-type="stop" table:display="true"/>
        </table:content-validation>
        <table:content-validation table:name="val3" table:condition="of:cell-content-is-in-list([.$A$2])" table:allow-empty-cell="true" table:display-list="unsorted" table:base-cell-address="deffield.A3">
          <table:error-message table:message-type="stop" table:display="true"/>
        </table:content-validation>
        <table:content-validation table:name="val4" table:condition="of:cell-content-is-in-list(&quot;address&quot;;&quot;contact&quot;;&quot;customer&quot;;&quot;employee&quot;;&quot;event&quot;;&quot;groups&quot;;&quot;item&quot;;&quot;link&quot;;&quot;log&quot;;&quot;movement&quot;;&quot;price&quot;;&quot;place&quot;;&quot;product&quot;;&quot;project&quot;;&quot;tool&quot;;&quot;trans&quot;)" table:allow-empty-cell="true" table:display-list="unsorted" table:base-cell-address="deffield.C3">
          <table:error-message table:message-type="stop" table:display="true"/>
        </table:content-validation>
        <table:content-validation table:name="val5" table:condition="of:cell-content-is-in-list(&quot;bool&quot;;&quot;date&quot;;&quot;float&quot;;&quot;integer&quot;;&quot;string&quot;;&quot;valuelist&quot;;&quot;notes&quot;;&quot;flink&quot;;&quot;customer&quot;;&quot;tool&quot;;&quot;trans&quot;;&quot;product&quot;;&quot;project&quot;;&quot;employee&quot;;&quot;place&quot;)" table:allow-empty-cell="true" table:display-list="unsorted" table:base-cell-address="deffield.E3">
          <table:error-message table:message-type="stop" table:display="true"/>
        </table:content-validation>
        <table:content-validation table:name="val6" table:condition="of:cell-content-is-in-list(&quot;0&quot;;&quot;1&quot;)" table:allow-empty-cell="true" table:display-list="unsorted" table:base-cell-address="deffield.H3">
          <table:error-message table:message-type="stop" table:display="true"/>
        </table:content-validation>
        <table:content-validation table:name="val7" table:condition="of:cell-content-is-in-list(&quot; &quot;;&quot;X&quot;;&quot;&quot;)" table:allow-empty-cell="true" table:display-list="unsorted" table:base-cell-address="customer.A3">
          <table:help-message table:display="true">
            <text:p>Click and enter a value from the list of items</text:p>
          </table:help-message>
          <table:error-message table:message-type="stop" table:display="true"/>
        </table:content-validation>
        <table:content-validation table:name="val8" table:condition="of:cell-content-is-in-list(&quot;company&quot;;&quot;private&quot;;&quot;other&quot;;&quot;&quot;)" table:allow-empty-cell="true" table:display-list="unsorted" table:base-cell-address="customer.C3">
          <table:help-message table:display="true">
            <text:p>Click and enter a value from the list of items</text:p>
          </table:help-message>
          <table:error-message table:message-type="stop" table:display="true"/>
        </table:content-validation>
        <table:content-validation table:name="val9" table:condition="of:cell-content-is-in-list(&quot;1&quot;;&quot;0&quot;;&quot;&quot;)" table:allow-empty-cell="true" table:display-list="unsorted" table:base-cell-address="customer.G3">
          <table:help-message table:display="true">
            <text:p>Click and enter a value from the list of items</text:p>
          </table:help-message>
          <table:error-message table:message-type="stop" table:display="true"/>
        </table:content-validation>
        <table:content-validation table:name="val10" table:condition="of:cell-content-is-whole-number() and cell-content()&gt;=0" table:allow-empty-cell="true" table:base-cell-address="customer.H3">
          <table:help-message table:display="true">
            <text:p>Enter a number greater than or equal to 0</text:p>
          </table:help-message>
          <table:error-message table:message-type="stop" table:display="true"/>
        </table:content-validation>
        <table:content-validation table:name="val11" table:condition="of:cell-content-is-whole-number() and cell-content-is-between(0,100)" table:allow-empty-cell="true" table:base-cell-address="customer.J3">
          <table:help-message table:display="true">
            <text:p>Enter a number between 0 and 100</text:p>
          </table:help-message>
          <table:error-message table:message-type="stop" table:display="true"/>
        </table:content-validation>
        <table:content-validation table:name="val12" table:condition="of:cell-content-is-whole-number() and cell-content-is-between(-1000000,1000000)" table:allow-empty-cell="true" table:base-cell-address="customer.M3">
          <table:help-message table:display="true">
            <text:p>Enter a number between -1000000 and 1000000</text:p>
          </table:help-message>
          <table:error-message table:message-type="stop" table:display="true"/>
        </table:content-validation>
        <table:content-validation table:name="val13" table:condition="of:cell-content-is-in-list(&quot;blue&quot;;&quot;yellow&quot;;&quot;white&quot;;&quot;brown&quot;;&quot;red&quot;;&quot;&quot;)" table:allow-empty-cell="true" table:display-list="unsorted" table:base-cell-address="customer.O3">
          <table:help-message table:display="true">
            <text:p>Click and enter a value from the list of items</text:p>
          </table:help-message>
          <table:error-message table:message-type="stop" table:display="true"/>
        </table:content-validation>
        <table:content-validation table:name="val14" table:condition="of:cell-content-is-in-list(&quot;X&quot;;&quot;&quot;)" table:allow-empty-cell="true" table:display-list="unsorted" table:base-cell-address="address.A3">
          <table:help-message table:display="true">
            <text:p>Click and enter a value from the list of items</text:p>
          </table:help-message>
          <table:error-message table:message-type="stop" table:display="true"/>
        </table:content-validation>
        <table:content-validation table:name="val15" table:condition="of:cell-content-is-in-list(&quot;X&quot;;&quot;&quot;;&quot;&quot;)" table:allow-empty-cell="true" table:display-list="unsorted" table:base-cell-address="address.A4">
          <table:help-message table:display="true">
            <text:p>Click and enter a value from the list of items</text:p>
          </table:help-message>
          <table:error-message table:message-type="stop" table:display="true"/>
        </table:content-validation>
        <table:content-validation table:name="val16" table:condition="of:cell-content-is-in-list(&quot;customer&quot;;&quot;employee&quot;;&quot;event&quot;;&quot;place&quot;;&quot;product&quot;;&quot;project&quot;;&quot;tool&quot;;&quot;trans&quot;)" table:allow-empty-cell="true" table:display-list="unsorted" table:base-cell-address="address.B3">
          <table:help-message table:display="true">
            <text:p>Click and enter a value from the list of items</text:p>
          </table:help-message>
          <table:error-message table:message-type="stop" table:display="true"/>
        </table:content-validation>
        <table:content-validation table:name="val17" table:condition="of:cell-content-is-in-list(&quot;X&quot;;&quot;&quot;)" table:allow-empty-cell="true" table:display-list="unsorted" table:base-cell-address="contact.A3">
          <table:help-message table:display="true">
            <text:p>Click and enter a value from the list of items</text:p>
          </table:help-message>
          <table:error-message table:message-type="stop" table:display="true"/>
        </table:content-validation>
        <table:content-validation table:name="val18" table:condition="of:cell-content-is-in-list(&quot;X&quot;;&quot;&quot;;&quot;&quot;)" table:allow-empty-cell="true" table:display-list="unsorted" table:base-cell-address="contact.A4">
          <table:help-message table:display="true">
            <text:p>Click and enter a value from the list of items</text:p>
          </table:help-message>
          <table:error-message table:message-type="stop" table:display="true"/>
        </table:content-validation>
        <table:content-validation table:name="val19" table:condition="of:cell-content-is-in-list(&quot;customer&quot;;&quot;employee&quot;;&quot;event&quot;;&quot;place&quot;;&quot;product&quot;;&quot;project&quot;;&quot;tool&quot;;&quot;trans&quot;)" table:allow-empty-cell="true" table:display-list="unsorted" table:base-cell-address="contact.B3">
          <table:help-message table:display="true">
            <text:p>Click and enter a value from the list of items</text:p>
          </table:help-message>
          <table:error-message table:message-type="stop" table:display="true"/>
        </table:content-validation>
        <table:content-validation table:name="val20" table:condition="of:cell-content-is-in-list([.$A$2])" table:allow-empty-cell="true" table:display-list="unsorted" table:base-cell-address="event.A3">
          <table:error-message table:message-type="stop" table:display="true"/>
        </table:content-validation>
        <table:content-validation table:name="val21" table:condition="of:cell-content-is-in-list(&quot;customer&quot;;&quot;employee&quot;;&quot;place&quot;;&quot;product&quot;;&quot;project&quot;;&quot;tool&quot;;&quot;trans&quot;)" table:allow-empty-cell="true" table:display-list="unsorted" table:base-cell-address="event.C3">
          <table:error-message table:message-type="stop" table:display="true"/>
        </table:content-validation>
        <table:content-validation table:name="val22" table:condition="of:cell-content-is-in-list([.$A$2])" table:allow-empty-cell="true" table:display-list="unsorted" table:base-cell-address="product.A3">
          <table:error-message table:message-type="stop" table:display="true"/>
        </table:content-validation>
        <table:content-validation table:name="val23" table:condition="of:cell-content-is-in-list(&quot;item&quot;;&quot;service&quot;)" table:allow-empty-cell="true" table:display-list="unsorted" table:base-cell-address="product.D3">
          <table:error-message table:message-type="stop" table:display="true"/>
        </table:content-validation>
        <table:content-validation table:name="val24" table:condition="of:cell-content-is-in-list(&quot;0&quot;;&quot;1&quot;)" table:allow-empty-cell="true" table:display-list="unsorted" table:base-cell-address="product.H3">
          <table:error-message table:message-type="stop" table:display="true"/>
        </table:content-validation>
        <table:content-validation table:name="val25" table:condition="of:cell-content-is-whole-number() and cell-content-is-between(-100000000,100000000)" table:allow-empty-cell="true" table:base-cell-address="product.K3">
          <table:error-message table:message-type="stop" table:display="true"/>
        </table:content-validation>
        <table:content-validation table:name="val26" table:condition="of:cell-content-is-in-list(&quot;easy&quot;;&quot;heavy&quot;)" table:allow-empty-cell="true" table:display-list="unsorted" table:base-cell-address="product.L3">
          <table:error-message table:message-type="stop" table:display="true"/>
        </table:content-validation>
        <table:content-validation table:name="val27" table:condition="of:cell-content-is-in-list([.$A$2])" table:allow-empty-cell="true" table:display-list="unsorted" table:base-cell-address="barcode.A3">
          <table:error-message table:message-type="stop" table:display="true"/>
        </table:content-validation>
        <table:content-validation table:name="val28" table:condition="of:cell-content-is-in-list(&quot;code128a&quot;;&quot;code128b&quot;;&quot;code128c&quot;;&quot;code25i&quot;;&quot;code25i&quot;;&quot;code39&quot;;&quot;code93&quot;;&quot;ean13&quot;;&quot;ean8&quot;;&quot;postnet&quot;;&quot;upca&quot;;&quot;upce&quot;)" table:allow-empty-cell="true" table:display-list="unsorted" table:base-cell-address="barcode.D3">
          <table:error-message table:message-type="stop" table:display="true"/>
        </table:content-validation>
        <table:content-validation table:name="val29" table:condition="of:cell-content-is-whole-number() and cell-content()&gt;=0" table:allow-empty-cell="true" table:base-cell-address="barcode.F3">
          <table:error-message table:message-type="stop" table:display="true"/>
        </table:content-validation>
        <table:content-validation table:name="val30" table:condition="of:cell-content-is-in-list(&quot;0&quot;;&quot;1&quot;)" table:allow-empty-cell="true" table:display-list="unsorted" table:base-cell-address="barcode.G3">
          <table:error-message table:message-type="stop" table:display="true"/>
        </table:content-validation>
        <table:content-validation table:name="val31" table:condition="of:cell-content-is-in-list([.$A$2])" table:allow-empty-cell="true" table:display-list="unsorted" table:base-cell-address="price.A3">
          <table:error-message table:message-type="stop" table:display="true"/>
        </table:content-validation>
        <table:content-validation table:name="val32" table:condition="of:cell-content-is-in-list(&quot;price&quot;;&quot;discount&quot;)" table:allow-empty-cell="true" table:display-list="unsorted" table:base-cell-address="price.C3">
          <table:error-message table:message-type="stop" table:display="true"/>
        </table:content-validation>
        <table:content-validation table:name="val33" table:condition="of:cell-content-is-in-list(&quot;0&quot;;&quot;1&quot;)" table:allow-empty-cell="true" table:display-list="unsorted" table:base-cell-address="price.K3">
          <table:error-message table:message-type="stop" table:display="true"/>
        </table:content-validation>
        <table:content-validation table:name="val34" table:condition="of:cell-content-is-in-list([.$A$2])" table:allow-empty-cell="true" table:display-list="unsorted" table:base-cell-address="params.A3">
          <table:error-message table:message-type="stop" table:display="true"/>
        </table:content-validation>
        <table:content-validation table:name="val35" table:condition="of:cell-content-is-in-list(&quot;customer&quot;;&quot;employee&quot;;&quot;event&quot;;&quot;groups&quot;;&quot;place&quot;;&quot;product&quot;;&quot;project&quot;;&quot;tool&quot;;&quot;trans&quot;)" table:allow-empty-cell="true" table:display-list="unsorted" table:base-cell-address="params.B3">
          <table:error-message table:message-type="stop" table:display="true"/>
        </table:content-validation>
      </table:content-validations>
      <table:table table:name="params" table:style-name="ta1" table:protected="true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mdUpdate" form:control-implementation="ooo:com.sun.star.form.component.CommandButton" xml:id="control1" form:id="control1" form:label="updateData" office:target-frame="" xlink:href="" form:image-data="" form:delay-for-repeat="PT0.050000000S" form:image-position="top" form:image-align="center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mandButton"/>
                <form:property form:property-name="ObjIDinMSO" office:value-type="float" office:value="1"/>
              </form:properties>
              <office:event-listeners>
                <script:event-listener script:language="ooo:script" script:event-name="form:performaction" xlink:href="vnd.sun.star.script:Standard.Adapter.updateData?language=Basic&amp;location=document" xlink:type="simple"/>
              </office:event-listeners>
            </form:button>
            <form:button form:name="cmdVernum" form:control-implementation="ooo:com.sun.star.form.component.CommandButton" xml:id="control2" form:id="control2" form:label="getVernum" office:target-frame="" xlink:href="" form:image-data="" form:delay-for-repeat="PT0.050000000S" form:image-position="top" form:image-align="center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mandButton"/>
                <form:property form:property-name="ObjIDinMSO" office:value-type="float" office:value="56"/>
              </form:properties>
              <office:event-listeners>
                <script:event-listener script:language="ooo:script" script:event-name="form:performaction" xlink:href="vnd.sun.star.script:Standard.Adapter.getVernum?language=Basic&amp;location=document" xlink:type="simple"/>
              </office:event-listeners>
            </form:button>
            <form:button form:name="cmdLoad" form:control-implementation="ooo:com.sun.star.form.component.CommandButton" xml:id="control3" form:id="control3" form:label="loadData" office:target-frame="" xlink:href="" form:image-data="" form:delay-for-repeat="PT0.050000000S" form:image-position="top" form:image-align="center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mandButton"/>
                <form:property form:property-name="ObjIDinMSO" office:value-type="float" office:value="82"/>
              </form:properties>
              <office:event-listeners>
                <script:event-listener script:language="ooo:script" script:event-name="form:performaction" xlink:href="vnd.sun.star.script:Standard.Adapter.loadData?language=Basic&amp;location=document" xlink:type="simple"/>
              </office:event-listeners>
            </form:button>
          </form:form>
        </office:forms>
        <table:table-column table:style-name="co6" table:default-cell-style-name="ce4"/>
        <table:table-column table:style-name="co7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visibility="collapse" table:number-columns-repeated="239" table:default-cell-style-name="ce4"/>
        <table:table-column table:style-name="co17" table:visibility="collapse" table:default-cell-style-name="ce21"/>
        <table:table-column table:style-name="co17" table:visibility="collapse" table:number-columns-repeated="11" table:default-cell-style-name="ce4"/>
        <table:table-column table:style-name="co17" table:visibility="collapse" table:number-columns-repeated="767" table:default-cell-style-name="Default"/>
        <table:table-row table:style-name="ro3">
          <table:table-cell/>
          <table:table-cell table:style-name="ce5" office:value-type="string" calcext:value-type="string" table:number-columns-spanned="4" table:number-rows-spanned="1">
            <text:p>Nervatura Calc Data Loader</text:p>
          </table:table-cell>
          <table:covered-table-cell table:number-columns-repeated="3" table:style-name="ce5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Sample LibreOffice Calc Basic functions using NDI</text:p>
          </table:table-cell>
          <table:covered-table-cell table:number-columns-repeated="3" table:style-name="ce6"/>
          <table:table-cell table:number-columns-repeated="1019"/>
        </table:table-row>
        <table:table-row table:style-name="ro7">
          <table:table-cell table:number-columns-repeated="245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/>
          <table:table-cell table:style-name="ce7" office:value-type="string" calcext:value-type="string" table:number-columns-spanned="2" table:number-rows-spanned="1">
            <text:p>Parameter values</text:p>
          </table:table-cell>
          <table:covered-table-cell table:style-name="ce7"/>
          <table:table-cell/>
          <table:table-cell table:style-name="ce7" office:value-type="string" calcext:value-type="string">
            <text:p>NDI valid datatype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/>
          <table:table-cell table:style-name="ce8" office:value-type="string" calcext:value-type="string">
            <text:p>server</text:p>
          </table:table-cell>
          <table:table-cell table:style-name="ce10" office:value-type="string" calcext:value-type="string">
            <text:p>localhost:3000/ndi</text:p>
          </table:table-cell>
          <table:table-cell/>
          <table:table-cell table:style-name="ce19" office:value-type="string" calcext:value-type="string">
            <text:p>address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/>
          <table:table-cell table:style-name="ce8" office:value-type="string" calcext:value-type="string">
            <text:p>database</text:p>
          </table:table-cell>
          <table:table-cell table:style-name="ce11" office:value-type="string" calcext:value-type="string">
            <text:p>demo</text:p>
          </table:table-cell>
          <table:table-cell/>
          <table:table-cell table:style-name="ce19" office:value-type="string" calcext:value-type="string">
            <text:p>barcode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/>
          <table:table-cell table:style-name="ce8" office:value-type="string" calcext:value-type="string">
            <text:p>username</text:p>
          </table:table-cell>
          <table:table-cell table:style-name="ce11" office:value-type="string" calcext:value-type="string">
            <text:p>demo</text:p>
          </table:table-cell>
          <table:table-cell/>
          <table:table-cell table:style-name="ce19" office:value-type="string" calcext:value-type="string">
            <text:p>contact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/>
          <table:table-cell table:style-name="ce8" office:value-type="string" calcext:value-type="string">
            <text:p>password</text:p>
          </table:table-cell>
          <table:table-cell table:style-name="ce12"/>
          <table:table-cell/>
          <table:table-cell table:style-name="ce20" office:value-type="string" calcext:value-type="string">
            <text:p>currency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/>
          <table:table-cell table:style-name="ce8" office:value-type="string" calcext:value-type="string">
            <text:p>datatype</text:p>
          </table:table-cell>
          <table:table-cell table:style-name="ce13" table:content-validation-name="val1" office:value-type="string" calcext:value-type="string">
            <text:p>customer</text:p>
          </table:table-cell>
          <table:table-cell/>
          <table:table-cell table:style-name="ce19" office:value-type="string" calcext:value-type="string">
            <text:p>customer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/>
          <table:table-cell table:style-name="ce8" office:value-type="string" calcext:value-type="string">
            <text:p>insert_row</text:p>
          </table:table-cell>
          <table:table-cell table:style-name="ce14" table:content-validation-name="val2" office:value-type="string" calcext:value-type="string">
            <text:p>YES</text:p>
          </table:table-cell>
          <table:table-cell/>
          <table:table-cell table:style-name="ce19" office:value-type="string" calcext:value-type="string">
            <text:p>deffield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/>
          <table:table-cell table:style-name="ce8" office:value-type="string" calcext:value-type="string">
            <text:p>insert_field</text:p>
          </table:table-cell>
          <table:table-cell table:style-name="ce14" table:content-validation-name="val2" office:value-type="string" calcext:value-type="string">
            <text:p>YES</text:p>
          </table:table-cell>
          <table:table-cell/>
          <table:table-cell table:style-name="ce20" office:value-type="string" calcext:value-type="string">
            <text:p>employee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/>
          <table:table-cell table:style-name="ce9" office:value-type="string" calcext:value-type="string">
            <text:p>where</text:p>
          </table:table-cell>
          <table:table-cell table:style-name="ce15"/>
          <table:table-cell/>
          <table:table-cell table:style-name="ce19" office:value-type="string" calcext:value-type="string">
            <text:p>event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/>
          <table:table-cell table:style-name="Default" table:number-columns-repeated="2"/>
          <table:table-cell/>
          <table:table-cell table:style-name="ce20" office:value-type="string" calcext:value-type="string">
            <text:p>fieldvalue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 table:number-columns-repeated="4"/>
          <table:table-cell table:style-name="ce20" office:value-type="string" calcext:value-type="string">
            <text:p>groups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 table:number-columns-repeated="2"/>
          <table:table-cell>
            <draw:control table:end-cell-address="params.D17" table:end-x="0.33mm" table:end-y="0.27mm" draw:z-index="0" draw:name="cmdUpdate" draw:style-name="gr1" draw:text-style-name="P1" svg:width="71.15mm" svg:height="8.52mm" svg:x="0.5mm" svg:y="0.75mm" draw:control="control1"/>
          </table:table-cell>
          <table:table-cell/>
          <table:table-cell table:style-name="ce20" office:value-type="string" calcext:value-type="string">
            <text:p>item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 table:number-columns-repeated="4"/>
          <table:table-cell table:style-name="ce19" office:value-type="string" calcext:value-type="string">
            <text:p>link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 table:number-columns-repeated="4"/>
          <table:table-cell table:style-name="ce20" office:value-type="string" calcext:value-type="string">
            <text:p>log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 table:number-columns-repeated="2"/>
          <table:table-cell>
            <draw:control table:end-cell-address="params.D19" table:end-x="0.05mm" table:end-y="4.24mm" draw:z-index="2" draw:name="cmdLoad" draw:style-name="gr1" draw:text-style-name="P2" svg:width="71.14mm" svg:height="8.75mm" svg:x="0.23mm" svg:y="0mm" draw:control="control3"/>
          </table:table-cell>
          <table:table-cell/>
          <table:table-cell table:style-name="ce20" office:value-type="string" calcext:value-type="string">
            <text:p>movement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 table:number-columns-repeated="4"/>
          <table:table-cell table:style-name="ce20" office:value-type="string" calcext:value-type="string">
            <text:p>numberdef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8">
          <table:table-cell/>
          <table:table-cell>
            <draw:control table:end-cell-address="params.C22" table:end-x="71.25mm" table:end-y="3.17mm" draw:z-index="1" draw:name="cmdVernum" draw:style-name="gr1" draw:text-style-name="P3" svg:width="71.54mm" svg:height="8.53mm" svg:x="27.7mm" svg:y="4.73mm" draw:control="control2"/>
          </table:table-cell>
          <table:table-cell table:number-columns-repeated="2"/>
          <table:table-cell table:style-name="ce20" office:value-type="string" calcext:value-type="string">
            <text:p>pattern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 table:number-columns-repeated="4"/>
          <table:table-cell table:style-name="ce20" office:value-type="string" calcext:value-type="string">
            <text:p>payment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 table:number-columns-repeated="4"/>
          <table:table-cell table:style-name="ce20" office:value-type="string" calcext:value-type="string">
            <text:p>place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8">
          <table:table-cell table:number-columns-repeated="4"/>
          <table:table-cell table:style-name="ce19" office:value-type="string" calcext:value-type="string">
            <text:p>price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 table:number-columns-repeated="4"/>
          <table:table-cell table:style-name="ce19" office:value-type="string" calcext:value-type="string">
            <text:p>product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 table:number-columns-repeated="4"/>
          <table:table-cell table:style-name="ce20" office:value-type="string" calcext:value-type="string">
            <text:p>project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 table:number-columns-repeated="4"/>
          <table:table-cell table:style-name="ce20" office:value-type="string" calcext:value-type="string">
            <text:p>rate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 table:number-columns-repeated="4"/>
          <table:table-cell table:style-name="ce20" office:value-type="string" calcext:value-type="string">
            <text:p>tax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 table:number-columns-repeated="4"/>
          <table:table-cell table:style-name="ce20" office:value-type="string" calcext:value-type="string">
            <text:p>tool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>
          <table:table-cell table:number-columns-repeated="4"/>
          <table:table-cell table:style-name="ce20" office:value-type="string" calcext:value-type="string">
            <text:p>trans</text:p>
          </table:table-cell>
          <table:table-cell table:number-columns-repeated="240"/>
          <table:table-cell table:style-name="ce4"/>
          <table:table-cell table:number-columns-repeated="11"/>
          <table:table-cell table:style-name="ce4" table:number-columns-repeated="767"/>
        </table:table-row>
        <table:table-row table:style-name="ro7" table:number-rows-repeated="104854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log_sheet" table:style-name="ta1"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number-columns-repeated="253" table:default-cell-style-name="ce18"/>
        <table:table-column table:style-name="co12" table:number-columns-repeated="767" table:default-cell-style-name="Default"/>
        <table:table-row table:style-name="ro5">
          <table:table-cell table:style-name="ce16" office:value-type="string" calcext:value-type="string">
            <text:p>TimeStamp</text:p>
          </table:table-cell>
          <table:table-cell table:style-name="ce16" office:value-type="string" calcext:value-type="string">
            <text:p>Original message</text:p>
          </table:table-cell>
          <table:table-cell table:style-name="ce16" office:value-type="string" calcext:value-type="string">
            <text:p>Sent messages</text:p>
          </table:table-cell>
          <table:table-cell table:style-name="ce16" office:value-type="string" calcext:value-type="string">
            <text:p>Server response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3 22:36:10</text:p>
          </table:table-cell>
          <table:table-cell office:value-type="string" calcext:value-type="string">
            <text:p>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http://localhost:3000/ndi/getData?&amp;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Successfully processed: 39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3 22:39:58</text:p>
          </table:table-cell>
          <table:table-cell office:value-type="string" calcext:value-type="string">
            <text:p>params=database=demo|username=demo2|password=|datatype=deffield&amp;filters=output=json|where=nervatype not in('setting','link','groups')</text:p>
          </table:table-cell>
          <table:table-cell office:value-type="string" calcext:value-type="string">
            <text:p>http://localhost:3000/ndi/getData?&amp;params=database=demo|username=demo2|password=|datatype=deffield&amp;filters=output=json|where=nervatype not in('setting','link','groups')</text:p>
          </table:table-cell>
          <table:table-cell office:value-type="string" calcext:value-type="string">
            <text:p>Incorrect user!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3 22:40:31</text:p>
          </table:table-cell>
          <table:table-cell office:value-type="string" calcext:value-type="string">
            <text:p>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http://localhost:3000/ndi2/getData?&amp;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Invalid connection:</text:p>
            <text:p>params=database=demo|username=demo|password=|datatype=deffield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3 22:41:01</text:p>
          </table:table-cell>
          <table:table-cell office:value-type="string" calcext:value-type="string">
            <text:p>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http://localhost:3000/ndi/getData?&amp;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Successfully processed: 39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3 23:10:58</text:p>
          </table:table-cell>
          <table:table-cell office:value-type="string" calcext:value-type="string">
            <text:p>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http://localhost:3000/ndi/getData?&amp;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Successfully processed: 39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3:38:01</text:p>
          </table:table-cell>
          <table:table-cell office:value-type="string" calcext:value-type="string">
            <text:p>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http://localhost:3000/ndi/getData?&amp;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Successfully processed: 39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3:38:31</text:p>
          </table:table-cell>
          <table:table-cell office:value-type="string" calcext:value-type="string">
            <text:p>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http://localhost:3000/ndi/getData?&amp;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Successfully processed: 39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3:38:55</text:p>
          </table:table-cell>
          <table:table-cell office:value-type="string" calcext:value-type="string">
            <text:p>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http://localhost:3000/ndi/getData?&amp;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Successfully processed: 39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3:52:36</text:p>
          </table:table-cell>
          <table:table-cell office:value-type="string" calcext:value-type="string">
            <text:p>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http://localhost:3000/ndi/getData?&amp;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Successfully processed: 0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3:55:02</text:p>
          </table:table-cell>
          <table:table-cell office:value-type="string" calcext:value-type="string">
            <text:p>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http://localhost:3000/ndi/getData?&amp;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Successfully processed: 0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3:56:44</text:p>
          </table:table-cell>
          <table:table-cell office:value-type="string" calcext:value-type="string">
            <text:p>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http://localhost:3000/ndi/getData?&amp;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Successfully processed: 39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4:01:26</text:p>
          </table:table-cell>
          <table:table-cell office:value-type="string" calcext:value-type="string">
            <text:p>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http://localhost:3000/ndi/getData?&amp;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Successfully processed: 39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4:01:43</text:p>
          </table:table-cell>
          <table:table-cell office:value-type="string" calcext:value-type="string">
            <text:p>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http://localhost:3000/ndi/getData?&amp;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Successfully processed: 39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4:01:58</text:p>
          </table:table-cell>
          <table:table-cell office:value-type="string" calcext:value-type="string">
            <text:p>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http://localhost:3000/ndi/getData?&amp;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Successfully processed: 39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4:03:32</text:p>
          </table:table-cell>
          <table:table-cell office:value-type="string" calcext:value-type="string">
            <text:p>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http://localhost:3000/ndi/getData?&amp;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Successfully processed: 39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4:26:35</text:p>
          </table:table-cell>
          <table:table-cell office:value-type="string" calcext:value-type="string">
            <text:p>params=database=demo|username=demo|password=|datatype=deffield|insert_row|insert_field&amp;data=fieldname=company_page|nervatype=event|fieldtype=urlink|description=Company page|addnew=0|visible=1|readonly=0||fieldname=product_alternative|nervatype=product|fieldtype=product|description=Alternative Product|addnew=1|visible=1|readonly=0</text:p>
          </table:table-cell>
          <table:table-cell office:value-type="string" calcext:value-type="string">
            <text:p>http://localhost:3000/ndi/updateData?&amp;params=database=demo|username=demo|password=|datatype=deffield|insert_row|insert_field&amp;data=fieldname=company_page|nervatype=event|fieldtype=urlink|description=Company page|addnew=0|visible=1|readonly=0||fieldname=product_alternative|nervatype=product|fieldtype=product|description=Alternative Product|addnew=1|visible=1|readonly=0</text:p>
          </table:table-cell>
          <table:table-cell office:value-type="string" calcext:value-type="string">
            <text:p>Error 91: Az objektumváltozó nincs beállítva. (line : 315)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4:28:37</text:p>
          </table:table-cell>
          <table:table-cell office:value-type="string" calcext:value-type="string">
            <text:p>params=database=demo|username=demo|password=|datatype=deffield|insert_row|insert_field&amp;data=fieldname=company_page|nervatype=event|fieldtype=urlink|description=Company page|addnew=0|visible=1|readonly=0||fieldname=product_alternative|nervatype=product|fieldtype=product|description=Alternative Product|addnew=1|visible=1|readonly=0</text:p>
          </table:table-cell>
          <table:table-cell office:value-type="string" calcext:value-type="string">
            <text:p>http://localhost:3000/ndi/updateData?&amp;params=database=demo|username=demo|password=|datatype=deffield|insert_row|insert_field&amp;data=fieldname=company_page|nervatype=event|fieldtype=urlink|description=Company page|addnew=0|visible=1|readonly=0||fieldname=product_alternative|nervatype=product|fieldtype=product|description=Alternative Product|addnew=1|visible=1|readonly=0</text:p>
          </table:table-cell>
          <table:table-cell office:value-type="string" calcext:value-type="string">
            <text:p>Successfully processed: 1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4:30:18</text:p>
          </table:table-cell>
          <table:table-cell office:value-type="string" calcext:value-type="string">
            <text:p>params=database=demo|username=demo|password=|datatype=deffield|insert_row|insert_field&amp;data=fieldname=company_page|nervatype=event|fieldtype=urlink|description=Company page|addnew=0|visible=1|readonly=0||fieldname=product_alternative|nervatype=product|fieldtype=product|description=Alternative Product|addnew=1|visible=1|readonly=0</text:p>
          </table:table-cell>
          <table:table-cell office:value-type="string" calcext:value-type="string">
            <text:p>http://localhost:3000/ndi/updateData?&amp;params=database=demo|username=demo|password=|datatype=deffield|insert_row|insert_field&amp;data=fieldname=company_page|nervatype=event|fieldtype=urlink|description=Company page|addnew=0|visible=1|readonly=0||fieldname=product_alternative|nervatype=product|fieldtype=product|description=Alternative Product|addnew=1|visible=1|readonly=0</text:p>
          </table:table-cell>
          <table:table-cell office:value-type="string" calcext:value-type="string">
            <text:p>Successfully processed: 2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4:30:45</text:p>
          </table:table-cell>
          <table:table-cell office:value-type="string" calcext:value-type="string">
            <text:p>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http://localhost:3000/ndi/getData?&amp;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Successfully processed: 40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4:32:08</text:p>
          </table:table-cell>
          <table:table-cell office:value-type="string" calcext:value-type="string">
            <text:p>params=database=demo|username=demo|password=|datatype=deffield|insert_row|insert_field&amp;data=fieldname=hello|nervatype=customer</text:p>
          </table:table-cell>
          <table:table-cell office:value-type="string" calcext:value-type="string">
            <text:p>http://localhost:3000/ndi/updateData?&amp;params=database=demo|username=demo|password=|datatype=deffield|insert_row|insert_field&amp;data=fieldname=hello|nervatype=customer</text:p>
          </table:table-cell>
          <table:table-cell office:value-type="string" calcext:value-type="string">
            <text:p>Missing required field: fieldtype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4:32:30</text:p>
          </table:table-cell>
          <table:table-cell office:value-type="string" calcext:value-type="string">
            <text:p>params=database=demo|username=demo|password=|datatype=deffield|insert_row|insert_field&amp;data=fieldname=hello|nervatype=customer|fieldtype=string|description=hello leo</text:p>
          </table:table-cell>
          <table:table-cell office:value-type="string" calcext:value-type="string">
            <text:p>http://localhost:3000/ndi/updateData?&amp;params=database=demo|username=demo|password=|datatype=deffield|insert_row|insert_field&amp;data=fieldname=hello|nervatype=customer|fieldtype=string|description=hello leo</text:p>
          </table:table-cell>
          <table:table-cell office:value-type="string" calcext:value-type="string">
            <text:p>Successfully processed: 1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4:32:49</text:p>
          </table:table-cell>
          <table:table-cell office:value-type="string" calcext:value-type="string">
            <text:p>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http://localhost:3000/ndi/getData?&amp;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Successfully processed: 41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4:33:27</text:p>
          </table:table-cell>
          <table:table-cell office:value-type="string" calcext:value-type="string">
            <text:p>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http://localhost:3000/ndi/getData?&amp;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Successfully processed: 41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4:35:18</text:p>
          </table:table-cell>
          <table:table-cell office:value-type="string" calcext:value-type="string">
            <text:p>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http://localhost:3000/ndi/getData?&amp;params=database=demo|username=demo|password=|datatype=deffield&amp;filters=output=json|where=nervatype not in('setting','link','groups')</text:p>
          </table:table-cell>
          <table:table-cell office:value-type="string" calcext:value-type="string">
            <text:p>Successfully processed: 41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4:38:58</text:p>
          </table:table-cell>
          <table:table-cell office:value-type="string" calcext:value-type="string">
            <text:p>params=database=demo|username=demo2|password=|datatype=deffield|insert_row|insert_field&amp;data=fieldname=company_page|nervatype=event|fieldtype=urlink|description=Company page|addnew=0|visible=1|readonly=0||fieldname=hello|nervatype=customer|fieldtype=string|description=hello leo|addnew=0|visible=1|readonly=0||fieldname=product_alternative|nervatype=product|fieldtype=product|description=Alternative Product|addnew=1|visible=1|readonly=0||fieldname=product_custpartnumber|nervatype=product|fieldtype=customer|description=Customer Product No. (pricing)|addnew=0|visible=1|readonly=0||fieldname=product_element|nervatype=product|fieldtype=product|description=Element Product|addnew=0|visible=1|readonly=0||fieldname=sample_customer_date|nervatype=customer|fieldtype=date|description=Sample date|addnew=0|visible=1|readonly=0||fieldname=sample_customer_float|nervatype=customer|fieldtype=float|description=Sample float|addnew=0|visible=1|readonly=0||fieldname=sample_customer_reference|nervatype=customer|fieldtype=customer|description=Sample customer|addnew=0|visible=1|readonly=0||fieldname=sample_customer_valuelist|nervatype=customer|fieldtype=valuelist|description=Sample valuelist|valuelist=blue~yellow~white~brown~red|addnew=0|visible=1|readonly=0||fieldname=sample_employee_integer|nervatype=employee|fieldtype=integer|description=Shoe size|addnew=0|visible=1|readonly=0||fieldname=sample_product_integer|nervatype=product|fieldtype=integer|description=Sample integer|addnew=0|visible=1|readonly=0||fieldname=sample_product_reference|nervatype=product|fieldtype=product|description=Sample product|addnew=0|visible=1|readonly=0||fieldname=sample_product_valuelist|nervatype=product|fieldtype=valuelist|description=Sample valuelist|valuelist=easy~heavy|addnew=0|visible=1|readonly=0||fieldname=sample_project_leader|nervatype=project|fieldtype=employee|description=Coordinator|addnew=0|visible=1|readonly=0||fieldname=sample_project_state|nervatype=project|fieldtype=valuelist|description=Status|valuelist=10%~20%~30%~40%~50%~60%~70%~80%~90%~100%|addnew=0|visible=1|readonly=0||fieldname=sample_tool_color|nervatype=tool|fieldtype=valuelist|description=Car colors|valuelist=blue~yellow~white~brown~red|addnew=0|visible=1|readonly=0||fieldname=sample_tool_vin|nervatype=tool|fieldtype=string|description=Vehicle id.No.|addnew=0|visible=1|readonly=0||fieldname=tool_printer_mail_address|nervatype=tool|fieldtype=string|description=Printer mail address|addnew=0|visible=1|readonly=0||fieldname=tool_printer_mail_message|nervatype=tool|fieldtype=string|description=Printer mail message|addnew=0|visible=1|readonly=0||fieldname=tool_printer_mail_sender|nervatype=tool|fieldtype=string|description=Printer mail sender|addnew=0|visible=1|readonly=0||fieldname=tool_printer_mail_smtp|nervatype=tool|fieldtype=string|description=Printer mail smtp|addnew=0|visible=1|readonly=0||fieldname=tool_printer_mail_subject|nervatype=tool|fieldtype=string|description=Printer mail subject|addnew=0|visible=1|readonly=0||fieldname=tool_printertype|nervatype=tool|fieldtype=valuelist|description=Printer type|valuelist=local~network~mail~gcloud|addnew=0|visible=1|readonly=0||fieldname=trans_closed_policy_invoice_out|nervatype=trans|fieldtype=string|description=transaction closed policy|valuelist=print|addnew=0|visible=0|readonly=1||fieldname=trans_closed_policy_receipt_out|nervatype=trans|fieldtype=string|description=transaction closed policy|valuelist=print|addnew=0|visible=0|readonly=1||fieldname=trans_custinvoice_compaddress|nervatype=trans|subtype=invoice|fieldtype=string|description=customer invoice company address|addnew=1|visible=0|readonly=1||fieldname=trans_custinvoice_compname|nervatype=trans|subtype=invoice|fieldtype=string|description=customer invoice company name|addnew=1|visible=0|readonly=1||fieldname=trans_custinvoice_comptax|nervatype=trans|subtype=invoice|fieldtype=string|description=customer invoice company taxnumber|addnew=1|visible=0|readonly=1||fieldname=trans_custinvoice_custaddress|nervatype=trans|subtype=invoice|fieldtype=string|description=customer invoice customer address|addnew=1|visible=0|readonly=1||fieldname=trans_custinvoice_custname|nervatype=trans|subtype=invoice|fieldtype=string|description=customer invoice customer name|addnew=1|visible=0|readonly=1||fieldname=trans_custinvoice_custtax|nervatype=trans|subtype=invoice|fieldtype=string|description=customer invoice customer taxnumber|addnew=1|visible=0|readonly=1||fieldname=trans_rebadtool|nervatype=trans|subtype=rent|fieldtype=float|description=rent bad machine|addnew=1|visible=0|readonly=1||fieldname=trans_reholiday|nervatype=trans|subtype=rent|fieldtype=float|description=rent holidays|addnew=1|visible=0|readonly=1||fieldname=trans_rentnote|nervatype=trans|subtype=rent|fieldtype=string|description=rent justification|addnew=1|visible=0|readonly=1||fieldname=trans_reother|nervatype=trans|subtype=rent|fieldtype=float|description=rent other non-eligible|addnew=1|visible=0|readonly=1||fieldname=trans_transcast|nervatype=trans|fieldtype=valuelist|description=transaction special state|valuelist=normal~cancellation~amendment|addnew=1|visible=0|readonly=1||fieldname=trans_transitem_link|nervatype=trans|fieldtype=transitem|description=Ref.No.|addnew=0|visible=1|readonly=0||fieldname=trans_wsdistance|nervatype=trans|subtype=worksheet|fieldtype=float|description=worksheet distance|addnew=1|visible=0|readonly=1||fieldname=trans_wsnote|nervatype=trans|subtype=worksheet|fieldtype=string|description=worksheet justification|addnew=1|visible=0|readonly=1||fieldname=trans_wsrepair|nervatype=trans|subtype=worksheet|fieldtype=float|description=worksheet repair time (hour)|addnew=1|visible=0|readonly=1||fieldname=trans_wstotal|nervatype=trans|subtype=worksheet|fieldtype=float|description=worksheet total time (hour)|addnew=1|visible=0|readonly=1</text:p>
          </table:table-cell>
          <table:table-cell office:value-type="string" calcext:value-type="string">
            <text:p>http://localhost:3000/ndi/updateData?&amp;params=database=demo|username=demo2|password=|datatype=deffield|insert_row|insert_field&amp;data=fieldname=company_page|nervatype=event|fieldtype=urlink|description=Company page|addnew=0|visible=1|readonly=0||fieldname=hello|nervatype=customer|fieldtype=string|description=hello leo|addnew=0|visible=1|readonly=0||fieldname=product_alternative|nervatype=product|fieldtype=product|description=Alternative Product|addnew=1|visible=1|readonly=0||fieldname=product_custpartnumber|nervatype=product|fieldtype=customer|description=Customer Product No. (pricing)|addnew=0|visible=1|readonly=0||fieldname=product_element|nervatype=product|fieldtype=product|description=Element Product|addnew=0|visible=1|readonly=0||fieldname=sample_customer_date|nervatype=customer|fieldtype=date|description=Sample date|addnew=0|visible=1|readonly=0||fieldname=sample_customer_float|nervatype=customer|fieldtype=float|description=Sample float|addnew=0|visible=1|readonly=0||fieldname=sample_customer_reference|nervatype=customer|fieldtype=customer|description=Sample customer|addnew=0|visible=1|readonly=0||fieldname=sample_customer_valuelist|nervatype=customer|fieldtype=valuelist|description=Sample valuelist|valuelist=blue~yellow~white~brown~red|addnew=0|visible=1|readonly=0||fieldname=sample_employee_integer|nervatype=employee|fieldtype=integer|description=Shoe size|addnew=0|visible=1|readonly=0||fieldname=sample_product_integer|nervatype=product|fieldtype=integer|description=Sample integer|addnew=0|visible=1|readonly=0||fieldname=sample_product_reference|nervatype=product|fieldtype=product|description=Sample product|addnew=0|visible=1|readonly=0||fieldname=sample_product_valuelist|nervatype=product|fieldtype=valuelist|description=Sample valuelist|valuelist=easy~heavy|addnew=0|visible=1|readonly=0||fieldname=sample_project_leader|nervatype=project|fieldtype=employee|description=Coordinator|addnew=0|visible=1|readonly=0||fieldname=sample_project_state|nervatype=project|fieldtype=valuelist|description=Status|valuelist=10%~20%~30%~40%~50%~60%~70%~80%~90%~100%|addnew=0|visible=1|readonly=0||fieldname=sample_tool_color|nervatype=tool|fieldtype=valuelist|description=Car colors|valuelist=blue~yellow~white~brown~red|addnew=0|visible=1|readonly=0||fieldname=sample_tool_vin|nervatype=tool|fieldtype=string|description=Vehicle id.No.|addnew=0|visible=1|readonly=0||fieldname=tool_printer_mail_address|nervatype=tool|fieldtype=string|description=Printer mail address|addnew=0|visible=1|readonly=0||fieldname=tool_printer_mail_message|nervatype=tool|fieldtype=string|description=Printer mail message|addnew=0|visible=1|readonly=0||fieldname=tool_printer_mail_sender|nervatype=tool|fieldtype=string|description=Printer mail sender|addnew=0|visible=1|readonly=0||fieldname=tool_printer_mail_smtp|nervatype=tool|fieldtype=string|description=Printer mail smtp|addnew=0|visible=1|readonly=0||fieldname=tool_printer_mail_subject|nervatype=tool|fieldtype=string|description=Printer mail subject|addnew=0|visible=1|readonly=0||fieldname=tool_printertype|nervatype=tool|fieldtype=valuelist|description=Printer type|valuelist=local~network~mail~gcloud|addnew=0|visible=1|readonly=0||fieldname=trans_closed_policy_invoice_out|nervatype=trans|fieldtype=string|description=transaction closed policy|valuelist=print|addnew=0|visible=0|readonly=1||fieldname=trans_closed_policy_receipt_out|nervatype=trans|fieldtype=string|description=transaction closed policy|valuelist=print|addnew=0|visible=0|readonly=1||fieldname=trans_custinvoice_compaddress|nervatype=trans|subtype=invoice|fieldtype=string|description=customer invoice company address|addnew=1|visible=0|readonly=1||fieldname=trans_custinvoice_compname|nervatype=trans|subtype=invoice|fieldtype=string|description=customer invoice company name|addnew=1|visible=0|readonly=1||fieldname=trans_custinvoice_comptax|nervatype=trans|subtype=invoice|fieldtype=string|description=customer invoice company taxnumber|addnew=1|visible=0|readonly=1||fieldname=trans_custinvoice_custaddress|nervatype=trans|subtype=invoice|fieldtype=string|description=customer invoice customer address|addnew=1|visible=0|readonly=1||fieldname=trans_custinvoice_custname|nervatype=trans|subtype=invoice|fieldtype=string|description=customer invoice customer name|addnew=1|visible=0|readonly=1||fieldname=trans_custinvoice_custtax|nervatype=trans|subtype=invoice|fieldtype=string|description=customer invoice customer taxnumber|addnew=1|visible=0|readonly=1||fieldname=trans_rebadtool|nervatype=trans|subtype=rent|fieldtype=float|description=rent bad machine|addnew=1|visible=0|readonly=1||fieldname=trans_reholiday|nervatype=trans|subtype=rent|fieldtype=float|description=rent holidays|addnew=1|visible=0|readonly=1||fieldname=trans_rentnote|nervatype=trans|subtype=rent|fieldtype=string|description=rent justification|addnew=1|visible=0|readonly=1||fieldname=trans_reother|nervatype=trans|subtype=rent|fieldtype=float|description=rent other non-eligible|addnew=1|visible=0|readonly=1||fieldname=trans_transcast|nervatype=trans|fieldtype=valuelist|description=transaction special state|valuelist=normal~cancellation~amendment|addnew=1|visible=0|readonly=1||fieldname=trans_transitem_link|nervatype=trans|fieldtype=transitem|description=Ref.No.|addnew=0|visible=1|readonly=0||fieldname=trans_wsdistance|nervatype=trans|subtype=worksheet|fieldtype=float|description=worksheet distance|addnew=1|visible=0|readonly=1||fieldname=trans_wsnote|nervatype=trans|subtype=worksheet|fieldtype=string|description=worksheet justification|addnew=1|visible=0|readonly=1||fieldname=trans_wsrepair|nervatype=trans|subtype=worksheet|fieldtype=float|description=worksheet repair time (hour)|addnew=1|visible=0|readonly=1||fieldname=trans_wstotal|nervatype=trans|subtype=worksheet|fieldtype=float|description=worksheet total time (hour)|addnew=1|visible=0|readonly=1</text:p>
          </table:table-cell>
          <table:table-cell office:value-type="string" calcext:value-type="string">
            <text:p>Incorrect user!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4:39:09</text:p>
          </table:table-cell>
          <table:table-cell office:value-type="string" calcext:value-type="string">
            <text:p>params=database=demo|username=demo|password=|datatype=deffield|insert_row|insert_field&amp;data=fieldname=company_page|nervatype=event|fieldtype=urlink|description=Company page|addnew=0|visible=1|readonly=0||fieldname=hello|nervatype=customer|fieldtype=string|description=hello leo|addnew=0|visible=1|readonly=0||fieldname=product_alternative|nervatype=product|fieldtype=product|description=Alternative Product|addnew=1|visible=1|readonly=0||fieldname=product_custpartnumber|nervatype=product|fieldtype=customer|description=Customer Product No. (pricing)|addnew=0|visible=1|readonly=0||fieldname=product_element|nervatype=product|fieldtype=product|description=Element Product|addnew=0|visible=1|readonly=0||fieldname=sample_customer_date|nervatype=customer|fieldtype=date|description=Sample date|addnew=0|visible=1|readonly=0||fieldname=sample_customer_float|nervatype=customer|fieldtype=float|description=Sample float|addnew=0|visible=1|readonly=0||fieldname=sample_customer_reference|nervatype=customer|fieldtype=customer|description=Sample customer|addnew=0|visible=1|readonly=0||fieldname=sample_customer_valuelist|nervatype=customer|fieldtype=valuelist|description=Sample valuelist|valuelist=blue~yellow~white~brown~red|addnew=0|visible=1|readonly=0||fieldname=sample_employee_integer|nervatype=employee|fieldtype=integer|description=Shoe size|addnew=0|visible=1|readonly=0||fieldname=sample_product_integer|nervatype=product|fieldtype=integer|description=Sample integer|addnew=0|visible=1|readonly=0||fieldname=sample_product_reference|nervatype=product|fieldtype=product|description=Sample product|addnew=0|visible=1|readonly=0||fieldname=sample_product_valuelist|nervatype=product|fieldtype=valuelist|description=Sample valuelist|valuelist=easy~heavy|addnew=0|visible=1|readonly=0||fieldname=sample_project_leader|nervatype=project|fieldtype=employee|description=Coordinator|addnew=0|visible=1|readonly=0||fieldname=sample_project_state|nervatype=project|fieldtype=valuelist|description=Status|valuelist=10%~20%~30%~40%~50%~60%~70%~80%~90%~100%|addnew=0|visible=1|readonly=0||fieldname=sample_tool_color|nervatype=tool|fieldtype=valuelist|description=Car colors|valuelist=blue~yellow~white~brown~red|addnew=0|visible=1|readonly=0||fieldname=sample_tool_vin|nervatype=tool|fieldtype=string|description=Vehicle id.No.|addnew=0|visible=1|readonly=0||fieldname=tool_printer_mail_address|nervatype=tool|fieldtype=string|description=Printer mail address|addnew=0|visible=1|readonly=0||fieldname=tool_printer_mail_message|nervatype=tool|fieldtype=string|description=Printer mail message|addnew=0|visible=1|readonly=0||fieldname=tool_printer_mail_sender|nervatype=tool|fieldtype=string|description=Printer mail sender|addnew=0|visible=1|readonly=0||fieldname=tool_printer_mail_smtp|nervatype=tool|fieldtype=string|description=Printer mail smtp|addnew=0|visible=1|readonly=0||fieldname=tool_printer_mail_subject|nervatype=tool|fieldtype=string|description=Printer mail subject|addnew=0|visible=1|readonly=0||fieldname=tool_printertype|nervatype=tool|fieldtype=valuelist|description=Printer type|valuelist=local~network~mail~gcloud|addnew=0|visible=1|readonly=0||fieldname=trans_closed_policy_invoice_out|nervatype=trans|fieldtype=string|description=transaction closed policy|valuelist=print|addnew=0|visible=0|readonly=1||fieldname=trans_closed_policy_receipt_out|nervatype=trans|fieldtype=string|description=transaction closed policy|valuelist=print|addnew=0|visible=0|readonly=1||fieldname=trans_custinvoice_compaddress|nervatype=trans|subtype=invoice|fieldtype=string|description=customer invoice company address|addnew=1|visible=0|readonly=1||fieldname=trans_custinvoice_compname|nervatype=trans|subtype=invoice|fieldtype=string|description=customer invoice company name|addnew=1|visible=0|readonly=1||fieldname=trans_custinvoice_comptax|nervatype=trans|subtype=invoice|fieldtype=string|description=customer invoice company taxnumber|addnew=1|visible=0|readonly=1||fieldname=trans_custinvoice_custaddress|nervatype=trans|subtype=invoice|fieldtype=string|description=customer invoice customer address|addnew=1|visible=0|readonly=1||fieldname=trans_custinvoice_custname|nervatype=trans|subtype=invoice|fieldtype=string|description=customer invoice customer name|addnew=1|visible=0|readonly=1||fieldname=trans_custinvoice_custtax|nervatype=trans|subtype=invoice|fieldtype=string|description=customer invoice customer taxnumber|addnew=1|visible=0|readonly=1||fieldname=trans_rebadtool|nervatype=trans|subtype=rent|fieldtype=float|description=rent bad machine|addnew=1|visible=0|readonly=1||fieldname=trans_reholiday|nervatype=trans|subtype=rent|fieldtype=float|description=rent holidays|addnew=1|visible=0|readonly=1||fieldname=trans_rentnote|nervatype=trans|subtype=rent|fieldtype=string|description=rent justification|addnew=1|visible=0|readonly=1||fieldname=trans_reother|nervatype=trans|subtype=rent|fieldtype=float|description=rent other non-eligible|addnew=1|visible=0|readonly=1||fieldname=trans_transcast|nervatype=trans|fieldtype=valuelist|description=transaction special state|valuelist=normal~cancellation~amendment|addnew=1|visible=0|readonly=1||fieldname=trans_transitem_link|nervatype=trans|fieldtype=transitem|description=Ref.No.|addnew=0|visible=1|readonly=0||fieldname=trans_wsdistance|nervatype=trans|subtype=worksheet|fieldtype=float|description=worksheet distance|addnew=1|visible=0|readonly=1||fieldname=trans_wsnote|nervatype=trans|subtype=worksheet|fieldtype=string|description=worksheet justification|addnew=1|visible=0|readonly=1||fieldname=trans_wsrepair|nervatype=trans|subtype=worksheet|fieldtype=float|description=worksheet repair time (hour)|addnew=1|visible=0|readonly=1||fieldname=trans_wstotal|nervatype=trans|subtype=worksheet|fieldtype=float|description=worksheet total time (hour)|addnew=1|visible=0|readonly=1</text:p>
          </table:table-cell>
          <table:table-cell office:value-type="string" calcext:value-type="string">
            <text:p>http://localhost:3000/ndi/updateData?&amp;params=database=demo|username=demo|password=|datatype=deffield|insert_row|insert_field&amp;data=fieldname=company_page|nervatype=event|fieldtype=urlink|description=Company page|addnew=0|visible=1|readonly=0||fieldname=hello|nervatype=customer|fieldtype=string|description=hello leo|addnew=0|visible=1|readonly=0||fieldname=product_alternative|nervatype=product|fieldtype=product|description=Alternative Product|addnew=1|visible=1|readonly=0||fieldname=product_custpartnumber|nervatype=product|fieldtype=customer|description=Customer Product No. (pricing)|addnew=0|visible=1|readonly=0||fieldname=product_element|nervatype=product|fieldtype=product|description=Element Product|addnew=0|visible=1|readonly=0||fieldname=sample_customer_date|nervatype=customer|fieldtype=date|description=Sample date|addnew=0|visible=1|readonly=0||fieldname=sample_customer_float|nervatype=customer|fieldtype=float|description=Sample float|addnew=0|visible=1|readonly=0||fieldname=sample_customer_reference|nervatype=customer|fieldtype=customer|description=Sample customer|addnew=0|visible=1|readonly=0||fieldname=sample_customer_valuelist|nervatype=customer|fieldtype=valuelist|description=Sample valuelist|valuelist=blue~yellow~white~brown~red|addnew=0|visible=1|readonly=0||fieldname=sample_employee_integer|nervatype=employee|fieldtype=integer|description=Shoe size|addnew=0|visible=1|readonly=0||fieldname=sample_product_integer|nervatype=product|fieldtype=integer|description=Sample integer|addnew=0|visible=1|readonly=0||fieldname=sample_product_reference|nervatype=product|fieldtype=product|description=Sample product|addnew=0|visible=1|readonly=0||fieldname=sample_product_valuelist|nervatype=product|fieldtype=valuelist|description=Sample valuelist|valuelist=easy~heavy|addnew=0|visible=1|readonly=0||fieldname=sample_project_leader|nervatype=project|fieldtype=employee|description=Coordinator|addnew=0|visible=1|readonly=0||fieldname=sample_project_state|nervatype=project|fieldtype=valuelist|description=Status|valuelist=10%~20%~30%~40%~50%~60%~70%~80%~90%~100%|addnew=0|visible=1|readonly=0||fieldname=sample_tool_color|nervatype=tool|fieldtype=valuelist|description=Car colors|valuelist=blue~yellow~white~brown~red|addnew=0|visible=1|readonly=0||fieldname=sample_tool_vin|nervatype=tool|fieldtype=string|description=Vehicle id.No.|addnew=0|visible=1|readonly=0||fieldname=tool_printer_mail_address|nervatype=tool|fieldtype=string|description=Printer mail address|addnew=0|visible=1|readonly=0||fieldname=tool_printer_mail_message|nervatype=tool|fieldtype=string|description=Printer mail message|addnew=0|visible=1|readonly=0||fieldname=tool_printer_mail_sender|nervatype=tool|fieldtype=string|description=Printer mail sender|addnew=0|visible=1|readonly=0||fieldname=tool_printer_mail_smtp|nervatype=tool|fieldtype=string|description=Printer mail smtp|addnew=0|visible=1|readonly=0||fieldname=tool_printer_mail_subject|nervatype=tool|fieldtype=string|description=Printer mail subject|addnew=0|visible=1|readonly=0||fieldname=tool_printertype|nervatype=tool|fieldtype=valuelist|description=Printer type|valuelist=local~network~mail~gcloud|addnew=0|visible=1|readonly=0||fieldname=trans_closed_policy_invoice_out|nervatype=trans|fieldtype=string|description=transaction closed policy|valuelist=print|addnew=0|visible=0|readonly=1||fieldname=trans_closed_policy_receipt_out|nervatype=trans|fieldtype=string|description=transaction closed policy|valuelist=print|addnew=0|visible=0|readonly=1||fieldname=trans_custinvoice_compaddress|nervatype=trans|subtype=invoice|fieldtype=string|description=customer invoice company address|addnew=1|visible=0|readonly=1||fieldname=trans_custinvoice_compname|nervatype=trans|subtype=invoice|fieldtype=string|description=customer invoice company name|addnew=1|visible=0|readonly=1||fieldname=trans_custinvoice_comptax|nervatype=trans|subtype=invoice|fieldtype=string|description=customer invoice company taxnumber|addnew=1|visible=0|readonly=1||fieldname=trans_custinvoice_custaddress|nervatype=trans|subtype=invoice|fieldtype=string|description=customer invoice customer address|addnew=1|visible=0|readonly=1||fieldname=trans_custinvoice_custname|nervatype=trans|subtype=invoice|fieldtype=string|description=customer invoice customer name|addnew=1|visible=0|readonly=1||fieldname=trans_custinvoice_custtax|nervatype=trans|subtype=invoice|fieldtype=string|description=customer invoice customer taxnumber|addnew=1|visible=0|readonly=1||fieldname=trans_rebadtool|nervatype=trans|subtype=rent|fieldtype=float|description=rent bad machine|addnew=1|visible=0|readonly=1||fieldname=trans_reholiday|nervatype=trans|subtype=rent|fieldtype=float|description=rent holidays|addnew=1|visible=0|readonly=1||fieldname=trans_rentnote|nervatype=trans|subtype=rent|fieldtype=string|description=rent justification|addnew=1|visible=0|readonly=1||fieldname=trans_reother|nervatype=trans|subtype=rent|fieldtype=float|description=rent other non-eligible|addnew=1|visible=0|readonly=1||fieldname=trans_transcast|nervatype=trans|fieldtype=valuelist|description=transaction special state|valuelist=normal~cancellation~amendment|addnew=1|visible=0|readonly=1||fieldname=trans_transitem_link|nervatype=trans|fieldtype=transitem|description=Ref.No.|addnew=0|visible=1|readonly=0||fieldname=trans_wsdistance|nervatype=trans|subtype=worksheet|fieldtype=float|description=worksheet distance|addnew=1|visible=0|readonly=1||fieldname=trans_wsnote|nervatype=trans|subtype=worksheet|fieldtype=string|description=worksheet justification|addnew=1|visible=0|readonly=1||fieldname=trans_wsrepair|nervatype=trans|subtype=worksheet|fieldtype=float|description=worksheet repair time (hour)|addnew=1|visible=0|readonly=1||fieldname=trans_wstotal|nervatype=trans|subtype=worksheet|fieldtype=float|description=worksheet total time (hour)|addnew=1|visible=0|readonly=1</text:p>
          </table:table-cell>
          <table:table-cell office:value-type="string" calcext:value-type="string">
            <text:p>Successfully processed: 41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4:45:50</text:p>
          </table:table-cell>
          <table:table-cell office:value-type="string" calcext:value-type="string">
            <text:p>params=database=demo|username=demo|password=|datatype=customer&amp;filters=output=json</text:p>
          </table:table-cell>
          <table:table-cell office:value-type="string" calcext:value-type="string">
            <text:p>http://localhost:3000/ndi/getData?&amp;params=database=demo|username=demo|password=|datatype=customer&amp;filters=output=json</text:p>
          </table:table-cell>
          <table:table-cell office:value-type="string" calcext:value-type="string">
            <text:p>Successfully processed: 4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9:40:58</text:p>
          </table:table-cell>
          <table:table-cell office:value-type="string" calcext:value-type="string">
            <text:p>params=database=demo|username=demo|password=|datatype=address&amp;filters=output=json|nervatype=customer</text:p>
          </table:table-cell>
          <table:table-cell office:value-type="string" calcext:value-type="string">
            <text:p>http://localhost:3000/ndi/getData?&amp;params=database=demo|username=demo|password=|datatype=address&amp;filters=output=json|nervatype=customer</text:p>
          </table:table-cell>
          <table:table-cell office:value-type="string" calcext:value-type="string">
            <text:p>Successfully processed: 5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9:41:48</text:p>
          </table:table-cell>
          <table:table-cell office:value-type="string" calcext:value-type="string">
            <text:p>params=database=demo|username=demo|password=|datatype=contact&amp;filters=output=json|nervatype=customer</text:p>
          </table:table-cell>
          <table:table-cell office:value-type="string" calcext:value-type="string">
            <text:p>http://localhost:3000/ndi/getData?&amp;params=database=demo|username=demo|password=|datatype=contact&amp;filters=output=json|nervatype=customer</text:p>
          </table:table-cell>
          <table:table-cell office:value-type="string" calcext:value-type="string">
            <text:p>Successfully processed: 4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9:42:30</text:p>
          </table:table-cell>
          <table:table-cell office:value-type="string" calcext:value-type="string">
            <text:p>params=database=demo|username=demo|password=|datatype=event&amp;filters=output=json|nervatype=customer</text:p>
          </table:table-cell>
          <table:table-cell office:value-type="string" calcext:value-type="string">
            <text:p>http://localhost:3000/ndi/getData?&amp;params=database=demo|username=demo|password=|datatype=event&amp;filters=output=json|nervatype=customer</text:p>
          </table:table-cell>
          <table:table-cell office:value-type="string" calcext:value-type="string">
            <text:p>Successfully processed: 4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9:42:55</text:p>
          </table:table-cell>
          <table:table-cell office:value-type="string" calcext:value-type="string">
            <text:p>params=database=demo|username=demo|password=|datatype=product&amp;filters=output=json</text:p>
          </table:table-cell>
          <table:table-cell office:value-type="string" calcext:value-type="string">
            <text:p>http://localhost:3000/ndi/getData?&amp;params=database=demo|username=demo|password=|datatype=product&amp;filters=output=json</text:p>
          </table:table-cell>
          <table:table-cell office:value-type="string" calcext:value-type="string">
            <text:p>Successfully processed: 14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9:43:24</text:p>
          </table:table-cell>
          <table:table-cell office:value-type="string" calcext:value-type="string">
            <text:p>params=database=demo|username=demo|password=|datatype=barcode&amp;filters=output=json</text:p>
          </table:table-cell>
          <table:table-cell office:value-type="string" calcext:value-type="string">
            <text:p>http://localhost:3000/ndi/getData?&amp;params=database=demo|username=demo|password=|datatype=barcode&amp;filters=output=json</text:p>
          </table:table-cell>
          <table:table-cell office:value-type="string" calcext:value-type="string">
            <text:p>Successfully processed: 3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9:43:34</text:p>
          </table:table-cell>
          <table:table-cell office:value-type="string" calcext:value-type="string">
            <text:p>params=database=demo|username=demo|password=|datatype=price&amp;filters=output=json</text:p>
          </table:table-cell>
          <table:table-cell office:value-type="string" calcext:value-type="string">
            <text:p>http://localhost:3000/ndi/getData?&amp;params=database=demo|username=demo|password=|datatype=price&amp;filters=output=json</text:p>
          </table:table-cell>
          <table:table-cell office:value-type="string" calcext:value-type="string">
            <text:p>Successfully processed: 2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9:43:52</text:p>
          </table:table-cell>
          <table:table-cell office:value-type="string" calcext:value-type="string">
            <text:p>params=database=demo|username=demo|password=|datatype=groups&amp;filters=output=json|where=groupname in('customer','product')</text:p>
          </table:table-cell>
          <table:table-cell office:value-type="string" calcext:value-type="string">
            <text:p>http://localhost:3000/ndi/getData?&amp;params=database=demo|username=demo|password=|datatype=groups&amp;filters=output=json|where=groupname in('customer','product')</text:p>
          </table:table-cell>
          <table:table-cell office:value-type="string" calcext:value-type="string">
            <text:p>Error 9: Az index a definiált határokon kívülre mutat. (line : 193)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9:44:07</text:p>
          </table:table-cell>
          <table:table-cell office:value-type="string" calcext:value-type="string">
            <text:p>params=database=demo|username=demo|password=|datatype=link&amp;filters=output=json</text:p>
          </table:table-cell>
          <table:table-cell office:value-type="string" calcext:value-type="string">
            <text:p>http://localhost:3000/ndi/getData?&amp;params=database=demo|username=demo|password=|datatype=link&amp;filters=output=json</text:p>
          </table:table-cell>
          <table:table-cell office:value-type="string" calcext:value-type="string">
            <text:p>Successfully processed: 28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9:44:16</text:p>
          </table:table-cell>
          <table:table-cell office:value-type="string" calcext:value-type="string">
            <text:p>params=database=demo|username=demo|password=|datatype=groups&amp;filters=output=json|where=groupname in('customer','product')</text:p>
          </table:table-cell>
          <table:table-cell office:value-type="string" calcext:value-type="string">
            <text:p>http://localhost:3000/ndi/getData?&amp;params=database=demo|username=demo|password=|datatype=groups&amp;filters=output=json|where=groupname in('customer','product')</text:p>
          </table:table-cell>
          <table:table-cell office:value-type="string" calcext:value-type="string">
            <text:p>Error 9: Az index a definiált határokon kívülre mutat. (line : 193)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9:51:41</text:p>
          </table:table-cell>
          <table:table-cell office:value-type="string" calcext:value-type="string">
            <text:p>params=database=demo|username=demo|password=|datatype=price&amp;filters=output=json</text:p>
          </table:table-cell>
          <table:table-cell office:value-type="string" calcext:value-type="string">
            <text:p>http://localhost:3000/ndi/getData?&amp;params=database=demo|username=demo|password=|datatype=price&amp;filters=output=json</text:p>
          </table:table-cell>
          <table:table-cell office:value-type="string" calcext:value-type="string">
            <text:p>Successfully processed: 2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9:57:18</text:p>
          </table:table-cell>
          <table:table-cell office:value-type="string" calcext:value-type="string">
            <text:p>params=database=demo|username=demo|password=|datatype=price&amp;filters=output=json</text:p>
          </table:table-cell>
          <table:table-cell office:value-type="string" calcext:value-type="string">
            <text:p>http://localhost:3000/ndi/getData?&amp;params=database=demo|username=demo|password=|datatype=price&amp;filters=output=json</text:p>
          </table:table-cell>
          <table:table-cell office:value-type="string" calcext:value-type="string">
            <text:p>Successfully processed: 2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19:57:36</text:p>
          </table:table-cell>
          <table:table-cell office:value-type="string" calcext:value-type="string">
            <text:p>params=database=demo|username=demo|password=|datatype=groups&amp;filters=output=json|where=groupname in('customer','product')</text:p>
          </table:table-cell>
          <table:table-cell office:value-type="string" calcext:value-type="string">
            <text:p>http://localhost:3000/ndi/getData?&amp;params=database=demo|username=demo|password=|datatype=groups&amp;filters=output=json|where=groupname in('customer','product')</text:p>
          </table:table-cell>
          <table:table-cell office:value-type="string" calcext:value-type="string">
            <text:p>Successfully processed: 0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20:00:14</text:p>
          </table:table-cell>
          <table:table-cell office:value-type="string" calcext:value-type="string">
            <text:p>params=database=demo|username=demo|password=|datatype=groups&amp;filters=output=json|where=groupname in('customer','product')</text:p>
          </table:table-cell>
          <table:table-cell office:value-type="string" calcext:value-type="string">
            <text:p>http://localhost:3000/ndi/getData?&amp;params=database=demo|username=demo|password=|datatype=groups&amp;filters=output=json|where=groupname in('customer','product')</text:p>
          </table:table-cell>
          <table:table-cell office:value-type="string" calcext:value-type="string">
            <text:p>Successfully processed: 0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20:02:40</text:p>
          </table:table-cell>
          <table:table-cell office:value-type="string" calcext:value-type="string">
            <text:p>params=database=demo|username=demo|password=|datatype=groups&amp;filters=output=json|where=groupname in('customer','product')</text:p>
          </table:table-cell>
          <table:table-cell office:value-type="string" calcext:value-type="string">
            <text:p>http://localhost:3000/ndi/getData?&amp;params=database=demo|username=demo|password=|datatype=groups&amp;filters=output=json|where=groupname in('customer','product')</text:p>
          </table:table-cell>
          <table:table-cell office:value-type="string" calcext:value-type="string">
            <text:p>Successfully processed: 0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20:05:05</text:p>
          </table:table-cell>
          <table:table-cell office:value-type="string" calcext:value-type="string">
            <text:p>params=database=demo|username=demo|password=|datatype=link|insert_row|insert_field&amp;data=nervatype1=movement|refnumber1=DMDEL/00001~1|nervatype2=item|refnumber2=DMORD/00001~1|linktype=0||nervatype1=movement|refnumber1=DMDEL/00001~2|nervatype2=item|refnumber2=DMORD/00001~2|linktype=0||nervatype1=movement|refnumber1=DMDEL/00001~3|nervatype2=item|refnumber2=DMORD/00001~3|linktype=0||nervatype1=movement|refnumber1=DMDEL/00001~4|nervatype2=item|refnumber2=DMORD/00001~4|linktype=0||nervatype1=movement|refnumber1=DMDEL/00001~5|nervatype2=item|refnumber2=DMORD/00001~5|linktype=0||nervatype1=movement|refnumber1=DMDEL/00001~6|nervatype2=item|refnumber2=DMORD/00001~6|linktype=0||nervatype1=movement|refnumber1=DMDEL/00001~7|nervatype2=item|refnumber2=DMORD/00001~7|linktype=0||nervatype1=movement|refnumber1=DMDEL/00001~8|nervatype2=item|refnumber2=DMORD/00001~8|linktype=0||nervatype1=movement|refnumber1=DMDEL/00001~9|nervatype2=item|refnumber2=DMORD/00001~9|linktype=0||nervatype1=movement|refnumber1=DMDEL/00002~1|nervatype2=item|refnumber2=DMORD/00002~1|linktype=0||nervatype1=movement|refnumber1=DMDEL/00002~2|nervatype2=item|refnumber2=DMORD/00002~1|linktype=0||nervatype1=movement|refnumber1=DMDEL/00002~3|nervatype2=item|refnumber2=DMORD/00002~1|linktype=0||nervatype1=movement|refnumber1=DMDEL/00002~4|nervatype2=item|refnumber2=DMORD/00002~2|linktype=0||nervatype1=movement|refnumber1=DMDEL/00003~1|nervatype2=item|refnumber2=DMORD/00003~2|linktype=0||nervatype1=movement|refnumber1=DMDEL/00003~2|nervatype2=item|refnumber2=DMORD/00003~3|linktype=0||nervatype1=movement|refnumber1=DMDTF/00001~1|nervatype2=movement|refnumber2=DMDTF/00001~2|linktype=0||nervatype1=movement|refnumber1=DMDTF/00001~3|nervatype2=movement|refnumber2=DMDTF/00001~4|linktype=0||nervatype1=movement|refnumber1=DMDTF/00001~5|nervatype2=movement|refnumber2=DMDTF/00001~6|linktype=0||nervatype1=movement|refnumber1=DMDTF/00001~7|nervatype2=movement|refnumber2=DMDTF/00001~8|linktype=0||nervatype1=movement|refnumber1=DMDTF/00001~9|nervatype2=movement|refnumber2=DMDTF/00001~10|linktype=0||nervatype1=payment|refnumber1=DMPMT/00001~1|nervatype2=trans|refnumber2=DMINV/00003|linktype=0||nervatype1=payment|refnumber1=DMPMT/00001~2|nervatype2=trans|refnumber2=DMINV/00001|linktype=0||nervatype1=payment|refnumber1=DMPMT/00001~3|nervatype2=trans|refnumber2=DMINV/00002|linktype=0||nervatype1=payment|refnumber1=DMPMT/00002~1|nervatype2=trans|refnumber2=DMINV/00003|linktype=0||nervatype1=trans|refnumber1=DMOFF/00001|nervatype2=trans|refnumber2=DMORD/00003|linktype=0||nervatype1=trans|refnumber1=DMINV/00001|nervatype2=trans|refnumber2=DMORD/00003|linktype=0||nervatype1=trans|refnumber1=DMINV/00002|nervatype2=trans|refnumber2=DMORD/00002|linktype=0||nervatype1=trans|refnumber1=DMINV/00003|nervatype2=trans|refnumber2=DMORD/00001|linktype=0</text:p>
          </table:table-cell>
          <table:table-cell office:value-type="string" calcext:value-type="string">
            <text:p>http://localhost:3000/ndi/updateData?&amp;params=database=demo|username=demo|password=|datatype=link|insert_row|insert_field&amp;data=nervatype1=movement|refnumber1=DMDEL/00001~1|nervatype2=item|refnumber2=DMORD/00001~1|linktype=0||nervatype1=movement|refnumber1=DMDEL/00001~2|nervatype2=item|refnumber2=DMORD/00001~2|linktype=0||nervatype1=movement|refnumber1=DMDEL/00001~3|nervatype2=item|refnumber2=DMORD/00001~3|linktype=0||nervatype1=movement|refnumber1=DMDEL/00001~4|nervatype2=item|refnumber2=DMORD/00001~4|linktype=0||nervatype1=movement|refnumber1=DMDEL/00001~5|nervatype2=item|refnumber2=DMORD/00001~5|linktype=0||nervatype1=movement|refnumber1=DMDEL/00001~6|nervatype2=item|refnumber2=DMORD/00001~6|linktype=0||nervatype1=movement|refnumber1=DMDEL/00001~7|nervatype2=item|refnumber2=DMORD/00001~7|linktype=0||nervatype1=movement|refnumber1=DMDEL/00001~8|nervatype2=item|refnumber2=DMORD/00001~8|linktype=0||nervatype1=movement|refnumber1=DMDEL/00001~9|nervatype2=item|refnumber2=DMORD/00001~9|linktype=0||nervatype1=movement|refnumber1=DMDEL/00002~1|nervatype2=item|refnumber2=DMORD/00002~1|linktype=0||nervatype1=movement|refnumber1=DMDEL/00002~2|nervatype2=item|refnumber2=DMORD/00002~1|linktype=0||nervatype1=movement|refnumber1=DMDEL/00002~3|nervatype2=item|refnumber2=DMORD/00002~1|linktype=0||nervatype1=movement|refnumber1=DMDEL/00002~4|nervatype2=item|refnumber2=DMORD/00002~2|linktype=0||nervatype1=movement|refnumber1=DMDEL/00003~1|nervatype2=item|refnumber2=DMORD/00003~2|linktype=0||nervatype1=movement|refnumber1=DMDEL/00003~2|nervatype2=item|refnumber2=DMORD/00003~3|linktype=0||nervatype1=movement|refnumber1=DMDTF/00001~1|nervatype2=movement|refnumber2=DMDTF/00001~2|linktype=0||nervatype1=movement|refnumber1=DMDTF/00001~3|nervatype2=movement|refnumber2=DMDTF/00001~4|linktype=0||nervatype1=movement|refnumber1=DMDTF/00001~5|nervatype2=movement|refnumber2=DMDTF/00001~6|linktype=0||nervatype1=movement|refnumber1=DMDTF/00001~7|nervatype2=movement|refnumber2=DMDTF/00001~8|linktype=0||nervatype1=movement|refnumber1=DMDTF/00001~9|nervatype2=movement|refnumber2=DMDTF/00001~10|linktype=0||nervatype1=payment|refnumber1=DMPMT/00001~1|nervatype2=trans|refnumber2=DMINV/00003|linktype=0||nervatype1=payment|refnumber1=DMPMT/00001~2|nervatype2=trans|refnumber2=DMINV/00001|linktype=0||nervatype1=payment|refnumber1=DMPMT/00001~3|nervatype2=trans|refnumber2=DMINV/00002|linktype=0||nervatype1=payment|refnumber1=DMPMT/00002~1|nervatype2=trans|refnumber2=DMINV/00003|linktype=0||nervatype1=trans|refnumber1=DMOFF/00001|nervatype2=trans|refnumber2=DMORD/00003|linktype=0||nervatype1=trans|refnumber1=DMINV/00001|nervatype2=trans|refnumber2=DMORD/00003|linktype=0||nervatype1=trans|refnumber1=DMINV/00002|nervatype2=trans|refnumber2=DMORD/00002|linktype=0||nervatype1=trans|refnumber1=DMINV/00003|nervatype2=trans|refnumber2=DMORD/00001|linktype=0</text:p>
          </table:table-cell>
          <table:table-cell office:value-type="string" calcext:value-type="string">
            <text:p>Successfully processed: 28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20:05:24</text:p>
          </table:table-cell>
          <table:table-cell office:value-type="string" calcext:value-type="string">
            <text:p>params=database=demo|username=demo|password=|datatype=link&amp;filters=output=json</text:p>
          </table:table-cell>
          <table:table-cell office:value-type="string" calcext:value-type="string">
            <text:p>http://localhost:3000/ndi/getData?&amp;params=database=demo|username=demo|password=|datatype=link&amp;filters=output=json</text:p>
          </table:table-cell>
          <table:table-cell office:value-type="string" calcext:value-type="string">
            <text:p>Successfully processed: 28 rows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2016.02.04 20:05:58</text:p>
          </table:table-cell>
          <table:table-cell office:value-type="string" calcext:value-type="string">
            <text:p>params=database=demo|username=demo|password=|datatype=groups&amp;filters=output=json|where=groupname in('customer','product')</text:p>
          </table:table-cell>
          <table:table-cell office:value-type="string" calcext:value-type="string">
            <text:p>http://localhost:3000/ndi/getData?&amp;params=database=demo|username=demo|password=|datatype=groups&amp;filters=output=json|where=groupname in('customer','product')</text:p>
          </table:table-cell>
          <table:table-cell office:value-type="string" calcext:value-type="string">
            <text:p>Successfully processed: 0 rows</text:p>
          </table:table-cell>
          <table:table-cell table:number-columns-repeated="1020"/>
        </table:table-row>
        <table:table-row table:style-name="ro5" table:number-rows-repeated="1048501">
          <table:table-cell table:number-columns-repeated="1024"/>
        </table:table-row>
        <table:table-row table:style-name="ro6" table:number-rows-repeated="2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effield" table:style-name="ta1">
        <table:table-column table:style-name="co18" table:default-cell-style-name="ce27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default-cell-style-name="ce34"/>
        <table:table-column table:style-name="co24" table:default-cell-style-name="ce36"/>
        <table:table-column table:style-name="co25" table:number-columns-repeated="2" table:default-cell-style-name="ce38"/>
        <table:table-column table:style-name="co26" table:default-cell-style-name="ce38"/>
        <table:table-column table:style-name="co27" table:default-cell-style-name="ce40"/>
        <table:table-column table:style-name="co12" table:number-columns-repeated="246" table:default-cell-style-name="ce30"/>
        <table:table-column table:style-name="co12" table:number-columns-repeated="767" table:default-cell-style-name="Default"/>
        <table:table-row table:style-name="ro7">
          <table:table-cell table:style-name="ce25" office:value-type="string" calcext:value-type="string">
            <text:p>update</text:p>
          </table:table-cell>
          <table:table-cell table:style-name="ce28" office:value-type="string" calcext:value-type="string">
            <office:annotation draw:style-name="gr2" draw:text-style-name="P5" svg:width="35.92mm" svg:height="19.57mm" svg:x="41.51mm" svg:y="0.53mm" draw:caption-point-x="19.93mm" draw:caption-point-y="-0.43mm">
              <dc:date>2016-02-02T00:00:00</dc:date>
              <text:p text:style-name="P4"><text:span text:style-name="T1">UNIQUE value, required</text:span></text:p>
            </office:annotation>
            <text:p>fieldname*</text:p>
          </table:table-cell>
          <table:table-cell table:style-name="ce28" office:value-type="string" calcext:value-type="string">
            <office:annotation draw:style-name="gr3" draw:text-style-name="P5" svg:width="35.93mm" svg:height="19.57mm" svg:x="73.05mm" svg:y="0.53mm" draw:caption-point-x="28.94mm" draw:caption-point-y="-0.43mm">
              <dc:date>2016-02-02T00:00:00</dc:date>
              <text:p text:style-name="P4"><text:span text:style-name="T1">New value by required. Valid values: address, contact, customer, employee, event, groups, item, link, log, movement, price, place, product, project, tool, trans.</text:span></text:p>
            </office:annotation>
            <text:p>nervatype*</text:p>
          </table:table-cell>
          <table:table-cell table:style-name="ce22" office:value-type="string" calcext:value-type="string">
            <office:annotation draw:style-name="gr4" draw:text-style-name="P5" svg:width="35.9mm" svg:height="19.57mm" svg:x="95.65mm" svg:y="0.53mm" draw:caption-point-x="27.03mm" draw:caption-point-y="-0.43mm">
              <dc:date>2016-02-02T00:00:00</dc:date>
              <text:p text:style-name="P4"><text:span text:style-name="T1">Valid values: all groupvalue from Groups, where groupname equal custtype(Customer) or groupname equal placetype(Place) or groupname equal protype(Product) or groupname equal toolgroup(Tool) or groupname equal transtype(Trans).</text:span></text:p>
            </office:annotation>
            <text:p>subtype</text:p>
          </table:table-cell>
          <table:table-cell table:style-name="ce28" office:value-type="string" calcext:value-type="string">
            <office:annotation draw:style-name="gr5" draw:text-style-name="P5" svg:width="35.96mm" svg:height="19.57mm" svg:x="118.23mm" svg:y="0.53mm" draw:caption-point-x="46.13mm" draw:caption-point-y="-0.43mm">
              <dc:date>2016-02-02T00:00:00</dc:date>
              <text:p text:style-name="P4"><text:span text:style-name="T1">Default value: default_unit in the Setting fields. </text:span></text:p>
            </office:annotation>
            <text:p>fieldtype*</text:p>
          </table:table-cell>
          <table:table-cell table:style-name="ce32" office:value-type="string" calcext:value-type="string">
            <text:p>description</text:p>
          </table:table-cell>
          <table:table-cell table:style-name="ce22" office:value-type="string" calcext:value-type="string">
            <office:annotation draw:style-name="gr6" draw:text-style-name="P5" svg:width="35.87mm" svg:height="19.57mm" svg:x="162.24mm" svg:y="0.53mm" draw:caption-point-x="115.68mm" draw:caption-point-y="-0.43mm">
              <dc:date>2016-02-02T00:00:00</dc:date>
              <text:p text:style-name="P4"><text:span text:style-name="T1">If fieldtype=valuelist: valid values are listed, separated by ~</text:span></text:p>
            </office:annotation>
            <text:p>valuelist</text:p>
          </table:table-cell>
          <table:table-cell table:style-name="ce22" office:value-type="string" calcext:value-type="string">
            <office:annotation draw:style-name="gr7" draw:text-style-name="P5" svg:width="35.86mm" svg:height="19.57mm" svg:x="128.03mm" svg:y="0.53mm" draw:caption-point-x="167.23mm" draw:caption-point-y="-0.43mm">
              <dc:date>2016-02-02T00:00:00</dc:date>
              <text:p text:style-name="P4"><text:span text:style-name="T1">Boolean type, valid TRUE values: TRUE,true,T,t,Y,y,YES,yes,ON,on,1 or FALSE. Default value: FALSE.</text:span></text:p>
            </office:annotation>
            <text:p>addnew</text:p>
          </table:table-cell>
          <table:table-cell table:style-name="ce22" office:value-type="string" calcext:value-type="string">
            <office:annotation draw:style-name="gr6" draw:text-style-name="P5" svg:width="35.87mm" svg:height="19.57mm" svg:x="163.47mm" svg:y="0.53mm" draw:caption-point-x="149.13mm" draw:caption-point-y="-0.43mm">
              <dc:date>2016-02-02T00:00:00</dc:date>
              <text:p text:style-name="P4"><text:span text:style-name="T1">Boolean type, valid TRUE values: TRUE,true,T,t,Y,y,YES,yes,ON,on,1 or FALSE. Default value: TRUE.</text:span></text:p>
            </office:annotation>
            <text:p>visible</text:p>
          </table:table-cell>
          <table:table-cell table:style-name="ce22" office:value-type="string" calcext:value-type="string">
            <office:annotation draw:style-name="gr7" draw:text-style-name="P5" svg:width="35.86mm" svg:height="19.57mm" svg:x="170.11mm" svg:y="0.53mm" draw:caption-point-x="160.11mm" draw:caption-point-y="-0.43mm">
              <dc:date>2016-02-02T00:00:00</dc:date>
              <text:p text:style-name="P4"><text:span text:style-name="T1">Boolean type, valid TRUE values: TRUE,true,T,t,Y,y,YES,yes,ON,on,1 or FALSE. Default value: FALSE.</text:span></text:p>
            </office:annotation>
            <text:p>readonly</text:p>
          </table:table-cell>
          <table:table-cell table:style-name="ce39" office:value-type="string" calcext:value-type="string" table:number-columns-spanned="1" table:number-rows-spanned="2">
            <text:p>Return value</text:p>
          </table:table-cell>
          <table:table-cell table:number-columns-repeated="1013"/>
        </table:table-row>
        <table:table-row table:style-name="ro7">
          <table:table-cell table:style-name="ce26" office:value-type="string" calcext:value-type="string">
            <text:p>X</text:p>
          </table:table-cell>
          <table:table-cell table:style-name="ce29" office:value-type="string" calcext:value-type="string">
            <text:p>text</text:p>
          </table:table-cell>
          <table:table-cell table:number-columns-repeated="3" table:style-name="ce31" office:value-type="string" calcext:value-type="string">
            <text:p>text</text:p>
          </table:table-cell>
          <table:table-cell table:style-name="ce33" office:value-type="string" calcext:value-type="string">
            <text:p>text</text:p>
          </table:table-cell>
          <table:table-cell table:style-name="ce35" office:value-type="string" calcext:value-type="string">
            <text:p>text</text:p>
          </table:table-cell>
          <table:table-cell table:number-columns-repeated="3" table:style-name="ce35" office:value-type="string" calcext:value-type="string">
            <text:p>boolean</text:p>
          </table:table-cell>
          <table:covered-table-cell table:style-name="ce39"/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company_page</text:p>
          </table:table-cell>
          <table:table-cell table:content-validation-name="val4" office:value-type="string" calcext:value-type="string">
            <text:p>event</text:p>
          </table:table-cell>
          <table:table-cell/>
          <table:table-cell table:content-validation-name="val5" office:value-type="string" calcext:value-type="string">
            <text:p>urlink</text:p>
          </table:table-cell>
          <table:table-cell office:value-type="string" calcext:value-type="string">
            <text:p>Company page</text:p>
          </table:table-cell>
          <table:table-cell/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office:value-type="string" calcext:value-type="string">
            <text:p>company_page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hello</text:p>
          </table:table-cell>
          <table:table-cell table:content-validation-name="val4" office:value-type="string" calcext:value-type="string">
            <text:p>customer</text:p>
          </table:table-cell>
          <table:table-cell/>
          <table:table-cell table:content-validation-name="val5" office:value-type="string" calcext:value-type="string">
            <text:p>string</text:p>
          </table:table-cell>
          <table:table-cell office:value-type="string" calcext:value-type="string">
            <text:p>hello leo</text:p>
          </table:table-cell>
          <table:table-cell/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office:value-type="string" calcext:value-type="string">
            <text:p>hello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product_alternative</text:p>
          </table:table-cell>
          <table:table-cell table:content-validation-name="val4" office:value-type="string" calcext:value-type="string">
            <text:p>product</text:p>
          </table:table-cell>
          <table:table-cell/>
          <table:table-cell table:content-validation-name="val5" office:value-type="string" calcext:value-type="string">
            <text:p>product</text:p>
          </table:table-cell>
          <table:table-cell office:value-type="string" calcext:value-type="string">
            <text:p>Alternative Product</text:p>
          </table:table-cell>
          <table:table-cell/>
          <table:table-cell table:number-columns-repeated="2"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office:value-type="string" calcext:value-type="string">
            <text:p>product_alternative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product_custpartnumber</text:p>
          </table:table-cell>
          <table:table-cell table:content-validation-name="val4" office:value-type="string" calcext:value-type="string">
            <text:p>product</text:p>
          </table:table-cell>
          <table:table-cell/>
          <table:table-cell table:content-validation-name="val5" office:value-type="string" calcext:value-type="string">
            <text:p>customer</text:p>
          </table:table-cell>
          <table:table-cell office:value-type="string" calcext:value-type="string">
            <text:p>Customer Product No. (pricing)</text:p>
          </table:table-cell>
          <table:table-cell/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office:value-type="string" calcext:value-type="string">
            <text:p>product_custpartnumber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product_element</text:p>
          </table:table-cell>
          <table:table-cell table:content-validation-name="val4" office:value-type="string" calcext:value-type="string">
            <text:p>product</text:p>
          </table:table-cell>
          <table:table-cell/>
          <table:table-cell table:content-validation-name="val5" office:value-type="string" calcext:value-type="string">
            <text:p>product</text:p>
          </table:table-cell>
          <table:table-cell office:value-type="string" calcext:value-type="string">
            <text:p>Element Product</text:p>
          </table:table-cell>
          <table:table-cell/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office:value-type="string" calcext:value-type="string">
            <text:p>product_element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sample_customer_date</text:p>
          </table:table-cell>
          <table:table-cell table:content-validation-name="val4" office:value-type="string" calcext:value-type="string">
            <text:p>customer</text:p>
          </table:table-cell>
          <table:table-cell/>
          <table:table-cell table:content-validation-name="val5" office:value-type="string" calcext:value-type="string">
            <text:p>date</text:p>
          </table:table-cell>
          <table:table-cell office:value-type="string" calcext:value-type="string">
            <text:p>Sample date</text:p>
          </table:table-cell>
          <table:table-cell/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office:value-type="string" calcext:value-type="string">
            <text:p>sample_customer_date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sample_customer_float</text:p>
          </table:table-cell>
          <table:table-cell table:content-validation-name="val4" office:value-type="string" calcext:value-type="string">
            <text:p>customer</text:p>
          </table:table-cell>
          <table:table-cell/>
          <table:table-cell table:content-validation-name="val5" office:value-type="string" calcext:value-type="string">
            <text:p>float</text:p>
          </table:table-cell>
          <table:table-cell office:value-type="string" calcext:value-type="string">
            <text:p>Sample float</text:p>
          </table:table-cell>
          <table:table-cell/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office:value-type="string" calcext:value-type="string">
            <text:p>sample_customer_float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sample_customer_reference</text:p>
          </table:table-cell>
          <table:table-cell table:content-validation-name="val4" office:value-type="string" calcext:value-type="string">
            <text:p>customer</text:p>
          </table:table-cell>
          <table:table-cell/>
          <table:table-cell table:content-validation-name="val5" office:value-type="string" calcext:value-type="string">
            <text:p>customer</text:p>
          </table:table-cell>
          <table:table-cell office:value-type="string" calcext:value-type="string">
            <text:p>Sample customer</text:p>
          </table:table-cell>
          <table:table-cell/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office:value-type="string" calcext:value-type="string">
            <text:p>sample_customer_reference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sample_customer_valuelist</text:p>
          </table:table-cell>
          <table:table-cell table:content-validation-name="val4" office:value-type="string" calcext:value-type="string">
            <text:p>customer</text:p>
          </table:table-cell>
          <table:table-cell/>
          <table:table-cell table:content-validation-name="val5" office:value-type="string" calcext:value-type="string">
            <text:p>valuelist</text:p>
          </table:table-cell>
          <table:table-cell office:value-type="string" calcext:value-type="string">
            <text:p>Sample valuelist</text:p>
          </table:table-cell>
          <table:table-cell office:value-type="string" calcext:value-type="string">
            <text:p>blue~yellow~white~brown~red</text:p>
          </table:table-cell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office:value-type="string" calcext:value-type="string">
            <text:p>sample_customer_valuelist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sample_employee_integer</text:p>
          </table:table-cell>
          <table:table-cell table:content-validation-name="val4" office:value-type="string" calcext:value-type="string">
            <text:p>employee</text:p>
          </table:table-cell>
          <table:table-cell/>
          <table:table-cell table:content-validation-name="val5" office:value-type="string" calcext:value-type="string">
            <text:p>integer</text:p>
          </table:table-cell>
          <table:table-cell office:value-type="string" calcext:value-type="string">
            <text:p>Shoe size</text:p>
          </table:table-cell>
          <table:table-cell/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office:value-type="string" calcext:value-type="string">
            <text:p>sample_employee_integer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sample_product_integer</text:p>
          </table:table-cell>
          <table:table-cell table:content-validation-name="val4" office:value-type="string" calcext:value-type="string">
            <text:p>product</text:p>
          </table:table-cell>
          <table:table-cell/>
          <table:table-cell table:content-validation-name="val5" office:value-type="string" calcext:value-type="string">
            <text:p>integer</text:p>
          </table:table-cell>
          <table:table-cell office:value-type="string" calcext:value-type="string">
            <text:p>Sample integer</text:p>
          </table:table-cell>
          <table:table-cell/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office:value-type="string" calcext:value-type="string">
            <text:p>sample_product_integer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sample_product_reference</text:p>
          </table:table-cell>
          <table:table-cell table:content-validation-name="val4" office:value-type="string" calcext:value-type="string">
            <text:p>product</text:p>
          </table:table-cell>
          <table:table-cell/>
          <table:table-cell table:content-validation-name="val5" office:value-type="string" calcext:value-type="string">
            <text:p>product</text:p>
          </table:table-cell>
          <table:table-cell office:value-type="string" calcext:value-type="string">
            <text:p>Sample product</text:p>
          </table:table-cell>
          <table:table-cell/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office:value-type="string" calcext:value-type="string">
            <text:p>sample_product_reference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sample_product_valuelist</text:p>
          </table:table-cell>
          <table:table-cell table:content-validation-name="val4" office:value-type="string" calcext:value-type="string">
            <text:p>product</text:p>
          </table:table-cell>
          <table:table-cell/>
          <table:table-cell table:content-validation-name="val5" office:value-type="string" calcext:value-type="string">
            <text:p>valuelist</text:p>
          </table:table-cell>
          <table:table-cell office:value-type="string" calcext:value-type="string">
            <text:p>Sample valuelist</text:p>
          </table:table-cell>
          <table:table-cell office:value-type="string" calcext:value-type="string">
            <text:p>easy~heavy</text:p>
          </table:table-cell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office:value-type="string" calcext:value-type="string">
            <text:p>sample_product_valuelist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sample_project_leader</text:p>
          </table:table-cell>
          <table:table-cell table:content-validation-name="val4" office:value-type="string" calcext:value-type="string">
            <text:p>project</text:p>
          </table:table-cell>
          <table:table-cell/>
          <table:table-cell table:content-validation-name="val5" office:value-type="string" calcext:value-type="string">
            <text:p>employee</text:p>
          </table:table-cell>
          <table:table-cell office:value-type="string" calcext:value-type="string">
            <text:p>Coordinator</text:p>
          </table:table-cell>
          <table:table-cell/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office:value-type="string" calcext:value-type="string">
            <text:p>sample_project_leader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sample_project_state</text:p>
          </table:table-cell>
          <table:table-cell table:content-validation-name="val4" office:value-type="string" calcext:value-type="string">
            <text:p>project</text:p>
          </table:table-cell>
          <table:table-cell/>
          <table:table-cell table:content-validation-name="val5" office:value-type="string" calcext:value-type="string">
            <text:p>valueli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10%~20%~30%~40%~50%~60%~70%~80%~90%~100%</text:p>
          </table:table-cell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office:value-type="string" calcext:value-type="string">
            <text:p>sample_project_state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sample_tool_color</text:p>
          </table:table-cell>
          <table:table-cell table:content-validation-name="val4" office:value-type="string" calcext:value-type="string">
            <text:p>tool</text:p>
          </table:table-cell>
          <table:table-cell/>
          <table:table-cell table:content-validation-name="val5" office:value-type="string" calcext:value-type="string">
            <text:p>valuelist</text:p>
          </table:table-cell>
          <table:table-cell office:value-type="string" calcext:value-type="string">
            <text:p>Car colors</text:p>
          </table:table-cell>
          <table:table-cell office:value-type="string" calcext:value-type="string">
            <text:p>blue~yellow~white~brown~red</text:p>
          </table:table-cell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office:value-type="string" calcext:value-type="string">
            <text:p>sample_tool_color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sample_tool_vin</text:p>
          </table:table-cell>
          <table:table-cell table:content-validation-name="val4" office:value-type="string" calcext:value-type="string">
            <text:p>tool</text:p>
          </table:table-cell>
          <table:table-cell/>
          <table:table-cell table:content-validation-name="val5" office:value-type="string" calcext:value-type="string">
            <text:p>string</text:p>
          </table:table-cell>
          <table:table-cell office:value-type="string" calcext:value-type="string">
            <text:p>Vehicle id.No.</text:p>
          </table:table-cell>
          <table:table-cell/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office:value-type="string" calcext:value-type="string">
            <text:p>sample_tool_vin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tool_printer_mail_address</text:p>
          </table:table-cell>
          <table:table-cell table:content-validation-name="val4" office:value-type="string" calcext:value-type="string">
            <text:p>tool</text:p>
          </table:table-cell>
          <table:table-cell/>
          <table:table-cell table:content-validation-name="val5" office:value-type="string" calcext:value-type="string">
            <text:p>string</text:p>
          </table:table-cell>
          <table:table-cell office:value-type="string" calcext:value-type="string">
            <text:p>Printer mail address</text:p>
          </table:table-cell>
          <table:table-cell/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office:value-type="string" calcext:value-type="string">
            <text:p>tool_printer_mail_address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tool_printer_mail_message</text:p>
          </table:table-cell>
          <table:table-cell table:content-validation-name="val4" office:value-type="string" calcext:value-type="string">
            <text:p>tool</text:p>
          </table:table-cell>
          <table:table-cell/>
          <table:table-cell table:content-validation-name="val5" office:value-type="string" calcext:value-type="string">
            <text:p>string</text:p>
          </table:table-cell>
          <table:table-cell office:value-type="string" calcext:value-type="string">
            <text:p>Printer mail message</text:p>
          </table:table-cell>
          <table:table-cell/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office:value-type="string" calcext:value-type="string">
            <text:p>tool_printer_mail_message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tool_printer_mail_sender</text:p>
          </table:table-cell>
          <table:table-cell table:content-validation-name="val4" office:value-type="string" calcext:value-type="string">
            <text:p>tool</text:p>
          </table:table-cell>
          <table:table-cell/>
          <table:table-cell table:content-validation-name="val5" office:value-type="string" calcext:value-type="string">
            <text:p>string</text:p>
          </table:table-cell>
          <table:table-cell office:value-type="string" calcext:value-type="string">
            <text:p>Printer mail sender</text:p>
          </table:table-cell>
          <table:table-cell/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office:value-type="string" calcext:value-type="string">
            <text:p>tool_printer_mail_sender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tool_printer_mail_smtp</text:p>
          </table:table-cell>
          <table:table-cell table:content-validation-name="val4" office:value-type="string" calcext:value-type="string">
            <text:p>tool</text:p>
          </table:table-cell>
          <table:table-cell/>
          <table:table-cell table:content-validation-name="val5" office:value-type="string" calcext:value-type="string">
            <text:p>string</text:p>
          </table:table-cell>
          <table:table-cell office:value-type="string" calcext:value-type="string">
            <text:p>Printer mail smtp</text:p>
          </table:table-cell>
          <table:table-cell/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office:value-type="string" calcext:value-type="string">
            <text:p>tool_printer_mail_smtp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tool_printer_mail_subject</text:p>
          </table:table-cell>
          <table:table-cell table:content-validation-name="val4" office:value-type="string" calcext:value-type="string">
            <text:p>tool</text:p>
          </table:table-cell>
          <table:table-cell/>
          <table:table-cell table:content-validation-name="val5" office:value-type="string" calcext:value-type="string">
            <text:p>string</text:p>
          </table:table-cell>
          <table:table-cell office:value-type="string" calcext:value-type="string">
            <text:p>Printer mail subject</text:p>
          </table:table-cell>
          <table:table-cell/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office:value-type="string" calcext:value-type="string">
            <text:p>tool_printer_mail_subject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tool_printertype</text:p>
          </table:table-cell>
          <table:table-cell table:content-validation-name="val4" office:value-type="string" calcext:value-type="string">
            <text:p>tool</text:p>
          </table:table-cell>
          <table:table-cell/>
          <table:table-cell table:content-validation-name="val5" office:value-type="string" calcext:value-type="string">
            <text:p>valuelist</text:p>
          </table:table-cell>
          <table:table-cell office:value-type="string" calcext:value-type="string">
            <text:p>Printer type</text:p>
          </table:table-cell>
          <table:table-cell office:value-type="string" calcext:value-type="string">
            <text:p>local~network~mail~gcloud</text:p>
          </table:table-cell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office:value-type="string" calcext:value-type="string">
            <text:p>tool_printertype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trans_closed_policy_invoice_out</text:p>
          </table:table-cell>
          <table:table-cell table:content-validation-name="val4" office:value-type="string" calcext:value-type="string">
            <text:p>trans</text:p>
          </table:table-cell>
          <table:table-cell/>
          <table:table-cell table:content-validation-name="val5" office:value-type="string" calcext:value-type="string">
            <text:p>string</text:p>
          </table:table-cell>
          <table:table-cell office:value-type="string" calcext:value-type="string">
            <text:p>transaction closed policy</text:p>
          </table:table-cell>
          <table:table-cell office:value-type="string" calcext:value-type="string">
            <text:p>print</text:p>
          </table:table-cell>
          <table:table-cell table:number-columns-repeated="2"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office:value-type="string" calcext:value-type="string">
            <text:p>trans_closed_policy_invoice_out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trans_closed_policy_receipt_out</text:p>
          </table:table-cell>
          <table:table-cell table:content-validation-name="val4" office:value-type="string" calcext:value-type="string">
            <text:p>trans</text:p>
          </table:table-cell>
          <table:table-cell/>
          <table:table-cell table:content-validation-name="val5" office:value-type="string" calcext:value-type="string">
            <text:p>string</text:p>
          </table:table-cell>
          <table:table-cell office:value-type="string" calcext:value-type="string">
            <text:p>transaction closed policy</text:p>
          </table:table-cell>
          <table:table-cell office:value-type="string" calcext:value-type="string">
            <text:p>print</text:p>
          </table:table-cell>
          <table:table-cell table:number-columns-repeated="2"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office:value-type="string" calcext:value-type="string">
            <text:p>trans_closed_policy_receipt_out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trans_custinvoice_compaddress</text:p>
          </table:table-cell>
          <table:table-cell table:content-validation-name="val4" office:value-type="string" calcext:value-type="string">
            <text:p>trans</text:p>
          </table:table-cell>
          <table:table-cell office:value-type="string" calcext:value-type="string">
            <text:p>invoice</text:p>
          </table:table-cell>
          <table:table-cell table:content-validation-name="val5" office:value-type="string" calcext:value-type="string">
            <text:p>string</text:p>
          </table:table-cell>
          <table:table-cell office:value-type="string" calcext:value-type="string">
            <text:p>customer invoice company address</text:p>
          </table:table-cell>
          <table:table-cell/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office:value-type="string" calcext:value-type="string">
            <text:p>trans_custinvoice_compaddress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trans_custinvoice_compname</text:p>
          </table:table-cell>
          <table:table-cell table:content-validation-name="val4" office:value-type="string" calcext:value-type="string">
            <text:p>trans</text:p>
          </table:table-cell>
          <table:table-cell office:value-type="string" calcext:value-type="string">
            <text:p>invoice</text:p>
          </table:table-cell>
          <table:table-cell table:content-validation-name="val5" office:value-type="string" calcext:value-type="string">
            <text:p>string</text:p>
          </table:table-cell>
          <table:table-cell office:value-type="string" calcext:value-type="string">
            <text:p>customer invoice company name</text:p>
          </table:table-cell>
          <table:table-cell/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office:value-type="string" calcext:value-type="string">
            <text:p>trans_custinvoice_compname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trans_custinvoice_comptax</text:p>
          </table:table-cell>
          <table:table-cell table:content-validation-name="val4" office:value-type="string" calcext:value-type="string">
            <text:p>trans</text:p>
          </table:table-cell>
          <table:table-cell office:value-type="string" calcext:value-type="string">
            <text:p>invoice</text:p>
          </table:table-cell>
          <table:table-cell table:content-validation-name="val5" office:value-type="string" calcext:value-type="string">
            <text:p>string</text:p>
          </table:table-cell>
          <table:table-cell office:value-type="string" calcext:value-type="string">
            <text:p>customer invoice company taxnumber</text:p>
          </table:table-cell>
          <table:table-cell/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office:value-type="string" calcext:value-type="string">
            <text:p>trans_custinvoice_comptax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trans_custinvoice_custaddress</text:p>
          </table:table-cell>
          <table:table-cell table:content-validation-name="val4" office:value-type="string" calcext:value-type="string">
            <text:p>trans</text:p>
          </table:table-cell>
          <table:table-cell office:value-type="string" calcext:value-type="string">
            <text:p>invoice</text:p>
          </table:table-cell>
          <table:table-cell table:content-validation-name="val5" office:value-type="string" calcext:value-type="string">
            <text:p>string</text:p>
          </table:table-cell>
          <table:table-cell office:value-type="string" calcext:value-type="string">
            <text:p>customer invoice customer address</text:p>
          </table:table-cell>
          <table:table-cell/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office:value-type="string" calcext:value-type="string">
            <text:p>trans_custinvoice_custaddress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trans_custinvoice_custname</text:p>
          </table:table-cell>
          <table:table-cell table:content-validation-name="val4" office:value-type="string" calcext:value-type="string">
            <text:p>trans</text:p>
          </table:table-cell>
          <table:table-cell office:value-type="string" calcext:value-type="string">
            <text:p>invoice</text:p>
          </table:table-cell>
          <table:table-cell table:content-validation-name="val5" office:value-type="string" calcext:value-type="string">
            <text:p>string</text:p>
          </table:table-cell>
          <table:table-cell office:value-type="string" calcext:value-type="string">
            <text:p>customer invoice customer name</text:p>
          </table:table-cell>
          <table:table-cell/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office:value-type="string" calcext:value-type="string">
            <text:p>trans_custinvoice_custname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trans_custinvoice_custtax</text:p>
          </table:table-cell>
          <table:table-cell table:content-validation-name="val4" office:value-type="string" calcext:value-type="string">
            <text:p>trans</text:p>
          </table:table-cell>
          <table:table-cell office:value-type="string" calcext:value-type="string">
            <text:p>invoice</text:p>
          </table:table-cell>
          <table:table-cell table:content-validation-name="val5" office:value-type="string" calcext:value-type="string">
            <text:p>string</text:p>
          </table:table-cell>
          <table:table-cell office:value-type="string" calcext:value-type="string">
            <text:p>customer invoice customer taxnumber</text:p>
          </table:table-cell>
          <table:table-cell/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office:value-type="string" calcext:value-type="string">
            <text:p>trans_custinvoice_custtax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trans_rebadtool</text:p>
          </table:table-cell>
          <table:table-cell table:content-validation-name="val4" office:value-type="string" calcext:value-type="string">
            <text:p>trans</text:p>
          </table:table-cell>
          <table:table-cell office:value-type="string" calcext:value-type="string">
            <text:p>rent</text:p>
          </table:table-cell>
          <table:table-cell table:content-validation-name="val5" office:value-type="string" calcext:value-type="string">
            <text:p>float</text:p>
          </table:table-cell>
          <table:table-cell office:value-type="string" calcext:value-type="string">
            <text:p>rent bad machine</text:p>
          </table:table-cell>
          <table:table-cell/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office:value-type="string" calcext:value-type="string">
            <text:p>trans_rebadtool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trans_reholiday</text:p>
          </table:table-cell>
          <table:table-cell table:content-validation-name="val4" office:value-type="string" calcext:value-type="string">
            <text:p>trans</text:p>
          </table:table-cell>
          <table:table-cell office:value-type="string" calcext:value-type="string">
            <text:p>rent</text:p>
          </table:table-cell>
          <table:table-cell table:content-validation-name="val5" office:value-type="string" calcext:value-type="string">
            <text:p>float</text:p>
          </table:table-cell>
          <table:table-cell office:value-type="string" calcext:value-type="string">
            <text:p>rent holidays</text:p>
          </table:table-cell>
          <table:table-cell/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office:value-type="string" calcext:value-type="string">
            <text:p>trans_reholiday</text:p>
          </table:table-cell>
          <table:table-cell table:number-columns-repeated="1013"/>
        </table:table-row>
        <table:table-row table:style-name="ro7">
          <table:table-cell table:content-validation-name="val3" office:value-type="string" calcext:value-type="string">
            <text:p>X</text:p>
          </table:table-cell>
          <table:table-cell office:value-type="string" calcext:value-type="string">
            <text:p>trans_rentnote</text:p>
          </table:table-cell>
          <table:table-cell table:content-validation-name="val4" office:value-type="string" calcext:value-type="string">
            <text:p>trans</text:p>
          </table:table-cell>
          <table:table-cell office:value-type="string" calcext:value-type="string">
            <text:p>rent</text:p>
          </table:table-cell>
          <table:table-cell table:content-validation-name="val5" office:value-type="string" calcext:value-type="string">
            <text:p>string</text:p>
          </table:table-cell>
          <table:table-cell office:value-type="string" calcext:value-type="string">
            <text:p>rent justification</text:p>
          </table:table-cell>
          <table:table-cell/>
          <table:table-cell table:style-name="ce37" table:content-validation-name="val6" office:value-type="string" calcext:value-type="string">
            <text:p>1</text:p>
          </table:table-cell>
          <table:table-cell table:style-name="ce37" table:content-validation-name="val6" office:value-type="string" calcext:value-type="string">
            <text:p>0</text:p>
          </table:table-cell>
          <table:table-cell table:style-name="ce37" table:content-validation-name="val6" office:value-type="string" calcext:value-type="string">
            <text:p>1</text:p>
          </table:table-cell>
          <table:table-cell office:value-type="string" calcext:value-type="string">
            <text:p>trans_rentnot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trans_reother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nt other non-eligible</text:p>
          </table:table-cell>
          <table:table-cell/>
          <table:table-cell table:style-name="ce37" office:value-type="string" calcext:value-type="string">
            <text:p>1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office:value-type="string" calcext:value-type="string">
            <text:p>trans_reother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trans_transcast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valuelist</text:p>
          </table:table-cell>
          <table:table-cell office:value-type="string" calcext:value-type="string">
            <text:p>transaction special state</text:p>
          </table:table-cell>
          <table:table-cell office:value-type="string" calcext:value-type="string">
            <text:p>normal~cancellation~amendment</text:p>
          </table:table-cell>
          <table:table-cell table:style-name="ce37" office:value-type="string" calcext:value-type="string">
            <text:p>1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office:value-type="string" calcext:value-type="string">
            <text:p>trans_transcast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trans_transitem_link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transitem</text:p>
          </table:table-cell>
          <table:table-cell office:value-type="string" calcext:value-type="string">
            <text:p>Ref.No.</text:p>
          </table:table-cell>
          <table:table-cell/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style-name="ce37" office:value-type="string" calcext:value-type="string">
            <text:p>0</text:p>
          </table:table-cell>
          <table:table-cell office:value-type="string" calcext:value-type="string">
            <text:p>trans_transitem_link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trans_wsdistanc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workshe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orksheet distance</text:p>
          </table:table-cell>
          <table:table-cell/>
          <table:table-cell table:style-name="ce37" office:value-type="string" calcext:value-type="string">
            <text:p>1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office:value-type="string" calcext:value-type="string">
            <text:p>trans_wsdistanc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trans_wsnot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workshe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orksheet justification</text:p>
          </table:table-cell>
          <table:table-cell/>
          <table:table-cell table:style-name="ce37" office:value-type="string" calcext:value-type="string">
            <text:p>1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office:value-type="string" calcext:value-type="string">
            <text:p>trans_wsnot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trans_wsrepair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workshe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orksheet repair time (hour)</text:p>
          </table:table-cell>
          <table:table-cell/>
          <table:table-cell table:style-name="ce37" office:value-type="string" calcext:value-type="string">
            <text:p>1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office:value-type="string" calcext:value-type="string">
            <text:p>trans_wsrepair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trans_wstota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workshe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orksheet total time (hour)</text:p>
          </table:table-cell>
          <table:table-cell/>
          <table:table-cell table:style-name="ce37" office:value-type="string" calcext:value-type="string">
            <text:p>1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office:value-type="string" calcext:value-type="string">
            <text:p>trans_wstotal</text:p>
          </table:table-cell>
          <table:table-cell table:number-columns-repeated="1013"/>
        </table:table-row>
        <table:table-row table:style-name="ro7" table:number-rows-repeated="104853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ustomer" table:style-name="ta1">
        <table:table-column table:style-name="co28" table:default-cell-style-name="ce27"/>
        <table:table-column table:style-name="co29" table:default-cell-style-name="ce45"/>
        <table:table-column table:style-name="co30" table:default-cell-style-name="ce45"/>
        <table:table-column table:style-name="co31" table:default-cell-style-name="ce45"/>
        <table:table-column table:style-name="co30" table:number-columns-repeated="4" table:default-cell-style-name="ce45"/>
        <table:table-column table:style-name="co30" table:number-columns-repeated="2" table:default-cell-style-name="ce57"/>
        <table:table-column table:style-name="co30" table:number-columns-repeated="2" table:default-cell-style-name="ce45"/>
        <table:table-column table:style-name="co32" table:default-cell-style-name="ce61"/>
        <table:table-column table:style-name="co33" table:default-cell-style-name="ce64"/>
        <table:table-column table:style-name="co34" table:default-cell-style-name="ce64"/>
        <table:table-column table:style-name="co35" table:default-cell-style-name="ce64"/>
        <table:table-column table:style-name="co36" table:default-cell-style-name="ce40"/>
        <table:table-column table:style-name="co30" table:number-columns-repeated="240" table:default-cell-style-name="ce45"/>
        <table:table-column table:style-name="co30" table:number-columns-repeated="767" table:default-cell-style-name="Default"/>
        <table:table-row table:style-name="ro7">
          <table:table-cell table:style-name="ce25" office:value-type="string" calcext:value-type="string">
            <text:p>update</text:p>
            <draw:custom-shape table:end-cell-address="customer.H60" table:end-x="37.79mm" table:end-y="1.73mm" draw:z-index="0" draw:name="Rectangle 1" draw:style-name="gr8" draw:text-style-name="P6" drawooo:display="printer" svg:width="352.48mm" svg:height="271.09mm" svg:x="0mm" svg:y="0mm">
              <text:p/>
              <draw:enhanced-geometry svg:viewBox="0 0 21600 21600" draw:glue-point-type="segments" draw:type="rectangle" draw:enhanced-path="M 0 0 L 21600 0 21600 21600 0 21600 0 0 Z N"/>
            </draw:custom-shape>
          </table:table-cell>
          <table:table-cell table:style-name="ce41" office:value-type="string" calcext:value-type="string">
            <office:annotation draw:style-name="gr9" draw:text-style-name="P8" svg:width="45.45mm" svg:height="19.57mm" svg:x="50.45mm" svg:y="0.53mm" draw:caption-point-x="16.47mm" draw:caption-point-y="-0.43mm">
              <dc:date>2016-02-04T00:00:00</dc:date>
              <text:p text:style-name="P7"><text:span text:style-name="T2">UNIQUE value. Add new, if not set, the function retrieves the next value</text:span></text:p>
            </office:annotation>
            <text:p>custnumber*</text:p>
          </table:table-cell>
          <table:table-cell table:style-name="ce46" office:value-type="string" calcext:value-type="string">
            <office:annotation draw:style-name="gr10" draw:text-style-name="P8" svg:width="45.5mm" svg:height="19.57mm" svg:x="73.01mm" svg:y="0.53mm" draw:caption-point-x="36.25mm" draw:caption-point-y="-0.43mm">
              <dc:date>2016-02-04T00:00:00</dc:date>
              <text:p text:style-name="P7"><text:span text:style-name="T2">Valid values: company, private, other. Default value: company.</text:span></text:p>
            </office:annotation>
            <text:p>custtype</text:p>
          </table:table-cell>
          <table:table-cell table:style-name="ce41" office:value-type="string" calcext:value-type="string">
            <office:annotation draw:style-name="gr11" draw:text-style-name="P8" svg:width="45.31mm" svg:height="19.57mm" svg:x="95.61mm" svg:y="0.53mm" draw:caption-point-x="91.96mm" draw:caption-point-y="-0.43mm">
              <dc:date>2016-02-04T00:00:00</dc:date>
              <text:p text:style-name="P7"><text:span text:style-name="T2">New value by required</text:span></text:p>
            </office:annotation>
            <text:p>custname*</text:p>
          </table:table-cell>
          <table:table-cell table:style-name="ce46" office:value-type="string" calcext:value-type="string">
            <text:p>taxnumber</text:p>
          </table:table-cell>
          <table:table-cell table:style-name="ce46" office:value-type="string" calcext:value-type="string">
            <text:p>account</text:p>
          </table:table-cell>
          <table:table-cell table:style-name="ce46" office:value-type="string" calcext:value-type="string">
            <office:annotation draw:style-name="gr11" draw:text-style-name="P8" svg:width="45.31mm" svg:height="19.57mm" svg:x="163.34mm" svg:y="0.53mm" draw:caption-point-x="151.23mm" draw:caption-point-y="-0.43mm">
              <dc:date>2016-02-04T00:00:00</dc:date>
              <text:p text:style-name="P7"><text:span text:style-name="T2">Boolean type, valid TRUE values: TRUE,true,T,t,Y,y,YES,yes,ON,on,1 or FALSE. Default value: FALSE.</text:span></text:p>
            </office:annotation>
            <text:p>notax</text:p>
          </table:table-cell>
          <table:table-cell table:style-name="ce46" office:value-type="string" calcext:value-type="string">
            <office:annotation draw:style-name="gr11" draw:text-style-name="P8" svg:width="45.31mm" svg:height="19.57mm" svg:x="185.91mm" svg:y="0.53mm" draw:caption-point-x="171mm" draw:caption-point-y="-0.43mm">
              <dc:date>2016-02-04T00:00:00</dc:date>
              <text:p text:style-name="P7"><text:span text:style-name="T2">Default value: 0.</text:span></text:p>
            </office:annotation>
            <text:p>terms</text:p>
          </table:table-cell>
          <table:table-cell table:style-name="ce53" office:value-type="string" calcext:value-type="string">
            <office:annotation draw:style-name="gr11" draw:text-style-name="P8" svg:width="45.31mm" svg:height="19.57mm" svg:x="208.5mm" svg:y="0.53mm" draw:caption-point-x="190.74mm" draw:caption-point-y="-0.43mm">
              <dc:date>2016-02-04T00:00:00</dc:date>
              <text:p text:style-name="P7"><text:span text:style-name="T2">Default value: 0.</text:span></text:p>
            </office:annotation>
            <text:p>creditlimit</text:p>
          </table:table-cell>
          <table:table-cell table:style-name="ce53" office:value-type="string" calcext:value-type="string">
            <office:annotation draw:style-name="gr11" draw:text-style-name="P8" svg:width="45.31mm" svg:height="19.57mm" svg:x="231.07mm" svg:y="0.53mm" draw:caption-point-x="210.5mm" draw:caption-point-y="-0.43mm">
              <dc:date>2016-02-04T00:00:00</dc:date>
              <text:p text:style-name="P7"><text:span text:style-name="T2">Default value: 0.</text:span></text:p>
            </office:annotation>
            <text:p>discount</text:p>
          </table:table-cell>
          <table:table-cell table:style-name="ce46" office:value-type="string" calcext:value-type="string">
            <text:p>notes</text:p>
          </table:table-cell>
          <table:table-cell table:style-name="ce46" office:value-type="string" calcext:value-type="string">
            <office:annotation draw:style-name="gr12" draw:text-style-name="P8" svg:width="45.38mm" svg:height="19.57mm" svg:x="228.6mm" svg:y="0.53mm" draw:caption-point-x="297.64mm" draw:caption-point-y="-0.43mm">
              <dc:date>2016-02-04T00:00:00</dc:date>
              <text:p text:style-name="P7"><text:span text:style-name="T2">Boolean type, valid TRUE values: TRUE,true,T,t,Y,y,YES,yes,ON,on,1 or FALSE. Default value: FALSE.</text:span></text:p>
            </office:annotation>
            <text:p>inactive</text:p>
          </table:table-cell>
          <table:table-cell table:style-name="ce22" office:value-type="string" calcext:value-type="string">
            <text:p>sample_customer_float</text:p>
          </table:table-cell>
          <table:table-cell table:style-name="ce22" office:value-type="string" calcext:value-type="string">
            <text:p>sample_customer_date</text:p>
          </table:table-cell>
          <table:table-cell table:style-name="ce22" office:value-type="string" calcext:value-type="string">
            <text:p>sample_customer_valuelist</text:p>
          </table:table-cell>
          <table:table-cell table:style-name="ce22" office:value-type="string" calcext:value-type="string">
            <text:p>sample_customer_reference</text:p>
          </table:table-cell>
          <table:table-cell table:style-name="ce39" office:value-type="string" calcext:value-type="string" table:number-columns-spanned="1" table:number-rows-spanned="2">
            <text:p>Return value</text:p>
          </table:table-cell>
          <table:table-cell table:style-name="ce69"/>
          <table:table-cell table:style-name="ce44" table:number-columns-repeated="2"/>
          <table:table-cell table:number-columns-repeated="1004"/>
        </table:table-row>
        <table:table-row table:style-name="ro5">
          <table:table-cell table:style-name="ce26" office:value-type="string" calcext:value-type="string">
            <text:p>X</text:p>
          </table:table-cell>
          <table:table-cell table:number-columns-repeated="5" table:style-name="ce42" office:value-type="string" calcext:value-type="string">
            <text:p>text</text:p>
          </table:table-cell>
          <table:table-cell table:style-name="ce42" office:value-type="string" calcext:value-type="string">
            <text:p>boolean</text:p>
          </table:table-cell>
          <table:table-cell table:style-name="ce42" office:value-type="string" calcext:value-type="string">
            <text:p>integer</text:p>
          </table:table-cell>
          <table:table-cell table:number-columns-repeated="2" table:style-name="ce54" office:value-type="string" calcext:value-type="string">
            <text:p>real</text:p>
          </table:table-cell>
          <table:table-cell table:style-name="ce42" office:value-type="string" calcext:value-type="string">
            <text:p>text</text:p>
          </table:table-cell>
          <table:table-cell table:style-name="ce42" office:value-type="string" calcext:value-type="string">
            <text:p>boolean</text:p>
          </table:table-cell>
          <table:table-cell table:style-name="ce58" office:value-type="string" calcext:value-type="string">
            <text:p>float</text:p>
          </table:table-cell>
          <table:table-cell table:style-name="ce58" office:value-type="string" calcext:value-type="string">
            <text:p>date</text:p>
          </table:table-cell>
          <table:table-cell table:style-name="ce65" office:value-type="string" calcext:value-type="string">
            <text:p>valuelist</text:p>
          </table:table-cell>
          <table:table-cell table:style-name="ce68" office:value-type="string" calcext:value-type="string">
            <text:p>custnumber</text:p>
          </table:table-cell>
          <table:covered-table-cell table:style-name="ce39"/>
          <table:table-cell table:style-name="ce69"/>
          <table:table-cell table:style-name="ce44" table:number-columns-repeated="2"/>
          <table:table-cell table:number-columns-repeated="1004"/>
        </table:table-row>
        <table:table-row table:style-name="ro5">
          <table:table-cell table:content-validation-name="val7" office:value-type="string" calcext:value-type="string">
            <text:p><text:s/></text:p>
          </table:table-cell>
          <table:table-cell table:style-name="ce43" office:value-type="string" calcext:value-type="string">
            <text:p>DMCUST/00001</text:p>
          </table:table-cell>
          <table:table-cell table:style-name="ce43" table:content-validation-name="val8" office:value-type="string" calcext:value-type="string">
            <text:p>company</text:p>
          </table:table-cell>
          <table:table-cell table:style-name="ce43" office:value-type="string" calcext:value-type="string">
            <text:p>First Customer Co.</text:p>
          </table:table-cell>
          <table:table-cell table:style-name="ce48" office:value-type="string" calcext:value-type="string">
            <text:p>12345678-1-12</text:p>
          </table:table-cell>
          <table:table-cell table:style-name="ce43"/>
          <table:table-cell table:style-name="ce50" table:content-validation-name="val9" office:value-type="float" office:value="0" calcext:value-type="float">
            <text:p>0</text:p>
          </table:table-cell>
          <table:table-cell table:style-name="ce52" table:content-validation-name="val10" office:value-type="float" office:value="8" calcext:value-type="float">
            <text:p>8</text:p>
          </table:table-cell>
          <table:table-cell table:style-name="ce55" table:content-validation-name="val10" office:value-type="float" office:value="1000000" calcext:value-type="float">
            <text:p>1 000 000,00</text:p>
          </table:table-cell>
          <table:table-cell table:style-name="ce55" table:content-validation-name="val11" office:value-type="float" office:value="2" calcext:value-type="float">
            <text:p>2,00</text:p>
          </table:table-cell>
          <table:table-cell table:style-name="ce43"/>
          <table:table-cell table:style-name="ce50" table:content-validation-name="val9" office:value-type="float" office:value="0" calcext:value-type="float">
            <text:p>0</text:p>
          </table:table-cell>
          <table:table-cell table:style-name="ce59" table:content-validation-name="val12" office:value-type="float" office:value="123.4" calcext:value-type="float">
            <text:p>123,40</text:p>
          </table:table-cell>
          <table:table-cell table:style-name="ce62" office:value-type="string" calcext:value-type="string">
            <text:p>2012-08-12</text:p>
          </table:table-cell>
          <table:table-cell table:style-name="ce66" table:content-validation-name="val13"/>
          <table:table-cell table:style-name="ce66"/>
          <table:table-cell/>
          <table:table-cell table:style-name="ce44" table:number-columns-repeated="3"/>
          <table:table-cell table:number-columns-repeated="1004"/>
        </table:table-row>
        <table:table-row table:style-name="ro5">
          <table:table-cell table:content-validation-name="val7" office:value-type="string" calcext:value-type="string">
            <text:p><text:s/></text:p>
          </table:table-cell>
          <table:table-cell table:style-name="ce44" office:value-type="string" calcext:value-type="string">
            <text:p>DMCUST/00002</text:p>
          </table:table-cell>
          <table:table-cell table:style-name="ce47" table:content-validation-name="val8" office:value-type="string" calcext:value-type="string">
            <text:p>private</text:p>
          </table:table-cell>
          <table:table-cell table:style-name="ce44" office:value-type="string" calcext:value-type="string">
            <text:p>Second Customer Name</text:p>
          </table:table-cell>
          <table:table-cell table:style-name="ce49" office:value-type="string" calcext:value-type="string">
            <text:p>12121212-1-12</text:p>
          </table:table-cell>
          <table:table-cell table:style-name="ce44"/>
          <table:table-cell table:style-name="ce51" table:content-validation-name="val9" office:value-type="float" office:value="0" calcext:value-type="float">
            <text:p>0</text:p>
          </table:table-cell>
          <table:table-cell table:style-name="ce44" table:content-validation-name="val10" office:value-type="float" office:value="1" calcext:value-type="float">
            <text:p>1</text:p>
          </table:table-cell>
          <table:table-cell table:style-name="ce56" table:content-validation-name="val10" office:value-type="float" office:value="0" calcext:value-type="float">
            <text:p>0,00</text:p>
          </table:table-cell>
          <table:table-cell table:style-name="ce56" table:content-validation-name="val11" office:value-type="float" office:value="6" calcext:value-type="float">
            <text:p>6,00</text:p>
          </table:table-cell>
          <table:table-cell table:style-name="ce44"/>
          <table:table-cell table:style-name="ce51" table:content-validation-name="val9" office:value-type="float" office:value="0" calcext:value-type="float">
            <text:p>0</text:p>
          </table:table-cell>
          <table:table-cell table:style-name="ce60" table:content-validation-name="val12" office:value-type="float" office:value="56789.67" calcext:value-type="float">
            <text:p>56 789,67</text:p>
          </table:table-cell>
          <table:table-cell table:style-name="ce63" office:value-type="string" calcext:value-type="string">
            <text:p>2012-09-01</text:p>
          </table:table-cell>
          <table:table-cell table:style-name="ce67" table:content-validation-name="val13" office:value-type="string" calcext:value-type="string">
            <text:p>yellow</text:p>
          </table:table-cell>
          <table:table-cell table:style-name="ce67" office:value-type="string" calcext:value-type="string">
            <text:p>DMCUST/00001</text:p>
          </table:table-cell>
          <table:table-cell/>
          <table:table-cell table:style-name="ce44" table:number-columns-repeated="3"/>
          <table:table-cell table:number-columns-repeated="1004"/>
        </table:table-row>
        <table:table-row table:style-name="ro5">
          <table:table-cell table:content-validation-name="val7" office:value-type="string" calcext:value-type="string">
            <text:p>X</text:p>
          </table:table-cell>
          <table:table-cell table:style-name="ce44" office:value-type="string" calcext:value-type="string">
            <text:p>DMCUST/00003</text:p>
          </table:table-cell>
          <table:table-cell table:style-name="ce47" table:content-validation-name="val8" office:value-type="string" calcext:value-type="string">
            <text:p>other</text:p>
          </table:table-cell>
          <table:table-cell table:style-name="ce44" office:value-type="string" calcext:value-type="string">
            <text:p>Third Customer Foundation</text:p>
          </table:table-cell>
          <table:table-cell table:style-name="ce49" office:value-type="string" calcext:value-type="string">
            <text:p>10101010-1-01</text:p>
          </table:table-cell>
          <table:table-cell table:style-name="ce44"/>
          <table:table-cell table:style-name="ce51" table:content-validation-name="val9" office:value-type="float" office:value="1" calcext:value-type="float">
            <text:p>1</text:p>
          </table:table-cell>
          <table:table-cell table:style-name="ce44" table:content-validation-name="val10" office:value-type="float" office:value="4" calcext:value-type="float">
            <text:p>4</text:p>
          </table:table-cell>
          <table:table-cell table:style-name="ce56" table:content-validation-name="val10" office:value-type="float" office:value="0" calcext:value-type="float">
            <text:p>0,00</text:p>
          </table:table-cell>
          <table:table-cell table:style-name="ce56" table:content-validation-name="val11" office:value-type="float" office:value="0" calcext:value-type="float">
            <text:p>0,00</text:p>
          </table:table-cell>
          <table:table-cell table:style-name="ce44"/>
          <table:table-cell table:style-name="ce51" table:content-validation-name="val9" office:value-type="float" office:value="0" calcext:value-type="float">
            <text:p>0</text:p>
          </table:table-cell>
          <table:table-cell table:style-name="ce60" table:content-validation-name="val12"/>
          <table:table-cell table:style-name="ce63"/>
          <table:table-cell table:style-name="ce67" table:content-validation-name="val13" office:value-type="string" calcext:value-type="string">
            <text:p>brown</text:p>
          </table:table-cell>
          <table:table-cell table:style-name="ce67"/>
          <table:table-cell/>
          <table:table-cell table:style-name="ce44" table:number-columns-repeated="3"/>
          <table:table-cell table:number-columns-repeated="1004"/>
        </table:table-row>
        <table:table-row table:style-name="ro5">
          <table:table-cell table:content-validation-name="val7" office:value-type="string" calcext:value-type="string">
            <text:p><text:s/></text:p>
          </table:table-cell>
          <table:table-cell table:style-name="ce44" office:value-type="string" calcext:value-type="string">
            <text:p>HOME</text:p>
          </table:table-cell>
          <table:table-cell table:style-name="ce47" table:content-validation-name="val8" office:value-type="string" calcext:value-type="string">
            <text:p>own</text:p>
          </table:table-cell>
          <table:table-cell table:style-name="ce47" office:value-type="string" calcext:value-type="string">
            <text:p>COMPANY NAME</text:p>
          </table:table-cell>
          <table:table-cell table:style-name="ce49" office:value-type="string" calcext:value-type="string">
            <text:p>12345678-1-12</text:p>
          </table:table-cell>
          <table:table-cell table:style-name="ce44"/>
          <table:table-cell table:style-name="ce51" table:content-validation-name="val9" office:value-type="float" office:value="0" calcext:value-type="float">
            <text:p>0</text:p>
          </table:table-cell>
          <table:table-cell table:style-name="ce44" table:content-validation-name="val10" office:value-type="float" office:value="0" calcext:value-type="float">
            <text:p>0</text:p>
          </table:table-cell>
          <table:table-cell table:style-name="ce56" table:content-validation-name="val10" office:value-type="float" office:value="0" calcext:value-type="float">
            <text:p>0,00</text:p>
          </table:table-cell>
          <table:table-cell table:style-name="ce56" table:content-validation-name="val11" office:value-type="float" office:value="0" calcext:value-type="float">
            <text:p>0,00</text:p>
          </table:table-cell>
          <table:table-cell table:style-name="ce44"/>
          <table:table-cell table:style-name="ce51" table:content-validation-name="val9" office:value-type="float" office:value="0" calcext:value-type="float">
            <text:p>0</text:p>
          </table:table-cell>
          <table:table-cell table:style-name="ce60" table:content-validation-name="val12"/>
          <table:table-cell table:style-name="ce63"/>
          <table:table-cell table:style-name="ce67" table:content-validation-name="val13"/>
          <table:table-cell table:style-name="ce67"/>
          <table:table-cell/>
          <table:table-cell table:style-name="ce44" table:number-columns-repeated="3"/>
          <table:table-cell table:number-columns-repeated="1004"/>
        </table:table-row>
        <table:table-row table:style-name="ro7" table:number-rows-repeated="1048569">
          <table:table-cell table:content-validation-name="val7"/>
          <table:table-cell table:number-columns-repeated="1023"/>
        </table:table-row>
        <table:table-row table:style-name="ro7">
          <table:table-cell table:content-validation-name="val7"/>
          <table:table-cell table:number-columns-repeated="1023"/>
        </table:table-row>
      </table:table>
      <table:table table:name="address" table:style-name="ta1">
        <table:table-column table:style-name="co28" table:default-cell-style-name="ce27"/>
        <table:table-column table:style-name="co30" table:default-cell-style-name="ce45"/>
        <table:table-column table:style-name="co37" table:default-cell-style-name="ce45"/>
        <table:table-column table:style-name="co38" table:default-cell-style-name="ce73"/>
        <table:table-column table:style-name="co30" table:number-columns-repeated="5" table:default-cell-style-name="ce45"/>
        <table:table-column table:style-name="co39" table:default-cell-style-name="ce45"/>
        <table:table-column table:style-name="co36" table:default-cell-style-name="ce40"/>
        <table:table-column table:style-name="co30" table:number-columns-repeated="246" table:default-cell-style-name="ce45"/>
        <table:table-column table:style-name="co30" table:number-columns-repeated="767" table:default-cell-style-name="Default"/>
        <table:table-row table:style-name="ro7">
          <table:table-cell table:style-name="ce25" office:value-type="string" calcext:value-type="string">
            <text:p>update</text:p>
            <draw:custom-shape table:end-cell-address="address.I59" table:end-x="42.01mm" table:end-y="3.66mm" draw:z-index="0" draw:name="Rectangle 1" draw:style-name="gr13" draw:text-style-name="P6" drawooo:display="printer" svg:width="352.45mm" svg:height="264.55mm" svg:x="0mm" svg:y="0mm">
              <text:p/>
              <draw:enhanced-geometry svg:viewBox="0 0 21600 21600" draw:glue-point-type="segments" draw:type="rectangle" draw:enhanced-path="M 0 0 L 21600 0 21600 21600 0 21600 0 0 Z N"/>
            </draw:custom-shape>
          </table:table-cell>
          <table:table-cell table:style-name="ce41" office:value-type="string" calcext:value-type="string">
            <office:annotation draw:style-name="gr14" draw:text-style-name="P8" svg:width="45.33mm" svg:height="19.57mm" svg:x="50.46mm" svg:y="0.53mm" draw:caption-point-x="9.76mm" draw:caption-point-y="-0.43mm">
              <dc:date>2016-02-04T00:00:00</dc:date>
              <text:p text:style-name="P7"><text:span text:style-name="T2">Required. UNIQUE value (nervatype+refnumber+rownumber). Valid values: customer, employee, event, place, product, project, tool, trans.</text:span></text:p>
            </office:annotation>
            <text:p>nervatype*</text:p>
          </table:table-cell>
          <table:table-cell table:style-name="ce41" office:value-type="string" calcext:value-type="string">
            <office:annotation draw:style-name="gr11" draw:text-style-name="P8" svg:width="45.31mm" svg:height="19.57mm" svg:x="73.04mm" svg:y="0.53mm" draw:caption-point-x="37.96mm" draw:caption-point-y="-0.43mm">
              <dc:date>2016-02-04T00:00:00</dc:date>
              <text:p text:style-name="P7"><text:span text:style-name="T2">Required. UNIQUE value (nervatype+refnumber+rownumber). Valid values: custnumber(Customer), empnumber(Employee), calnumber(Event), planumber(Place), partnumber(Product), pronumber(Project), serial(Tool), transnumber(Transaction).</text:span></text:p>
            </office:annotation>
            <text:p>refnumber*</text:p>
          </table:table-cell>
          <table:table-cell table:style-name="ce41" office:value-type="string" calcext:value-type="string">
            <office:annotation draw:style-name="gr11" draw:text-style-name="P8" svg:width="45.31mm" svg:height="19.57mm" svg:x="95.61mm" svg:y="0.53mm" draw:caption-point-x="45.38mm" draw:caption-point-y="-0.43mm">
              <dc:date>2016-02-04T00:00:00</dc:date>
              <text:p text:style-name="P7"><text:span text:style-name="T2">Required. UNIQUE value (nervatype+refnumber+rownumber). If 0, add new address.</text:span></text:p>
            </office:annotation>
            <text:p>rownumber*</text:p>
          </table:table-cell>
          <table:table-cell table:style-name="ce74" office:value-type="string" calcext:value-type="string">
            <text:p>country</text:p>
          </table:table-cell>
          <table:table-cell table:style-name="ce74" office:value-type="string" calcext:value-type="string">
            <text:p>state</text:p>
          </table:table-cell>
          <table:table-cell table:style-name="ce75" office:value-type="string" calcext:value-type="string">
            <text:p>zipcode</text:p>
          </table:table-cell>
          <table:table-cell table:style-name="ce75" office:value-type="string" calcext:value-type="string">
            <text:p>city</text:p>
          </table:table-cell>
          <table:table-cell table:style-name="ce75" office:value-type="string" calcext:value-type="string">
            <text:p>street</text:p>
          </table:table-cell>
          <table:table-cell table:style-name="ce77" office:value-type="string" calcext:value-type="string">
            <text:p>notes</text:p>
          </table:table-cell>
          <table:table-cell table:style-name="ce39" office:value-type="string" calcext:value-type="string" table:number-columns-spanned="1" table:number-rows-spanned="2">
            <text:p>Return value</text:p>
          </table:table-cell>
          <table:table-cell table:style-name="ce79" table:number-columns-repeated="3"/>
          <table:table-cell table:style-name="ce44" table:number-columns-repeated="4"/>
          <table:table-cell table:number-columns-repeated="1006"/>
        </table:table-row>
        <table:table-row table:style-name="ro7">
          <table:table-cell table:style-name="ce26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text</text:p>
          </table:table-cell>
          <table:table-cell table:style-name="ce54" office:value-type="string" calcext:value-type="string">
            <text:p>integer</text:p>
          </table:table-cell>
          <table:table-cell table:number-columns-repeated="2" table:style-name="ce42" office:value-type="string" calcext:value-type="string">
            <text:p>text</text:p>
          </table:table-cell>
          <table:table-cell table:number-columns-repeated="3" table:style-name="ce76" office:value-type="string" calcext:value-type="string">
            <text:p>text</text:p>
          </table:table-cell>
          <table:table-cell table:style-name="ce78" office:value-type="string" calcext:value-type="string">
            <text:p>text</text:p>
          </table:table-cell>
          <table:covered-table-cell table:style-name="ce39"/>
          <table:table-cell table:style-name="ce79" table:number-columns-repeated="3"/>
          <table:table-cell table:style-name="ce44" table:number-columns-repeated="4"/>
          <table:table-cell table:number-columns-repeated="1006"/>
        </table:table-row>
        <table:table-row table:style-name="ro7">
          <table:table-cell table:content-validation-name="val14" office:value-type="string" calcext:value-type="string">
            <text:p>X</text:p>
          </table:table-cell>
          <table:table-cell table:style-name="ce43" table:content-validation-name="val16" office:value-type="string" calcext:value-type="string">
            <text:p>customer</text:p>
          </table:table-cell>
          <table:table-cell table:style-name="ce43" office:value-type="string" calcext:value-type="string">
            <text:p>HOME</text:p>
          </table:table-cell>
          <table:table-cell table:style-name="ce70" table:content-validation-name="val10" office:value-type="string" calcext:value-type="string">
            <text:p>1</text:p>
          </table:table-cell>
          <table:table-cell table:style-name="ce43" table:number-columns-repeated="6"/>
          <table:table-cell/>
          <table:table-cell table:style-name="ce44" table:number-columns-repeated="7"/>
          <table:table-cell table:number-columns-repeated="1006"/>
        </table:table-row>
        <table:table-row table:style-name="ro7">
          <table:table-cell table:content-validation-name="val15" office:value-type="string" calcext:value-type="string">
            <text:p>X</text:p>
          </table:table-cell>
          <table:table-cell table:style-name="ce47" table:content-validation-name="val16" office:value-type="string" calcext:value-type="string">
            <text:p>customer</text:p>
          </table:table-cell>
          <table:table-cell table:style-name="ce44" office:value-type="string" calcext:value-type="string">
            <text:p>DMCUST/00001</text:p>
          </table:table-cell>
          <table:table-cell table:style-name="ce71" table:content-validation-name="val10" office:value-type="string" calcext:value-type="string">
            <text:p>1</text:p>
          </table:table-cell>
          <table:table-cell table:style-name="ce44" office:value-type="string" calcext:value-type="string">
            <text:p>Country1</text:p>
          </table:table-cell>
          <table:table-cell table:style-name="ce44" office:value-type="string" calcext:value-type="string">
            <text:p>state01</text:p>
          </table:table-cell>
          <table:table-cell table:style-name="ce71" office:value-type="string" calcext:value-type="string">
            <text:p>1234</text:p>
          </table:table-cell>
          <table:table-cell table:style-name="ce44" office:value-type="string" calcext:value-type="string">
            <text:p>City1</text:p>
          </table:table-cell>
          <table:table-cell table:style-name="ce44" office:value-type="string" calcext:value-type="string">
            <text:p>street 1.</text:p>
          </table:table-cell>
          <table:table-cell table:style-name="ce44" office:value-type="string" calcext:value-type="string">
            <text:p>address of registered office</text:p>
          </table:table-cell>
          <table:table-cell/>
          <table:table-cell table:style-name="ce44" table:number-columns-repeated="7"/>
          <table:table-cell table:number-columns-repeated="1006"/>
        </table:table-row>
        <table:table-row table:style-name="ro7">
          <table:table-cell table:content-validation-name="val14" office:value-type="string" calcext:value-type="string">
            <text:p>X</text:p>
          </table:table-cell>
          <table:table-cell table:style-name="ce47" table:content-validation-name="val16" office:value-type="string" calcext:value-type="string">
            <text:p>customer</text:p>
          </table:table-cell>
          <table:table-cell table:style-name="ce44" office:value-type="string" calcext:value-type="string">
            <text:p>DMCUST/00001</text:p>
          </table:table-cell>
          <table:table-cell table:style-name="ce71" table:content-validation-name="val10" office:value-type="string" calcext:value-type="string">
            <text:p>2</text:p>
          </table:table-cell>
          <table:table-cell table:style-name="ce44" office:value-type="string" calcext:value-type="string">
            <text:p>Country1</text:p>
          </table:table-cell>
          <table:table-cell table:style-name="ce44" office:value-type="string" calcext:value-type="string">
            <text:p>state02</text:p>
          </table:table-cell>
          <table:table-cell table:style-name="ce71" office:value-type="string" calcext:value-type="string">
            <text:p>2345</text:p>
          </table:table-cell>
          <table:table-cell table:style-name="ce44" office:value-type="string" calcext:value-type="string">
            <text:p>City2</text:p>
          </table:table-cell>
          <table:table-cell table:style-name="ce44" office:value-type="string" calcext:value-type="string">
            <text:p>street 2.</text:p>
          </table:table-cell>
          <table:table-cell table:style-name="ce44" office:value-type="string" calcext:value-type="string">
            <text:p>postal address</text:p>
          </table:table-cell>
          <table:table-cell/>
          <table:table-cell table:style-name="ce44" table:number-columns-repeated="7"/>
          <table:table-cell table:number-columns-repeated="1006"/>
        </table:table-row>
        <table:table-row table:style-name="ro7">
          <table:table-cell table:content-validation-name="val14" office:value-type="string" calcext:value-type="string">
            <text:p>X</text:p>
          </table:table-cell>
          <table:table-cell table:style-name="ce47" table:content-validation-name="val16" office:value-type="string" calcext:value-type="string">
            <text:p>customer</text:p>
          </table:table-cell>
          <table:table-cell table:style-name="ce44" office:value-type="string" calcext:value-type="string">
            <text:p>DMCUST/00002</text:p>
          </table:table-cell>
          <table:table-cell table:style-name="ce71" table:content-validation-name="val10" office:value-type="string" calcext:value-type="string">
            <text:p>1</text:p>
          </table:table-cell>
          <table:table-cell table:style-name="ce44" office:value-type="string" calcext:value-type="string">
            <text:p>Country1</text:p>
          </table:table-cell>
          <table:table-cell table:style-name="ce44" office:value-type="string" calcext:value-type="string">
            <text:p>state03</text:p>
          </table:table-cell>
          <table:table-cell table:style-name="ce71" office:value-type="string" calcext:value-type="string">
            <text:p>6789</text:p>
          </table:table-cell>
          <table:table-cell table:style-name="ce44" office:value-type="string" calcext:value-type="string">
            <text:p>City3</text:p>
          </table:table-cell>
          <table:table-cell table:style-name="ce44" office:value-type="string" calcext:value-type="string">
            <text:p>street 3.</text:p>
          </table:table-cell>
          <table:table-cell table:style-name="ce44"/>
          <table:table-cell/>
          <table:table-cell table:style-name="ce44" table:number-columns-repeated="7"/>
          <table:table-cell table:number-columns-repeated="1006"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DMCUST/00003</text:p>
          </table:table-cell>
          <table:table-cell table:style-name="ce72" office:value-type="string" calcext:value-type="string">
            <text:p>1</text:p>
          </table:table-cell>
          <table:table-cell office:value-type="string" calcext:value-type="string">
            <text:p>Country2</text:p>
          </table:table-cell>
          <table:table-cell office:value-type="string" calcext:value-type="string">
            <text:p>state04</text:p>
          </table:table-cell>
          <table:table-cell table:style-name="ce72" office:value-type="string" calcext:value-type="string">
            <text:p>6543</text:p>
          </table:table-cell>
          <table:table-cell office:value-type="string" calcext:value-type="string">
            <text:p>City4</text:p>
          </table:table-cell>
          <table:table-cell office:value-type="string" calcext:value-type="string">
            <text:p>street 4.</text:p>
          </table:table-cell>
          <table:table-cell table:number-columns-repeated="1015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ntact" table:style-name="ta1">
        <table:table-column table:style-name="co28" table:default-cell-style-name="ce27"/>
        <table:table-column table:style-name="co30" table:default-cell-style-name="ce45"/>
        <table:table-column table:style-name="co37" table:default-cell-style-name="ce45"/>
        <table:table-column table:style-name="co38" table:default-cell-style-name="ce73"/>
        <table:table-column table:style-name="co30" table:number-columns-repeated="5" table:default-cell-style-name="ce45"/>
        <table:table-column table:style-name="co39" table:default-cell-style-name="ce45"/>
        <table:table-column table:style-name="co40" table:default-cell-style-name="ce45"/>
        <table:table-column table:style-name="co30" table:default-cell-style-name="ce45"/>
        <table:table-column table:style-name="co36" table:default-cell-style-name="ce40"/>
        <table:table-column table:style-name="co30" table:number-columns-repeated="244" table:default-cell-style-name="ce45"/>
        <table:table-column table:style-name="co30" table:number-columns-repeated="767" table:default-cell-style-name="Default"/>
        <table:table-row table:style-name="ro7">
          <table:table-cell table:style-name="ce25" office:value-type="string" calcext:value-type="string">
            <text:p>update</text:p>
            <draw:custom-shape table:end-cell-address="contact.I59" table:end-x="42.01mm" table:end-y="3.66mm" draw:z-index="0" draw:name="Rectangle 1" draw:style-name="gr13" draw:text-style-name="P6" drawooo:display="printer" svg:width="352.45mm" svg:height="264.55mm" svg:x="0mm" svg:y="0mm">
              <text:p/>
              <draw:enhanced-geometry svg:viewBox="0 0 21600 21600" draw:glue-point-type="segments" draw:type="rectangle" draw:enhanced-path="M 0 0 L 21600 0 21600 21600 0 21600 0 0 Z N"/>
            </draw:custom-shape>
          </table:table-cell>
          <table:table-cell table:style-name="ce41" office:value-type="string" calcext:value-type="string">
            <office:annotation draw:style-name="gr14" draw:text-style-name="P8" svg:width="45.33mm" svg:height="19.57mm" svg:x="50.46mm" svg:y="0.53mm" draw:caption-point-x="9.76mm" draw:caption-point-y="-0.43mm">
              <dc:date>2016-02-04T00:00:00</dc:date>
              <text:p text:style-name="P7"><text:span text:style-name="T2">Required. UNIQUE value (nervatype+refnumber+rownumber). Valid values: customer, employee, event, place, product, project, tool, trans.</text:span></text:p>
            </office:annotation>
            <text:p>nervatype*</text:p>
          </table:table-cell>
          <table:table-cell table:style-name="ce41" office:value-type="string" calcext:value-type="string">
            <office:annotation draw:style-name="gr11" draw:text-style-name="P8" svg:width="45.31mm" svg:height="19.57mm" svg:x="73.04mm" svg:y="0.53mm" draw:caption-point-x="37.96mm" draw:caption-point-y="-0.43mm">
              <dc:date>2016-02-04T00:00:00</dc:date>
              <text:p text:style-name="P7"><text:span text:style-name="T2">Required. UNIQUE value (nervatype+refnumber+rownumber). Valid values: custnumber(Customer), empnumber(Employee), calnumber(Event), planumber(Place), partnumber(Product), pronumber(Project), serial(Tool), transnumber(Transaction).</text:span></text:p>
            </office:annotation>
            <text:p>refnumber*</text:p>
          </table:table-cell>
          <table:table-cell table:style-name="ce41" office:value-type="string" calcext:value-type="string">
            <office:annotation draw:style-name="gr11" draw:text-style-name="P8" svg:width="45.31mm" svg:height="19.57mm" svg:x="95.61mm" svg:y="0.53mm" draw:caption-point-x="45.38mm" draw:caption-point-y="-0.43mm">
              <dc:date>2016-02-04T00:00:00</dc:date>
              <text:p text:style-name="P7"><text:span text:style-name="T2">Required. UNIQUE value (nervatype+refnumber+rownumber). If 0, add new contact.</text:span></text:p>
            </office:annotation>
            <text:p>rownumber*</text:p>
          </table:table-cell>
          <table:table-cell table:style-name="ce74" office:value-type="string" calcext:value-type="string">
            <text:p>firstname</text:p>
          </table:table-cell>
          <table:table-cell table:style-name="ce74" office:value-type="string" calcext:value-type="string">
            <text:p>surname</text:p>
          </table:table-cell>
          <table:table-cell table:style-name="ce74" office:value-type="string" calcext:value-type="string">
            <text:p>status</text:p>
          </table:table-cell>
          <table:table-cell table:style-name="ce74" office:value-type="string" calcext:value-type="string">
            <text:p>phone</text:p>
          </table:table-cell>
          <table:table-cell table:style-name="ce74" office:value-type="string" calcext:value-type="string">
            <text:p>fax</text:p>
          </table:table-cell>
          <table:table-cell table:style-name="ce74" office:value-type="string" calcext:value-type="string">
            <text:p>mobil</text:p>
          </table:table-cell>
          <table:table-cell table:style-name="ce74" office:value-type="string" calcext:value-type="string">
            <text:p>email</text:p>
          </table:table-cell>
          <table:table-cell table:style-name="ce74" office:value-type="string" calcext:value-type="string">
            <text:p>notes</text:p>
          </table:table-cell>
          <table:table-cell table:style-name="ce39" office:value-type="string" calcext:value-type="string" table:number-columns-spanned="1" table:number-rows-spanned="2">
            <text:p>Return value</text:p>
          </table:table-cell>
          <table:table-cell table:style-name="ce81"/>
          <table:table-cell table:style-name="ce44" table:number-columns-repeated="6"/>
          <table:table-cell table:number-columns-repeated="1004"/>
        </table:table-row>
        <table:table-row table:style-name="ro7">
          <table:table-cell table:style-name="ce26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text</text:p>
          </table:table-cell>
          <table:table-cell table:style-name="ce54" office:value-type="string" calcext:value-type="string">
            <text:p>integer</text:p>
          </table:table-cell>
          <table:table-cell table:number-columns-repeated="6" table:style-name="ce42" office:value-type="string" calcext:value-type="string">
            <text:p>text</text:p>
          </table:table-cell>
          <table:table-cell table:number-columns-repeated="2" table:style-name="ce80" office:value-type="string" calcext:value-type="string">
            <text:p>text</text:p>
          </table:table-cell>
          <table:covered-table-cell table:style-name="ce39"/>
          <table:table-cell table:style-name="ce82"/>
          <table:table-cell table:style-name="ce44" table:number-columns-repeated="6"/>
          <table:table-cell table:number-columns-repeated="1004"/>
        </table:table-row>
        <table:table-row table:style-name="ro7">
          <table:table-cell table:content-validation-name="val17" office:value-type="string" calcext:value-type="string">
            <text:p>X</text:p>
          </table:table-cell>
          <table:table-cell table:style-name="ce43" table:content-validation-name="val19" office:value-type="string" calcext:value-type="string">
            <text:p>customer</text:p>
          </table:table-cell>
          <table:table-cell table:style-name="ce43" office:value-type="string" calcext:value-type="string">
            <text:p>DMCUST/00001</text:p>
          </table:table-cell>
          <table:table-cell table:style-name="ce70" table:content-validation-name="val10" office:value-type="string" calcext:value-type="string">
            <text:p>1</text:p>
          </table:table-cell>
          <table:table-cell table:style-name="ce43" office:value-type="string" calcext:value-type="string">
            <text:p>Big</text:p>
          </table:table-cell>
          <table:table-cell table:style-name="ce43" office:value-type="string" calcext:value-type="string">
            <text:p>Man</text:p>
          </table:table-cell>
          <table:table-cell table:style-name="ce43" office:value-type="string" calcext:value-type="string">
            <text:p>manager</text:p>
          </table:table-cell>
          <table:table-cell table:style-name="ce43" table:number-columns-repeated="3"/>
          <table:table-cell table:style-name="ce43" office:value-type="string" calcext:value-type="string">
            <text:p>man.big@company.co</text:p>
          </table:table-cell>
          <table:table-cell table:style-name="ce43"/>
          <table:table-cell/>
          <table:table-cell table:style-name="ce44" table:number-columns-repeated="7"/>
          <table:table-cell table:number-columns-repeated="1004"/>
        </table:table-row>
        <table:table-row table:style-name="ro7">
          <table:table-cell table:content-validation-name="val18" office:value-type="string" calcext:value-type="string">
            <text:p>X</text:p>
          </table:table-cell>
          <table:table-cell table:style-name="ce47" table:content-validation-name="val19" office:value-type="string" calcext:value-type="string">
            <text:p>customer</text:p>
          </table:table-cell>
          <table:table-cell table:style-name="ce44" office:value-type="string" calcext:value-type="string">
            <text:p>DMCUST/00001</text:p>
          </table:table-cell>
          <table:table-cell table:style-name="ce71" table:content-validation-name="val10" office:value-type="string" calcext:value-type="string">
            <text:p>2</text:p>
          </table:table-cell>
          <table:table-cell table:style-name="ce44" office:value-type="string" calcext:value-type="string">
            <text:p>Sales</text:p>
          </table:table-cell>
          <table:table-cell table:style-name="ce44" office:value-type="string" calcext:value-type="string">
            <text:p>Man</text:p>
          </table:table-cell>
          <table:table-cell table:style-name="ce44" office:value-type="string" calcext:value-type="string">
            <text:p>sales</text:p>
          </table:table-cell>
          <table:table-cell table:style-name="ce44" table:number-columns-repeated="3"/>
          <table:table-cell table:style-name="ce44" office:value-type="string" calcext:value-type="string">
            <text:p>man.sales@company.co</text:p>
          </table:table-cell>
          <table:table-cell table:style-name="ce44"/>
          <table:table-cell/>
          <table:table-cell table:style-name="ce44" table:number-columns-repeated="7"/>
          <table:table-cell table:number-columns-repeated="1004"/>
        </table:table-row>
        <table:table-row table:style-name="ro7">
          <table:table-cell table:content-validation-name="val17" office:value-type="string" calcext:value-type="string">
            <text:p>X</text:p>
          </table:table-cell>
          <table:table-cell table:style-name="ce47" table:content-validation-name="val19" office:value-type="string" calcext:value-type="string">
            <text:p>customer</text:p>
          </table:table-cell>
          <table:table-cell table:style-name="ce44" office:value-type="string" calcext:value-type="string">
            <text:p>DMCUST/00002</text:p>
          </table:table-cell>
          <table:table-cell table:style-name="ce71" table:content-validation-name="val10" office:value-type="string" calcext:value-type="string">
            <text:p>1</text:p>
          </table:table-cell>
          <table:table-cell table:style-name="ce44" office:value-type="string" calcext:value-type="string">
            <text:p>Jack</text:p>
          </table:table-cell>
          <table:table-cell table:style-name="ce44" office:value-type="string" calcext:value-type="string">
            <text:p>Frost</text:p>
          </table:table-cell>
          <table:table-cell table:style-name="ce44" table:number-columns-repeated="6"/>
          <table:table-cell/>
          <table:table-cell table:style-name="ce44" table:number-columns-repeated="7"/>
          <table:table-cell table:number-columns-repeated="1004"/>
        </table:table-row>
        <table:table-row table:style-name="ro7">
          <table:table-cell table:content-validation-name="val17" office:value-type="string" calcext:value-type="string">
            <text:p>X</text:p>
          </table:table-cell>
          <table:table-cell table:style-name="ce47" table:content-validation-name="val19" office:value-type="string" calcext:value-type="string">
            <text:p>customer</text:p>
          </table:table-cell>
          <table:table-cell table:style-name="ce44" office:value-type="string" calcext:value-type="string">
            <text:p>DMCUST/00003</text:p>
          </table:table-cell>
          <table:table-cell table:style-name="ce71" table:content-validation-name="val10" office:value-type="string" calcext:value-type="string">
            <text:p>1</text:p>
          </table:table-cell>
          <table:table-cell table:style-name="ce44" office:value-type="string" calcext:value-type="string">
            <text:p>Mother</text:p>
          </table:table-cell>
          <table:table-cell table:style-name="ce44" office:value-type="string" calcext:value-type="string">
            <text:p>Teresa</text:p>
          </table:table-cell>
          <table:table-cell table:style-name="ce44" table:number-columns-repeated="6"/>
          <table:table-cell/>
          <table:table-cell table:style-name="ce44" table:number-columns-repeated="7"/>
          <table:table-cell table:number-columns-repeated="1004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vent" table:style-name="ta1">
        <table:table-column table:style-name="co28" table:default-cell-style-name="ce27"/>
        <table:table-column table:style-name="co36" table:default-cell-style-name="ce30"/>
        <table:table-column table:style-name="co41" table:default-cell-style-name="ce30"/>
        <table:table-column table:style-name="co42" table:number-columns-repeated="2" table:default-cell-style-name="ce30"/>
        <table:table-column table:style-name="co43" table:default-cell-style-name="ce30"/>
        <table:table-column table:style-name="co19" table:number-columns-repeated="4" table:default-cell-style-name="ce84"/>
        <table:table-column table:style-name="co44" table:default-cell-style-name="ce84"/>
        <table:table-column table:style-name="co36" table:default-cell-style-name="ce40"/>
        <table:table-column table:style-name="co45" table:number-columns-repeated="245" table:default-cell-style-name="ce30"/>
        <table:table-row table:style-name="ro9">
          <table:table-cell table:style-name="ce25" office:value-type="string" calcext:value-type="string">
            <text:p>update</text:p>
          </table:table-cell>
          <table:table-cell table:style-name="ce28" office:value-type="string" calcext:value-type="string">
            <office:annotation draw:style-name="gr15" draw:text-style-name="P8" svg:width="45.37mm" svg:height="19.57mm" svg:x="50.46mm" svg:y="0.53mm" draw:caption-point-x="17.17mm" draw:caption-point-y="-0.43mm">
              <dc:date>2016-02-04T00:00:00</dc:date>
              <text:p text:style-name="P7"><text:span text:style-name="T2">UNIQUE value. Add new, if not set, the function retrieves the next value.</text:span></text:p>
            </office:annotation>
            <text:p>calnumber*</text:p>
          </table:table-cell>
          <table:table-cell table:style-name="ce28" office:value-type="string" calcext:value-type="string">
            <office:annotation draw:style-name="gr16" draw:text-style-name="P8" svg:width="45.35mm" svg:height="19.57mm" svg:x="73.02mm" svg:y="0.53mm" draw:caption-point-x="57.05mm" draw:caption-point-y="-0.43mm">
              <dc:date>2016-02-04T00:00:00</dc:date>
              <text:p text:style-name="P7"><text:span text:style-name="T2">New value by required. Valid values: customer, employee, place, product, project, tool, trans.</text:span></text:p>
            </office:annotation>
            <text:p>nervatype*</text:p>
          </table:table-cell>
          <table:table-cell table:style-name="ce28" office:value-type="string" calcext:value-type="string">
            <office:annotation draw:style-name="gr15" draw:text-style-name="P8" svg:width="45.37mm" svg:height="19.57mm" svg:x="95.6mm" svg:y="0.53mm" draw:caption-point-x="76.45mm" draw:caption-point-y="-0.43mm">
              <dc:date>2016-02-04T00:00:00</dc:date>
              <text:p text:style-name="P7"><text:span text:style-name="T2">New value by required. Valid values: custnumber(Customer), empnumber(Employee), planumber(Place), partnumber(Product), pronumber(Project), serial(Tool), transnumber(Transaction).</text:span></text:p>
            </office:annotation>
            <text:p>refnumber*</text:p>
          </table:table-cell>
          <table:table-cell table:style-name="ce22" office:value-type="string" calcext:value-type="string">
            <text:p>uid</text:p>
          </table:table-cell>
          <table:table-cell table:style-name="ce22" office:value-type="string" calcext:value-type="string">
            <office:annotation draw:style-name="gr14" draw:text-style-name="P8" svg:width="45.33mm" svg:height="19.57mm" svg:x="140.77mm" svg:y="0.53mm" draw:caption-point-x="125.83mm" draw:caption-point-y="-0.43mm">
              <dc:date>2016-02-04T00:00:00</dc:date>
              <text:p text:style-name="P7"><text:span text:style-name="T2">Valid values: all groupvalue from Groups, where groupname equal department. If the value specified does not exist, is created automatically.</text:span></text:p>
            </office:annotation>
            <text:p>eventgroup</text:p>
          </table:table-cell>
          <table:table-cell table:style-name="ce28" office:value-type="string" calcext:value-type="string">
            <office:annotation draw:style-name="gr17" draw:text-style-name="P8" svg:width="62.28mm" svg:height="19.57mm" svg:x="137.91mm" svg:y="0.53mm" draw:caption-point-x="175.96mm" draw:caption-point-y="-0.43mm">
              <dc:date>2016-02-04T00:00:00</dc:date>
              <text:p text:style-name="P7"><text:span text:style-name="T2">New value by required. Valid datetime format: YYYY-MM-DD HH:MM:SS</text:span></text:p>
            </office:annotation>
            <text:p>fromdate*</text:p>
          </table:table-cell>
          <table:table-cell table:style-name="ce22" office:value-type="string" calcext:value-type="string">
            <office:annotation draw:style-name="gr18" draw:text-style-name="P8" svg:width="45.34mm" svg:height="19.57mm" svg:x="185.93mm" svg:y="0.53mm" draw:caption-point-x="175.21mm" draw:caption-point-y="-0.43mm">
              <dc:date>2016-02-04T00:00:00</dc:date>
              <text:p text:style-name="P7"><text:span text:style-name="T2">Valid datetime format: YYYY-MM-DD HH:MM:SS</text:span></text:p>
            </office:annotation>
            <text:p>todate</text:p>
          </table:table-cell>
          <table:table-cell table:style-name="ce22" office:value-type="string" calcext:value-type="string">
            <text:p>subject</text:p>
          </table:table-cell>
          <table:table-cell table:style-name="ce22" office:value-type="string" calcext:value-type="string">
            <text:p>place</text:p>
          </table:table-cell>
          <table:table-cell table:style-name="ce22" office:value-type="string" calcext:value-type="string">
            <text:p>description</text:p>
          </table:table-cell>
          <table:table-cell table:style-name="ce39" office:value-type="string" calcext:value-type="string" table:number-columns-spanned="1" table:number-rows-spanned="2">
            <text:p>Return value</text:p>
          </table:table-cell>
          <table:table-cell table:number-columns-repeated="245"/>
        </table:table-row>
        <table:table-row table:style-name="ro9">
          <table:table-cell table:style-name="ce26" office:value-type="string" calcext:value-type="string">
            <text:p>X</text:p>
          </table:table-cell>
          <table:table-cell table:style-name="ce29" office:value-type="string" calcext:value-type="string">
            <text:p>text</text:p>
          </table:table-cell>
          <table:table-cell table:number-columns-repeated="4" table:style-name="ce31" office:value-type="string" calcext:value-type="string">
            <text:p>text</text:p>
          </table:table-cell>
          <table:table-cell table:number-columns-repeated="2" table:style-name="ce83" office:value-type="string" calcext:value-type="string">
            <text:p>datetime</text:p>
          </table:table-cell>
          <table:table-cell table:number-columns-repeated="3" table:style-name="ce31" office:value-type="string" calcext:value-type="string">
            <text:p>text</text:p>
          </table:table-cell>
          <table:covered-table-cell table:style-name="ce39"/>
          <table:table-cell table:number-columns-repeated="245"/>
        </table:table-row>
        <table:table-row table:style-name="ro10">
          <table:table-cell table:content-validation-name="val20" office:value-type="string" calcext:value-type="string">
            <text:p>X</text:p>
          </table:table-cell>
          <table:table-cell office:value-type="string" calcext:value-type="string">
            <text:p>DMEVT/00001</text:p>
          </table:table-cell>
          <table:table-cell table:content-validation-name="val21" office:value-type="string" calcext:value-type="string">
            <text:p>customer</text:p>
          </table:table-cell>
          <table:table-cell office:value-type="string" calcext:value-type="string">
            <text:p>DMCUST/00001</text:p>
          </table:table-cell>
          <table:table-cell/>
          <table:table-cell office:value-type="string" calcext:value-type="string">
            <text:p>visit</text:p>
          </table:table-cell>
          <table:table-cell office:value-type="string" calcext:value-type="string">
            <text:p>"2015-04-05 08</text:p>
          </table:table-cell>
          <table:table-cell office:value-type="string" calcext:value-type="string">
            <text:p>"2015-04-05 10</text:p>
          </table:table-cell>
          <table:table-cell office:value-type="string" calcext:value-type="string">
            <text:p>First visit</text:p>
          </table:table-cell>
          <table:table-cell office:value-type="string" calcext:value-type="string">
            <text:p>City1</text:p>
          </table:table-cell>
          <table:table-cell office:value-type="string" calcext:value-type="string">
            <text:p>"It was long ... <text:s/></text:p>
          </table:table-cell>
          <table:table-cell table:number-columns-repeated="246"/>
        </table:table-row>
        <table:table-row table:style-name="ro10">
          <table:table-cell table:content-validation-name="val20" office:value-type="string" calcext:value-type="string">
            <text:p>X</text:p>
          </table:table-cell>
          <table:table-cell office:value-type="string" calcext:value-type="string">
            <text:p>DMEVT/00002</text:p>
          </table:table-cell>
          <table:table-cell table:content-validation-name="val21" office:value-type="string" calcext:value-type="string">
            <text:p>customer</text:p>
          </table:table-cell>
          <table:table-cell office:value-type="string" calcext:value-type="string">
            <text:p>DMCUST/00001</text:p>
          </table:table-cell>
          <table:table-cell/>
          <table:table-cell office:value-type="string" calcext:value-type="string">
            <text:p>visit</text:p>
          </table:table-cell>
          <table:table-cell office:value-type="string" calcext:value-type="string">
            <text:p>"2015-04-06 08</text:p>
          </table:table-cell>
          <table:table-cell office:value-type="string" calcext:value-type="string">
            <text:p>"2015-04-06 10</text:p>
          </table:table-cell>
          <table:table-cell office:value-type="string" calcext:value-type="string">
            <text:p>Second visit</text:p>
          </table:table-cell>
          <table:table-cell office:value-type="string" calcext:value-type="string">
            <text:p>City1</text:p>
          </table:table-cell>
          <table:table-cell table:number-columns-repeated="247"/>
        </table:table-row>
        <table:table-row table:style-name="ro10">
          <table:table-cell table:content-validation-name="val20" office:value-type="string" calcext:value-type="string">
            <text:p>X</text:p>
          </table:table-cell>
          <table:table-cell office:value-type="string" calcext:value-type="string">
            <text:p>DMEVT/00003</text:p>
          </table:table-cell>
          <table:table-cell table:content-validation-name="val21" office:value-type="string" calcext:value-type="string">
            <text:p>customer</text:p>
          </table:table-cell>
          <table:table-cell office:value-type="string" calcext:value-type="string">
            <text:p>DMCUST/00002</text:p>
          </table:table-cell>
          <table:table-cell table:number-columns-repeated="2"/>
          <table:table-cell office:value-type="string" calcext:value-type="string">
            <text:p>"2015-04-07 08</text:p>
          </table:table-cell>
          <table:table-cell office:value-type="string" calcext:value-type="string">
            <text:p>"2015-04-07 10</text:p>
          </table:table-cell>
          <table:table-cell office:value-type="string" calcext:value-type="string">
            <text:p>Training</text:p>
          </table:table-cell>
          <table:table-cell table:number-columns-repeated="248"/>
        </table:table-row>
        <table:table-row table:style-name="ro10">
          <table:table-cell table:content-validation-name="val20" office:value-type="string" calcext:value-type="string">
            <text:p>X</text:p>
          </table:table-cell>
          <table:table-cell office:value-type="string" calcext:value-type="string">
            <text:p>DMEVT/00004</text:p>
          </table:table-cell>
          <table:table-cell table:content-validation-name="val21" office:value-type="string" calcext:value-type="string">
            <text:p>customer</text:p>
          </table:table-cell>
          <table:table-cell office:value-type="string" calcext:value-type="string">
            <text:p>DMCUST/00003</text:p>
          </table:table-cell>
          <table:table-cell table:number-columns-repeated="2"/>
          <table:table-cell office:value-type="string" calcext:value-type="string">
            <text:p>"2015-04-08 08</text:p>
          </table:table-cell>
          <table:table-cell/>
          <table:table-cell office:value-type="string" calcext:value-type="string">
            <text:p>Training</text:p>
          </table:table-cell>
          <table:table-cell table:number-columns-repeated="248"/>
        </table:table-row>
        <table:table-row table:style-name="ro9" table:number-rows-repeated="1048569">
          <table:table-cell table:number-columns-repeated="257"/>
        </table:table-row>
        <table:table-row table:style-name="ro9">
          <table:table-cell table:number-columns-repeated="257"/>
        </table:table-row>
      </table:table>
      <table:table table:name="product" table:style-name="ta1">
        <table:table-column table:style-name="co28" table:default-cell-style-name="ce27"/>
        <table:table-column table:style-name="co36" table:default-cell-style-name="ce30"/>
        <table:table-column table:style-name="co41" table:default-cell-style-name="ce30"/>
        <table:table-column table:style-name="co46" table:default-cell-style-name="ce30"/>
        <table:table-column table:style-name="co43" table:default-cell-style-name="ce30"/>
        <table:table-column table:style-name="co47" table:default-cell-style-name="ce34"/>
        <table:table-column table:style-name="co19" table:default-cell-style-name="ce36"/>
        <table:table-column table:style-name="co48" table:default-cell-style-name="ce38"/>
        <table:table-column table:style-name="co49" table:default-cell-style-name="ce38"/>
        <table:table-column table:style-name="co50" table:default-cell-style-name="ce38"/>
        <table:table-column table:style-name="co41" table:default-cell-style-name="ce87"/>
        <table:table-column table:style-name="co51" table:default-cell-style-name="ce38"/>
        <table:table-column table:style-name="co36" table:default-cell-style-name="ce40"/>
        <table:table-column table:style-name="co45" table:number-columns-repeated="244" table:default-cell-style-name="ce30"/>
        <table:table-row table:style-name="ro9">
          <table:table-cell table:style-name="ce25" office:value-type="string" calcext:value-type="string">
            <text:p>update</text:p>
          </table:table-cell>
          <table:table-cell table:style-name="ce28" office:value-type="string" calcext:value-type="string">
            <office:annotation draw:style-name="gr15" draw:text-style-name="P8" svg:width="45.37mm" svg:height="19.57mm" svg:x="50.46mm" svg:y="0.53mm" draw:caption-point-x="17.17mm" draw:caption-point-y="-0.43mm">
              <dc:date>2016-02-04T00:00:00</dc:date>
              <text:p text:style-name="P7"><text:span text:style-name="T2">UNIQUE value. Add new, if not set, the function retrieves the next value.</text:span></text:p>
            </office:annotation>
            <text:p>partnumber*</text:p>
          </table:table-cell>
          <table:table-cell table:style-name="ce28" office:value-type="string" calcext:value-type="string">
            <office:annotation draw:style-name="gr19" draw:text-style-name="P8" svg:width="45.27mm" svg:height="19.57mm" svg:x="73.09mm" svg:y="0.53mm" draw:caption-point-x="56.98mm" draw:caption-point-y="-0.43mm">
              <dc:date>2016-02-04T00:00:00</dc:date>
              <text:p text:style-name="P7"><text:span text:style-name="T2"><text:s text:c="2"/></text:span><text:span text:style-name="T2">New value by required.</text:span></text:p>
            </office:annotation>
            <text:p>description</text:p>
          </table:table-cell>
          <table:table-cell table:style-name="ce22" office:value-type="string" calcext:value-type="string">
            <office:annotation draw:style-name="gr12" draw:text-style-name="P8" svg:width="45.38mm" svg:height="19.57mm" svg:x="95.6mm" svg:y="0.53mm" draw:caption-point-x="60.56mm" draw:caption-point-y="-0.43mm">
              <dc:date>2016-02-04T00:00:00</dc:date>
              <text:p text:style-name="P7"><text:span text:style-name="T2">Valid values: item, service. Default value: item.</text:span></text:p>
            </office:annotation>
            <text:p>protype</text:p>
          </table:table-cell>
          <table:table-cell table:style-name="ce22" office:value-type="string" calcext:value-type="string">
            <office:annotation draw:style-name="gr16" draw:text-style-name="P8" svg:width="45.35mm" svg:height="19.57mm" svg:x="118.17mm" svg:y="0.53mm" draw:caption-point-x="90.55mm" draw:caption-point-y="-0.43mm">
              <dc:date>2016-02-04T00:00:00</dc:date>
              <text:p text:style-name="P7"><text:span text:style-name="T2">Default value: default_unit in the Setting fields. </text:span></text:p>
            </office:annotation>
            <text:p>unit</text:p>
          </table:table-cell>
          <table:table-cell table:style-name="ce32" office:value-type="string" calcext:value-type="string">
            <office:annotation draw:style-name="gr15" draw:text-style-name="P8" svg:width="45.37mm" svg:height="19.57mm" svg:x="129.11mm" svg:y="0.53mm" draw:caption-point-x="102.54mm" draw:caption-point-y="-0.43mm">
              <dc:date>2016-02-04T00:00:00</dc:date>
              <text:p text:style-name="P7"><text:span text:style-name="T2">Valid value: taxcode from Tax. Default value: default_taxcode in the Setting fields. </text:span></text:p>
            </office:annotation>
            <text:p>taxcode</text:p>
          </table:table-cell>
          <table:table-cell table:style-name="ce22" office:value-type="string" calcext:value-type="string">
            <text:p>notes</text:p>
          </table:table-cell>
          <table:table-cell table:style-name="ce22" office:value-type="string" calcext:value-type="string">
            <office:annotation draw:style-name="gr20" draw:text-style-name="P8" svg:width="45.47mm" svg:height="19.57mm" svg:x="185.86mm" svg:y="0.53mm" draw:caption-point-x="114.94mm" draw:caption-point-y="-0.43mm">
              <dc:date>2016-02-04T00:00:00</dc:date>
              <text:p text:style-name="P7"><text:span text:style-name="T2">Boolean type, valid TRUE values: TRUE,true,T,t,Y,y,YES,yes,ON,on,1 or FALSE. Default value: FALSE.</text:span></text:p>
            </office:annotation>
            <text:p>webitem</text:p>
          </table:table-cell>
          <table:table-cell table:style-name="ce22" office:value-type="string" calcext:value-type="string">
            <office:annotation draw:style-name="gr9" draw:text-style-name="P8" svg:width="45.45mm" svg:height="19.57mm" svg:x="208.47mm" svg:y="0.53mm" draw:caption-point-x="112.44mm" draw:caption-point-y="-0.43mm">
              <dc:date>2016-02-04T00:00:00</dc:date>
              <text:p text:style-name="P7"><text:span text:style-name="T2">Boolean type, valid TRUE values: TRUE,true,T,t,Y,y,YES,yes,ON,on,1 or FALSE. Default value: FALSE.</text:span></text:p>
            </office:annotation>
            <text:p>inactive</text:p>
          </table:table-cell>
          <table:table-cell table:style-name="ce22" office:value-type="string" calcext:value-type="string">
            <office:annotation draw:style-name="gr12" draw:text-style-name="P8" svg:width="45.38mm" svg:height="19.57mm" svg:x="216.98mm" svg:y="0.53mm" draw:caption-point-x="170.6mm" draw:caption-point-y="-0.43mm">
              <dc:date>2016-02-04T00:00:00</dc:date>
              <text:p text:style-name="P7"><text:span text:style-name="T2">Sample additional field (product).</text:span></text:p>
              <text:p text:style-name="P7"><text:span text:style-name="T2">If the field name does not exist, the text type is created automatically!</text:span></text:p>
            </office:annotation>
            <text:p>sample_product_reference</text:p>
          </table:table-cell>
          <table:table-cell table:style-name="ce85" office:value-type="string" calcext:value-type="string">
            <office:annotation draw:style-name="gr21" draw:text-style-name="P8" svg:width="45.43mm" svg:height="19.57mm" svg:x="223.66mm" svg:y="0.53mm" draw:caption-point-x="226.36mm" draw:caption-point-y="-0.43mm">
              <dc:date>2016-02-04T00:00:00</dc:date>
              <text:p text:style-name="P7"><text:span text:style-name="T2">Sample additional field (integer).</text:span></text:p>
              <text:p text:style-name="P7"><text:span text:style-name="T2">If the field name does not exist, the text type is created automatically!</text:span></text:p>
            </office:annotation>
            <text:p>sample_product_integer</text:p>
          </table:table-cell>
          <table:table-cell table:style-name="ce22" office:value-type="string" calcext:value-type="string">
            <office:annotation draw:style-name="gr14" draw:text-style-name="P8" svg:width="45.33mm" svg:height="19.57mm" svg:x="236.39mm" svg:y="0.53mm" draw:caption-point-x="278.54mm" draw:caption-point-y="-0.43mm">
              <dc:date>2016-02-04T00:00:00</dc:date>
              <text:p text:style-name="P7"><text:span text:style-name="T2">Sample additional field (valuelist).</text:span></text:p>
              <text:p text:style-name="P7"><text:span text:style-name="T2">If the field name does not exist, the text type is created automatically!</text:span></text:p>
            </office:annotation>
            <text:p>sample_product_valuelist</text:p>
          </table:table-cell>
          <table:table-cell table:style-name="ce39" office:value-type="string" calcext:value-type="string" table:number-columns-spanned="1" table:number-rows-spanned="2">
            <text:p>Return value</text:p>
          </table:table-cell>
          <table:table-cell table:number-columns-repeated="244"/>
        </table:table-row>
        <table:table-row table:style-name="ro9">
          <table:table-cell table:style-name="ce26" office:value-type="string" calcext:value-type="string">
            <text:p>X</text:p>
          </table:table-cell>
          <table:table-cell table:style-name="ce29" office:value-type="string" calcext:value-type="string">
            <text:p>text</text:p>
          </table:table-cell>
          <table:table-cell table:number-columns-repeated="3" table:style-name="ce31" office:value-type="string" calcext:value-type="string">
            <text:p>text</text:p>
          </table:table-cell>
          <table:table-cell table:style-name="ce33" office:value-type="string" calcext:value-type="string">
            <text:p>text</text:p>
          </table:table-cell>
          <table:table-cell table:style-name="ce35" office:value-type="string" calcext:value-type="string">
            <text:p>text</text:p>
          </table:table-cell>
          <table:table-cell table:number-columns-repeated="2" table:style-name="ce35" office:value-type="string" calcext:value-type="string">
            <text:p>boolean</text:p>
          </table:table-cell>
          <table:table-cell table:style-name="ce35" office:value-type="string" calcext:value-type="string">
            <text:p>partnumber</text:p>
          </table:table-cell>
          <table:table-cell table:style-name="ce86" office:value-type="string" calcext:value-type="string">
            <text:p>integer</text:p>
          </table:table-cell>
          <table:table-cell table:style-name="ce35" office:value-type="string" calcext:value-type="string">
            <text:p>valuelist</text:p>
          </table:table-cell>
          <table:covered-table-cell table:style-name="ce39"/>
          <table:table-cell table:number-columns-repeated="244"/>
        </table:table-row>
        <table:table-row table:style-name="ro9">
          <table:table-cell table:content-validation-name="val22" office:value-type="string" calcext:value-type="string">
            <text:p>X</text:p>
          </table:table-cell>
          <table:table-cell office:value-type="string" calcext:value-type="string">
            <text:p>DMPROD/00001</text:p>
          </table:table-cell>
          <table:table-cell office:value-type="string" calcext:value-type="string">
            <text:p>Big product</text:p>
          </table:table-cell>
          <table:table-cell table:content-validation-name="val23" office:value-type="string" calcext:value-type="string">
            <text:p>item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20%</text:p>
          </table:table-cell>
          <table:table-cell/>
          <table:table-cell table:style-name="ce37" table:content-validation-name="val24" office:value-type="string" calcext:value-type="string">
            <text:p>1</text:p>
          </table:table-cell>
          <table:table-cell table:style-name="ce37" table:content-validation-name="val24" office:value-type="string" calcext:value-type="string">
            <text:p>0</text:p>
          </table:table-cell>
          <table:table-cell/>
          <table:table-cell table:content-validation-name="val25"/>
          <table:table-cell table:content-validation-name="val26" office:value-type="string" calcext:value-type="string">
            <text:p>easy</text:p>
          </table:table-cell>
          <table:table-cell table:number-columns-repeated="245"/>
        </table:table-row>
        <table:table-row table:style-name="ro9">
          <table:table-cell table:content-validation-name="val22" office:value-type="string" calcext:value-type="string">
            <text:p>X</text:p>
          </table:table-cell>
          <table:table-cell office:value-type="string" calcext:value-type="string">
            <text:p>DMPROD/00002</text:p>
          </table:table-cell>
          <table:table-cell office:value-type="string" calcext:value-type="string">
            <text:p>Good work</text:p>
          </table:table-cell>
          <table:table-cell table:content-validation-name="val23" office:value-type="string" calcext:value-type="string">
            <text:p>service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0%</text:p>
          </table:table-cell>
          <table:table-cell/>
          <table:table-cell table:number-columns-repeated="2" table:style-name="ce37" table:content-validation-name="val24" office:value-type="string" calcext:value-type="string">
            <text:p>0</text:p>
          </table:table-cell>
          <table:table-cell office:value-type="string" calcext:value-type="string">
            <text:p>DMPROD/00001</text:p>
          </table:table-cell>
          <table:table-cell table:style-name="ce88" table:content-validation-name="val25" office:value-type="string" calcext:value-type="string">
            <text:p>100000</text:p>
          </table:table-cell>
          <table:table-cell table:content-validation-name="val26"/>
          <table:table-cell table:number-columns-repeated="245"/>
        </table:table-row>
        <table:table-row table:style-name="ro9">
          <table:table-cell table:content-validation-name="val22" office:value-type="string" calcext:value-type="string">
            <text:p>X</text:p>
          </table:table-cell>
          <table:table-cell office:value-type="string" calcext:value-type="string">
            <text:p>DMPROD/00003</text:p>
          </table:table-cell>
          <table:table-cell office:value-type="string" calcext:value-type="string">
            <text:p>Nice product</text:p>
          </table:table-cell>
          <table:table-cell table:content-validation-name="val23" office:value-type="string" calcext:value-type="string">
            <text:p>item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20%</text:p>
          </table:table-cell>
          <table:table-cell/>
          <table:table-cell table:style-name="ce37" table:content-validation-name="val24" office:value-type="string" calcext:value-type="string">
            <text:p>1</text:p>
          </table:table-cell>
          <table:table-cell table:style-name="ce37" table:content-validation-name="val24" office:value-type="string" calcext:value-type="string">
            <text:p>0</text:p>
          </table:table-cell>
          <table:table-cell/>
          <table:table-cell table:content-validation-name="val25"/>
          <table:table-cell table:content-validation-name="val26" office:value-type="string" calcext:value-type="string">
            <text:p>heavy</text:p>
          </table:table-cell>
          <table:table-cell table:number-columns-repeated="245"/>
        </table:table-row>
        <table:table-row table:style-name="ro9">
          <table:table-cell table:content-validation-name="val22" office:value-type="string" calcext:value-type="string">
            <text:p>X</text:p>
          </table:table-cell>
          <table:table-cell office:value-type="string" calcext:value-type="string">
            <text:p>DMPROD/00004</text:p>
          </table:table-cell>
          <table:table-cell office:value-type="string" calcext:value-type="string">
            <text:p>Car</text:p>
          </table:table-cell>
          <table:table-cell table:content-validation-name="val23" office:value-type="string" calcext:value-type="string">
            <text:p>item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Manufacturing products</text:p>
          </table:table-cell>
          <table:table-cell table:style-name="ce37" table:content-validation-name="val24" office:value-type="string" calcext:value-type="string">
            <text:p>1</text:p>
          </table:table-cell>
          <table:table-cell table:style-name="ce37" table:content-validation-name="val24" office:value-type="string" calcext:value-type="string">
            <text:p>0</text:p>
          </table:table-cell>
          <table:table-cell/>
          <table:table-cell table:content-validation-name="val25"/>
          <table:table-cell table:content-validation-name="val26"/>
          <table:table-cell table:number-columns-repeated="245"/>
        </table:table-row>
        <table:table-row table:style-name="ro9">
          <table:table-cell table:content-validation-name="val22" office:value-type="string" calcext:value-type="string">
            <text:p>X</text:p>
          </table:table-cell>
          <table:table-cell office:value-type="string" calcext:value-type="string">
            <text:p>DMPROD/00005</text:p>
          </table:table-cell>
          <table:table-cell office:value-type="string" calcext:value-type="string">
            <text:p>Wheel</text:p>
          </table:table-cell>
          <table:table-cell table:content-validation-name="val23" office:value-type="string" calcext:value-type="string">
            <text:p>item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"Raw material</text:p>
          </table:table-cell>
          <table:table-cell table:style-name="ce37" table:content-validation-name="val24" office:value-type="string" calcext:value-type="string">
            <text:p>1</text:p>
          </table:table-cell>
          <table:table-cell table:style-name="ce37" table:content-validation-name="val24" office:value-type="string" calcext:value-type="string">
            <text:p>0</text:p>
          </table:table-cell>
          <table:table-cell/>
          <table:table-cell table:content-validation-name="val25"/>
          <table:table-cell table:content-validation-name="val26"/>
          <table:table-cell table:number-columns-repeated="245"/>
        </table:table-row>
        <table:table-row table:style-name="ro9">
          <table:table-cell table:content-validation-name="val22" office:value-type="string" calcext:value-type="string">
            <text:p>X</text:p>
          </table:table-cell>
          <table:table-cell office:value-type="string" calcext:value-type="string">
            <text:p>DMPROD/00006</text:p>
          </table:table-cell>
          <table:table-cell office:value-type="string" calcext:value-type="string">
            <text:p>Door</text:p>
          </table:table-cell>
          <table:table-cell table:content-validation-name="val23" office:value-type="string" calcext:value-type="string">
            <text:p>item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"Raw material</text:p>
          </table:table-cell>
          <table:table-cell table:style-name="ce37" table:content-validation-name="val24" office:value-type="string" calcext:value-type="string">
            <text:p>1</text:p>
          </table:table-cell>
          <table:table-cell table:style-name="ce37" table:content-validation-name="val24" office:value-type="string" calcext:value-type="string">
            <text:p>0</text:p>
          </table:table-cell>
          <table:table-cell/>
          <table:table-cell table:content-validation-name="val25"/>
          <table:table-cell table:content-validation-name="val26"/>
          <table:table-cell table:number-columns-repeated="245"/>
        </table:table-row>
        <table:table-row table:style-name="ro9">
          <table:table-cell table:content-validation-name="val22" office:value-type="string" calcext:value-type="string">
            <text:p>X</text:p>
          </table:table-cell>
          <table:table-cell office:value-type="string" calcext:value-type="string">
            <text:p>DMPROD/00007</text:p>
          </table:table-cell>
          <table:table-cell office:value-type="string" calcext:value-type="string">
            <text:p>Paint</text:p>
          </table:table-cell>
          <table:table-cell table:content-validation-name="val23" office:value-type="string" calcext:value-type="string">
            <text:p>item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"Raw material</text:p>
          </table:table-cell>
          <table:table-cell table:style-name="ce37" table:content-validation-name="val24" office:value-type="string" calcext:value-type="string">
            <text:p>1</text:p>
          </table:table-cell>
          <table:table-cell table:style-name="ce37" table:content-validation-name="val24" office:value-type="string" calcext:value-type="string">
            <text:p>0</text:p>
          </table:table-cell>
          <table:table-cell/>
          <table:table-cell table:content-validation-name="val25"/>
          <table:table-cell table:content-validation-name="val26"/>
          <table:table-cell table:number-columns-repeated="245"/>
        </table:table-row>
        <table:table-row table:style-name="ro9">
          <table:table-cell table:content-validation-name="val22" office:value-type="string" calcext:value-type="string">
            <text:p>X</text:p>
          </table:table-cell>
          <table:table-cell office:value-type="string" calcext:value-type="string">
            <text:p>DMPROD/00008</text:p>
          </table:table-cell>
          <table:table-cell office:value-type="string" calcext:value-type="string">
            <text:p>Pallet</text:p>
          </table:table-cell>
          <table:table-cell table:content-validation-name="val23" office:value-type="string" calcext:value-type="string">
            <text:p>item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"Raw material</text:p>
          </table:table-cell>
          <table:table-cell table:style-name="ce37" table:content-validation-name="val24" office:value-type="string" calcext:value-type="string">
            <text:p>1</text:p>
          </table:table-cell>
          <table:table-cell table:style-name="ce37" table:content-validation-name="val24" office:value-type="string" calcext:value-type="string">
            <text:p>0</text:p>
          </table:table-cell>
          <table:table-cell/>
          <table:table-cell table:content-validation-name="val25"/>
          <table:table-cell table:content-validation-name="val26"/>
          <table:table-cell table:number-columns-repeated="245"/>
        </table:table-row>
        <table:table-row table:style-name="ro9">
          <table:table-cell table:content-validation-name="val22" office:value-type="string" calcext:value-type="string">
            <text:p>X</text:p>
          </table:table-cell>
          <table:table-cell office:value-type="string" calcext:value-type="string">
            <text:p>DMPROD/00009</text:p>
          </table:table-cell>
          <table:table-cell office:value-type="string" calcext:value-type="string">
            <text:p>Basket</text:p>
          </table:table-cell>
          <table:table-cell table:content-validation-name="val23" office:value-type="string" calcext:value-type="string">
            <text:p>item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Souvenir component</text:p>
          </table:table-cell>
          <table:table-cell table:number-columns-repeated="2" table:style-name="ce37" table:content-validation-name="val24" office:value-type="string" calcext:value-type="string">
            <text:p>0</text:p>
          </table:table-cell>
          <table:table-cell/>
          <table:table-cell table:content-validation-name="val25"/>
          <table:table-cell table:content-validation-name="val26"/>
          <table:table-cell table:number-columns-repeated="245"/>
        </table:table-row>
        <table:table-row table:style-name="ro9">
          <table:table-cell table:content-validation-name="val22" office:value-type="string" calcext:value-type="string">
            <text:p>X</text:p>
          </table:table-cell>
          <table:table-cell office:value-type="string" calcext:value-type="string">
            <text:p>DMPROD/00010</text:p>
          </table:table-cell>
          <table:table-cell office:value-type="string" calcext:value-type="string">
            <text:p>Wine</text:p>
          </table:table-cell>
          <table:table-cell table:content-validation-name="val23" office:value-type="string" calcext:value-type="string">
            <text:p>item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Souvenir component</text:p>
          </table:table-cell>
          <table:table-cell table:number-columns-repeated="2" table:style-name="ce37" table:content-validation-name="val24" office:value-type="string" calcext:value-type="string">
            <text:p>0</text:p>
          </table:table-cell>
          <table:table-cell/>
          <table:table-cell table:content-validation-name="val25"/>
          <table:table-cell table:content-validation-name="val26"/>
          <table:table-cell table:number-columns-repeated="245"/>
        </table:table-row>
        <table:table-row table:style-name="ro9">
          <table:table-cell table:content-validation-name="val22" office:value-type="string" calcext:value-type="string">
            <text:p>X</text:p>
          </table:table-cell>
          <table:table-cell office:value-type="string" calcext:value-type="string">
            <text:p>DMPROD/00011</text:p>
          </table:table-cell>
          <table:table-cell office:value-type="string" calcext:value-type="string">
            <text:p>Chocolate</text:p>
          </table:table-cell>
          <table:table-cell table:content-validation-name="val23" office:value-type="string" calcext:value-type="string">
            <text:p>item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Souvenir component</text:p>
          </table:table-cell>
          <table:table-cell table:number-columns-repeated="2" table:style-name="ce37" table:content-validation-name="val24" office:value-type="string" calcext:value-type="string">
            <text:p>0</text:p>
          </table:table-cell>
          <table:table-cell/>
          <table:table-cell table:content-validation-name="val25"/>
          <table:table-cell table:content-validation-name="val26"/>
          <table:table-cell table:number-columns-repeated="245"/>
        </table:table-row>
        <table:table-row table:style-name="ro9">
          <table:table-cell table:content-validation-name="val22" office:value-type="string" calcext:value-type="string">
            <text:p>X</text:p>
          </table:table-cell>
          <table:table-cell office:value-type="string" calcext:value-type="string">
            <text:p>DMPROD/00012</text:p>
          </table:table-cell>
          <table:table-cell office:value-type="string" calcext:value-type="string">
            <text:p>Souvenir - virtual product</text:p>
          </table:table-cell>
          <table:table-cell table:content-validation-name="val23" office:value-type="string" calcext:value-type="string">
            <text:p>item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15%</text:p>
          </table:table-cell>
          <table:table-cell office:value-type="string" calcext:value-type="string">
            <text:p>"A technical package</text:p>
          </table:table-cell>
          <table:table-cell table:number-columns-repeated="2" table:style-name="ce37" table:content-validation-name="val24" office:value-type="string" calcext:value-type="string">
            <text:p>0</text:p>
          </table:table-cell>
          <table:table-cell/>
          <table:table-cell table:content-validation-name="val25"/>
          <table:table-cell table:content-validation-name="val26"/>
          <table:table-cell table:number-columns-repeated="245"/>
        </table:table-row>
        <table:table-row table:style-name="ro9">
          <table:table-cell table:content-validation-name="val22" office:value-type="string" calcext:value-type="string">
            <text:p>X</text:p>
          </table:table-cell>
          <table:table-cell office:value-type="string" calcext:value-type="string">
            <text:p>DMPROD/00013</text:p>
          </table:table-cell>
          <table:table-cell office:value-type="string" calcext:value-type="string">
            <text:p>Phone</text:p>
          </table:table-cell>
          <table:table-cell table:content-validation-name="val23" office:value-type="string" calcext:value-type="string">
            <text:p>item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for tool movement...</text:p>
          </table:table-cell>
          <table:table-cell table:number-columns-repeated="2" table:style-name="ce37" table:content-validation-name="val24" office:value-type="string" calcext:value-type="string">
            <text:p>0</text:p>
          </table:table-cell>
          <table:table-cell/>
          <table:table-cell table:content-validation-name="val25"/>
          <table:table-cell table:content-validation-name="val26"/>
          <table:table-cell table:number-columns-repeated="245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Generic print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0%</text:p>
          </table:table-cell>
          <table:table-cell/>
          <table:table-cell table:number-columns-repeated="2" table:style-name="ce37" office:value-type="string" calcext:value-type="string">
            <text:p>0</text:p>
          </table:table-cell>
          <table:table-cell table:number-columns-repeated="248"/>
        </table:table-row>
        <table:table-row table:style-name="ro9" table:number-rows-repeated="1048559">
          <table:table-cell table:number-columns-repeated="257"/>
        </table:table-row>
        <table:table-row table:style-name="ro9">
          <table:table-cell table:number-columns-repeated="257"/>
        </table:table-row>
      </table:table>
      <table:table table:name="barcode" table:style-name="ta1">
        <table:table-column table:style-name="co28" table:default-cell-style-name="ce27"/>
        <table:table-column table:style-name="co36" table:default-cell-style-name="ce30"/>
        <table:table-column table:style-name="co41" table:default-cell-style-name="ce30"/>
        <table:table-column table:style-name="co42" table:default-cell-style-name="ce30"/>
        <table:table-column table:style-name="co43" table:default-cell-style-name="ce30"/>
        <table:table-column table:style-name="co19" table:default-cell-style-name="ce87"/>
        <table:table-column table:style-name="co48" table:default-cell-style-name="ce38"/>
        <table:table-column table:style-name="co36" table:default-cell-style-name="ce40"/>
        <table:table-column table:style-name="co45" table:number-columns-repeated="249" table:default-cell-style-name="ce30"/>
        <table:table-row table:style-name="ro9">
          <table:table-cell table:style-name="ce25" office:value-type="string" calcext:value-type="string">
            <text:p>update</text:p>
          </table:table-cell>
          <table:table-cell table:style-name="ce28" office:value-type="string" calcext:value-type="string">
            <office:annotation draw:style-name="gr15" draw:text-style-name="P8" svg:width="45.37mm" svg:height="19.57mm" svg:x="50.46mm" svg:y="0.53mm" draw:caption-point-x="17.17mm" draw:caption-point-y="-0.43mm">
              <dc:date>2016-02-04T00:00:00</dc:date>
              <text:p text:style-name="P7"><text:span text:style-name="T2">Required. UNIQUE value.</text:span></text:p>
            </office:annotation>
            <text:p>code*</text:p>
          </table:table-cell>
          <table:table-cell table:style-name="ce28" office:value-type="string" calcext:value-type="string">
            <office:annotation draw:style-name="gr15" draw:text-style-name="P8" svg:width="45.37mm" svg:height="19.57mm" svg:x="73.02mm" svg:y="0.53mm" draw:caption-point-x="57.05mm" draw:caption-point-y="-0.43mm">
              <dc:date>2016-02-04T00:00:00</dc:date>
              <text:p text:style-name="P7"><text:span text:style-name="T2">New value by required.</text:span></text:p>
            </office:annotation>
            <text:p>partnumber*</text:p>
          </table:table-cell>
          <table:table-cell table:style-name="ce28" office:value-type="string" calcext:value-type="string">
            <office:annotation draw:style-name="gr12" draw:text-style-name="P8" svg:width="45.38mm" svg:height="19.57mm" svg:x="95.6mm" svg:y="0.53mm" draw:caption-point-x="76.45mm" draw:caption-point-y="-0.43mm">
              <dc:date>2016-02-04T00:00:00</dc:date>
              <text:p text:style-name="P7"><text:span text:style-name="T2">New value by required. Valid values: all groupvalue from Groups, where groupname equal barcodetype. (Default values: code128a, code128b, code128c, code25, code25i, code39, code93, ean13, ean8, postnet, upca, upce)</text:span></text:p>
            </office:annotation>
            <text:p>barcodetype*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office:annotation draw:style-name="gr14" draw:text-style-name="P8" svg:width="45.33mm" svg:height="19.57mm" svg:x="140.76mm" svg:y="0.53mm" draw:caption-point-x="131.13mm" draw:caption-point-y="-0.43mm">
              <dc:date>2016-02-04T00:00:00</dc:date>
              <text:p text:style-name="P7"><text:span text:style-name="T2">Barcode quantity. Default value: 0.</text:span></text:p>
            </office:annotation>
            <text:p>qty</text:p>
          </table:table-cell>
          <table:table-cell table:style-name="ce22" office:value-type="string" calcext:value-type="string">
            <office:annotation draw:style-name="gr22" draw:text-style-name="P8" svg:width="45.2mm" svg:height="19.57mm" svg:x="163.34mm" svg:y="0.53mm" draw:caption-point-x="130.42mm" draw:caption-point-y="-0.43mm">
              <dc:date>2016-02-04T00:00:00</dc:date>
              <text:p text:style-name="P7"><text:span text:style-name="T2">Default barcode for product. Boolean type, valid TRUE values: TRUE,true,T,t,Y,y,YES,yes,ON,on,1 or FALSE. Default value: FALSE.</text:span></text:p>
              <text:p text:style-name="P7"><text:span text:style-name="T2"/></text:p>
            </office:annotation>
            <text:p>defcode</text:p>
          </table:table-cell>
          <table:table-cell table:style-name="ce39" office:value-type="string" calcext:value-type="string" table:number-columns-spanned="1" table:number-rows-spanned="2">
            <text:p>Return value</text:p>
          </table:table-cell>
          <table:table-cell table:number-columns-repeated="249"/>
        </table:table-row>
        <table:table-row table:style-name="ro9">
          <table:table-cell table:style-name="ce26" office:value-type="string" calcext:value-type="string">
            <text:p>X</text:p>
          </table:table-cell>
          <table:table-cell table:style-name="ce29" office:value-type="string" calcext:value-type="string">
            <text:p>text</text:p>
          </table:table-cell>
          <table:table-cell table:number-columns-repeated="3" table:style-name="ce31" office:value-type="string" calcext:value-type="string">
            <text:p>text</text:p>
          </table:table-cell>
          <table:table-cell table:style-name="ce83" office:value-type="string" calcext:value-type="string">
            <text:p>real</text:p>
          </table:table-cell>
          <table:table-cell table:style-name="ce35" office:value-type="string" calcext:value-type="string">
            <text:p>boolean</text:p>
          </table:table-cell>
          <table:covered-table-cell table:style-name="ce39"/>
          <table:table-cell table:number-columns-repeated="249"/>
        </table:table-row>
        <table:table-row table:style-name="ro9">
          <table:table-cell table:content-validation-name="val27" office:value-type="string" calcext:value-type="string">
            <text:p>X</text:p>
          </table:table-cell>
          <table:table-cell office:value-type="string" calcext:value-type="string">
            <text:p>BC0123456789</text:p>
          </table:table-cell>
          <table:table-cell office:value-type="string" calcext:value-type="string">
            <text:p>DMPROD/00001</text:p>
          </table:table-cell>
          <table:table-cell table:content-validation-name="val28" office:value-type="string" calcext:value-type="string">
            <text:p>code128a</text:p>
          </table:table-cell>
          <table:table-cell office:value-type="string" calcext:value-type="string">
            <text:p>Barcode1</text:p>
          </table:table-cell>
          <table:table-cell table:style-name="ce88" table:content-validation-name="val29" office:value-type="string" calcext:value-type="string">
            <text:p>0</text:p>
          </table:table-cell>
          <table:table-cell table:style-name="ce37" table:content-validation-name="val30" office:value-type="string" calcext:value-type="string">
            <text:p>1</text:p>
          </table:table-cell>
          <table:table-cell table:number-columns-repeated="250"/>
        </table:table-row>
        <table:table-row table:style-name="ro9">
          <table:table-cell table:content-validation-name="val27" office:value-type="string" calcext:value-type="string">
            <text:p>X</text:p>
          </table:table-cell>
          <table:table-cell office:value-type="string" calcext:value-type="string">
            <text:p>BC1212121212</text:p>
          </table:table-cell>
          <table:table-cell office:value-type="string" calcext:value-type="string">
            <text:p>DMPROD/00001</text:p>
          </table:table-cell>
          <table:table-cell table:content-validation-name="val28" office:value-type="string" calcext:value-type="string">
            <text:p>code128b</text:p>
          </table:table-cell>
          <table:table-cell office:value-type="string" calcext:value-type="string">
            <text:p>Barcode2</text:p>
          </table:table-cell>
          <table:table-cell table:style-name="ce88" table:content-validation-name="val29" office:value-type="string" calcext:value-type="string">
            <text:p>5</text:p>
          </table:table-cell>
          <table:table-cell table:style-name="ce37" table:content-validation-name="val30" office:value-type="string" calcext:value-type="string">
            <text:p>0</text:p>
          </table:table-cell>
          <table:table-cell table:number-columns-repeated="250"/>
        </table:table-row>
        <table:table-row table:style-name="ro9">
          <table:table-cell table:content-validation-name="val27" office:value-type="string" calcext:value-type="string">
            <text:p>X</text:p>
          </table:table-cell>
          <table:table-cell office:value-type="string" calcext:value-type="string">
            <text:p>BC0101010101</text:p>
          </table:table-cell>
          <table:table-cell office:value-type="string" calcext:value-type="string">
            <text:p>DMPROD/00003</text:p>
          </table:table-cell>
          <table:table-cell table:content-validation-name="val28" office:value-type="string" calcext:value-type="string">
            <text:p>code128c</text:p>
          </table:table-cell>
          <table:table-cell office:value-type="string" calcext:value-type="string">
            <text:p>Barcode3</text:p>
          </table:table-cell>
          <table:table-cell table:style-name="ce88" table:content-validation-name="val29" office:value-type="string" calcext:value-type="string">
            <text:p>0</text:p>
          </table:table-cell>
          <table:table-cell table:style-name="ce37" table:content-validation-name="val30" office:value-type="string" calcext:value-type="string">
            <text:p>1</text:p>
          </table:table-cell>
          <table:table-cell table:number-columns-repeated="250"/>
        </table:table-row>
        <table:table-row table:style-name="ro9" table:number-rows-repeated="1048570">
          <table:table-cell table:number-columns-repeated="257"/>
        </table:table-row>
        <table:table-row table:style-name="ro9">
          <table:table-cell table:number-columns-repeated="257"/>
        </table:table-row>
      </table:table>
      <table:table table:name="price" table:style-name="ta1">
        <table:table-column table:style-name="co28" table:default-cell-style-name="ce27"/>
        <table:table-column table:style-name="co36" table:default-cell-style-name="ce30"/>
        <table:table-column table:style-name="co41" table:default-cell-style-name="ce30"/>
        <table:table-column table:style-name="co19" table:number-columns-repeated="2" table:default-cell-style-name="ce84"/>
        <table:table-column table:style-name="co42" table:default-cell-style-name="ce30"/>
        <table:table-column table:style-name="co43" table:number-columns-repeated="3" table:default-cell-style-name="ce30"/>
        <table:table-column table:style-name="co19" table:default-cell-style-name="ce84"/>
        <table:table-column table:style-name="co52" table:default-cell-style-name="ce38"/>
        <table:table-column table:style-name="co53" table:default-cell-style-name="ce40"/>
        <table:table-column table:style-name="co45" table:number-columns-repeated="245" table:default-cell-style-name="ce30"/>
        <table:table-row table:style-name="ro9">
          <table:table-cell table:style-name="ce25" office:value-type="string" calcext:value-type="string">
            <text:p>update</text:p>
          </table:table-cell>
          <table:table-cell table:style-name="ce28" office:value-type="string" calcext:value-type="string">
            <office:annotation draw:style-name="gr15" draw:text-style-name="P8" svg:width="45.37mm" svg:height="19.57mm" svg:x="50.46mm" svg:y="0.53mm" draw:caption-point-x="17.17mm" draw:caption-point-y="-0.43mm">
              <dc:date>2016-02-04T00:00:00</dc:date>
              <text:p text:style-name="P7"><text:span text:style-name="T2">Required. UNIQUE value (partnumber+pricetype+validfrom+curr+qty). Valid product number value.</text:span></text:p>
            </office:annotation>
            <text:p>partnumber*</text:p>
          </table:table-cell>
          <table:table-cell table:style-name="ce28" office:value-type="string" calcext:value-type="string">
            <office:annotation draw:style-name="gr18" draw:text-style-name="P8" svg:width="45.34mm" svg:height="19.57mm" svg:x="73.04mm" svg:y="0.53mm" draw:caption-point-x="57.03mm" draw:caption-point-y="-0.43mm">
              <dc:date>2016-02-04T00:00:00</dc:date>
              <text:p text:style-name="P7"><text:span text:style-name="T2">Required. UNIQUE value (partnumber+pricetype+validfrom+curr+qty). Valid values: price or discount.</text:span></text:p>
            </office:annotation>
            <text:p>pricetype*</text:p>
          </table:table-cell>
          <table:table-cell table:style-name="ce28" office:value-type="string" calcext:value-type="string">
            <office:annotation draw:style-name="gr23" draw:text-style-name="P8" svg:width="45.28mm" svg:height="19.57mm" svg:x="95.63mm" svg:y="0.53mm" draw:caption-point-x="81.71mm" draw:caption-point-y="-0.43mm">
              <dc:date>2016-02-04T00:00:00</dc:date>
              <text:p text:style-name="P7"><text:span text:style-name="T2">Required. UNIQUE value (partnumber+pricetype+validfrom+curr+qty). Valid date format: YYYY-MM-DD</text:span></text:p>
            </office:annotation>
            <text:p>validfrom*</text:p>
          </table:table-cell>
          <table:table-cell table:style-name="ce22" office:value-type="string" calcext:value-type="string">
            <office:annotation draw:style-name="gr15" draw:text-style-name="P8" svg:width="45.37mm" svg:height="19.57mm" svg:x="118.18mm" svg:y="0.53mm" draw:caption-point-x="106.43mm" draw:caption-point-y="-0.43mm">
              <dc:date>2016-02-04T00:00:00</dc:date>
              <text:p text:style-name="P7"><text:span text:style-name="T2">Valid date format: YYYY-MM-DD</text:span></text:p>
            </office:annotation>
            <text:p>validto</text:p>
          </table:table-cell>
          <table:table-cell table:style-name="ce22" office:value-type="string" calcext:value-type="string">
            <office:annotation draw:style-name="gr15" draw:text-style-name="P8" svg:width="45.37mm" svg:height="19.57mm" svg:x="140.75mm" svg:y="0.53mm" draw:caption-point-x="125.85mm" draw:caption-point-y="-0.43mm">
              <dc:date>2016-02-04T00:00:00</dc:date>
              <text:p text:style-name="P7"><text:span text:style-name="T2">Valid currency code from Currency. If not set, default currency.</text:span></text:p>
            </office:annotation>
            <text:p>curr</text:p>
          </table:table-cell>
          <table:table-cell table:style-name="ce22" office:value-type="string" calcext:value-type="string">
            <office:annotation draw:style-name="gr12" draw:text-style-name="P8" svg:width="45.38mm" svg:height="19.57mm" svg:x="163.33mm" svg:y="0.53mm" draw:caption-point-x="155.83mm" draw:caption-point-y="-0.43mm">
              <dc:date>2016-02-04T00:00:00</dc:date>
              <text:p text:style-name="P7"><text:span text:style-name="T2">Limit quantity. Default value: 0.</text:span></text:p>
            </office:annotation>
            <text:p>qty</text:p>
          </table:table-cell>
          <table:table-cell table:style-name="ce22" office:value-type="string" calcext:value-type="string">
            <office:annotation draw:style-name="gr12" draw:text-style-name="P8" svg:width="45.38mm" svg:height="19.57mm" svg:x="185.91mm" svg:y="0.53mm" draw:caption-point-x="185.81mm" draw:caption-point-y="-0.43mm">
              <dc:date>2016-02-04T00:00:00</dc:date>
              <text:p text:style-name="P7"><text:span text:style-name="T2">Price value, if type = price, or limit value, if type = discount. Default value: 0.</text:span></text:p>
            </office:annotation>
            <text:p>pricevalue</text:p>
          </table:table-cell>
          <table:table-cell table:style-name="ce22" office:value-type="string" calcext:value-type="string">
            <office:annotation draw:style-name="gr24" draw:text-style-name="P8" svg:width="45.25mm" svg:height="19.57mm" svg:x="208.51mm" svg:y="0.53mm" draw:caption-point-x="215.78mm" draw:caption-point-y="-0.43mm">
              <dc:date>2016-02-04T00:00:00</dc:date>
              <text:p text:style-name="P7"><text:span text:style-name="T2">Discount value, if type = discount.</text:span></text:p>
            </office:annotation>
            <text:p>discount</text:p>
          </table:table-cell>
          <table:table-cell table:style-name="ce22" office:value-type="string" calcext:value-type="string">
            <office:annotation draw:style-name="gr25" draw:text-style-name="P8" svg:width="45.51mm" svg:height="19.57mm" svg:x="231.06mm" svg:y="0.53mm" draw:caption-point-x="240.5mm" draw:caption-point-y="-0.43mm">
              <dc:date>2016-02-04T00:00:00</dc:date>
              <text:p text:style-name="P7"><text:span text:style-name="T2">If type = discount. Valid values: all groupvalue from Groups, where groupname equal calcmode.</text:span></text:p>
            </office:annotation>
            <text:p>calcmode</text:p>
          </table:table-cell>
          <table:table-cell table:style-name="ce22" office:value-type="string" calcext:value-type="string">
            <office:annotation draw:style-name="gr26" draw:text-style-name="P8" svg:width="45.48mm" svg:height="19.57mm" svg:x="253.66mm" svg:y="0.53mm" draw:caption-point-x="247.18mm" draw:caption-point-y="-0.43mm">
              <dc:date>2016-02-04T00:00:00</dc:date>
              <text:p text:style-name="P7"><text:span text:style-name="T2">Boolean type, valid TRUE values: TRUE,true,T,t,Y,y,YES,yes,ON,on,1 or FALSE. Default value: FALSE.</text:span></text:p>
            </office:annotation>
            <text:p>vendorprice</text:p>
          </table:table-cell>
          <table:table-cell table:style-name="ce39" office:value-type="string" calcext:value-type="string" table:number-columns-spanned="1" table:number-rows-spanned="2">
            <text:p>Return value</text:p>
          </table:table-cell>
          <table:table-cell table:number-columns-repeated="245"/>
        </table:table-row>
        <table:table-row table:style-name="ro9">
          <table:table-cell table:style-name="ce26" office:value-type="string" calcext:value-type="string">
            <text:p>X</text:p>
          </table:table-cell>
          <table:table-cell table:style-name="ce29" office:value-type="string" calcext:value-type="string">
            <text:p>text</text:p>
          </table:table-cell>
          <table:table-cell table:style-name="ce31" office:value-type="string" calcext:value-type="string">
            <text:p>text</text:p>
          </table:table-cell>
          <table:table-cell table:number-columns-repeated="2" table:style-name="ce83" office:value-type="string" calcext:value-type="string">
            <text:p>date</text:p>
          </table:table-cell>
          <table:table-cell table:style-name="ce31" office:value-type="string" calcext:value-type="string">
            <text:p>text</text:p>
          </table:table-cell>
          <table:table-cell table:number-columns-repeated="3" table:style-name="ce31" office:value-type="string" calcext:value-type="string">
            <text:p>real</text:p>
          </table:table-cell>
          <table:table-cell table:style-name="ce31" office:value-type="string" calcext:value-type="string">
            <text:p>text</text:p>
          </table:table-cell>
          <table:table-cell table:style-name="ce35" office:value-type="string" calcext:value-type="string">
            <text:p>boolean</text:p>
          </table:table-cell>
          <table:covered-table-cell table:style-name="ce39"/>
          <table:table-cell table:number-columns-repeated="245"/>
        </table:table-row>
        <table:table-row table:style-name="ro9">
          <table:table-cell table:content-validation-name="val31" office:value-type="string" calcext:value-type="string">
            <text:p>X</text:p>
          </table:table-cell>
          <table:table-cell office:value-type="string" calcext:value-type="string">
            <text:p>DMPROD/00001</text:p>
          </table:table-cell>
          <table:table-cell table:content-validation-name="val32" office:value-type="string" calcext:value-type="string">
            <text:p>price</text:p>
          </table:table-cell>
          <table:table-cell office:value-type="string" calcext:value-type="string">
            <text:p>2015-04-05</text:p>
          </table:table-cell>
          <table:table-cell/>
          <table:table-cell office:value-type="string" calcext:value-type="string">
            <text:p>EUR</text:p>
          </table:table-cell>
          <table:table-cell table:style-name="ce34" office:value-type="string" calcext:value-type="string">
            <office:annotation draw:style-name="gr27" draw:text-style-name="P8" svg:width="45.38mm" svg:height="19.6mm" svg:x="163.33mm" svg:y="6.4mm" draw:caption-point-x="155.83mm" draw:caption-point-y="2.69mm">
              <dc:date>2016-02-04T00:00:00</dc:date>
              <text:p text:style-name="P7"><text:span text:style-name="T2">price value, if qty 1-9</text:span></text:p>
            </office:annotation>
            <text:p>0</text:p>
          </table:table-cell>
          <table:table-cell table:style-name="ce34" office:value-type="string" calcext:value-type="string">
            <text:p>25</text:p>
          </table:table-cell>
          <table:table-cell table:number-columns-repeated="2"/>
          <table:table-cell table:style-name="ce37" table:content-validation-name="val33" office:value-type="string" calcext:value-type="string">
            <text:p>0</text:p>
          </table:table-cell>
          <table:table-cell table:number-columns-repeated="246"/>
        </table:table-row>
        <table:table-row table:style-name="ro9">
          <table:table-cell table:content-validation-name="val31" office:value-type="string" calcext:value-type="string">
            <text:p>X</text:p>
          </table:table-cell>
          <table:table-cell office:value-type="string" calcext:value-type="string">
            <text:p>DMPROD/00001</text:p>
          </table:table-cell>
          <table:table-cell table:content-validation-name="val32" office:value-type="string" calcext:value-type="string">
            <text:p>price</text:p>
          </table:table-cell>
          <table:table-cell office:value-type="string" calcext:value-type="string">
            <text:p>2015-04-05</text:p>
          </table:table-cell>
          <table:table-cell/>
          <table:table-cell office:value-type="string" calcext:value-type="string">
            <text:p>EUR</text:p>
          </table:table-cell>
          <table:table-cell table:style-name="ce34" office:value-type="string" calcext:value-type="string">
            <office:annotation draw:style-name="gr28" draw:text-style-name="P8" svg:width="45.38mm" svg:height="19.59mm" svg:x="163.33mm" svg:y="10.94mm" draw:caption-point-x="155.83mm" draw:caption-point-y="2.65mm">
              <dc:date>2016-02-04T00:00:00</dc:date>
              <text:p text:style-name="P7"><text:span text:style-name="T2">price value, if qty &gt;=10</text:span></text:p>
            </office:annotation>
            <text:p>10</text:p>
          </table:table-cell>
          <table:table-cell table:style-name="ce34" office:value-type="string" calcext:value-type="string">
            <text:p>20</text:p>
          </table:table-cell>
          <table:table-cell table:number-columns-repeated="2"/>
          <table:table-cell table:style-name="ce37" table:content-validation-name="val33" office:value-type="string" calcext:value-type="string">
            <text:p>0</text:p>
          </table:table-cell>
          <table:table-cell table:number-columns-repeated="246"/>
        </table:table-row>
        <table:table-row table:style-name="ro9">
          <table:table-cell table:content-validation-name="val31"/>
          <table:table-cell/>
          <table:table-cell table:content-validation-name="val32"/>
          <table:table-cell table:number-columns-repeated="6"/>
          <table:table-cell>
            <office:annotation draw:style-name="gr29" draw:text-style-name="P8" svg:width="45.51mm" svg:height="19.59mm" svg:x="231.06mm" svg:y="15.48mm" draw:caption-point-x="240.5mm" draw:caption-point-y="2.61mm">
              <dc:date>2016-02-04T00:00:00</dc:date>
              <text:p text:style-name="P7"><text:span text:style-name="T2">deduction (%)</text:span></text:p>
            </office:annotation>
          </table:table-cell>
          <table:table-cell table:content-validation-name="val33"/>
          <table:table-cell table:number-columns-repeated="246"/>
        </table:table-row>
        <table:table-row table:style-name="ro9" table:number-rows-repeated="1048570">
          <table:table-cell table:number-columns-repeated="257"/>
        </table:table-row>
        <table:table-row table:style-name="ro9">
          <table:table-cell table:number-columns-repeated="257"/>
        </table:table-row>
      </table:table>
      <table:table table:name="link" table:style-name="ta1">
        <table:table-column table:style-name="co28" table:default-cell-style-name="ce27"/>
        <table:table-column table:style-name="co36" table:default-cell-style-name="ce30"/>
        <table:table-column table:style-name="co41" table:default-cell-style-name="ce30"/>
        <table:table-column table:style-name="co36" table:default-cell-style-name="ce30"/>
        <table:table-column table:style-name="co41" table:default-cell-style-name="ce30"/>
        <table:table-column table:style-name="co43" table:default-cell-style-name="ce30"/>
        <table:table-column table:style-name="co54" table:default-cell-style-name="ce40"/>
        <table:table-column table:style-name="co45" table:number-columns-repeated="250" table:default-cell-style-name="ce30"/>
        <table:table-row table:style-name="ro9">
          <table:table-cell table:style-name="ce25" office:value-type="string" calcext:value-type="string">
            <text:p>update</text:p>
          </table:table-cell>
          <table:table-cell table:style-name="ce28" office:value-type="string" calcext:value-type="string">
            <office:annotation draw:style-name="gr15" draw:text-style-name="P8" svg:width="45.37mm" svg:height="19.57mm" svg:x="50.46mm" svg:y="0.53mm" draw:caption-point-x="17.17mm" draw:caption-point-y="-0.43mm">
              <dc:date>2016-02-04T00:00:00</dc:date>
              <text:p text:style-name="P7"><text:span text:style-name="T2">Required. UNIQUE value (nervatype1+refnumber1+nervatype2+refnumber2). Valid values: customer, employee, event, groups, place, product, project, tool, trans.</text:span></text:p>
            </office:annotation>
            <text:p>nervatype1*</text:p>
          </table:table-cell>
          <table:table-cell table:style-name="ce28" office:value-type="string" calcext:value-type="string">
            <office:annotation draw:style-name="gr30" draw:text-style-name="P8" svg:width="45.42mm" svg:height="19.57mm" svg:x="73.03mm" svg:y="0.53mm" draw:caption-point-x="57.04mm" draw:caption-point-y="-0.43mm">
              <dc:date>2016-02-04T00:00:00</dc:date>
              <text:p text:style-name="P7"><text:span text:style-name="T2">Required. UNIQUE value (nervatype1+refnumber1+nervatype2+refnumber2). Valid values: custnumber(Customer), empnumber(Employee), calnumber(Evenet), groupvalue(Groups), placenumber(Place), partnumber(Product), pronumber(Project), serial(Tool), transnumber(Trans)</text:span></text:p>
            </office:annotation>
            <text:p>refnumber1*</text:p>
          </table:table-cell>
          <table:table-cell table:style-name="ce28" office:value-type="string" calcext:value-type="string">
            <office:annotation draw:style-name="gr15" draw:text-style-name="P8" svg:width="45.37mm" svg:height="19.57mm" svg:x="95.62mm" svg:y="0.53mm" draw:caption-point-x="84.19mm" draw:caption-point-y="-0.43mm">
              <dc:date>2016-02-04T00:00:00</dc:date>
              <text:p text:style-name="P7"><text:span text:style-name="T2">Required. UNIQUE value (nervatype1+refnumber1+nervatype2+refnumber2). Valid values: customer, employee, event, groups, place, product, project, tool, trans.</text:span></text:p>
            </office:annotation>
            <text:p>nervatype2*</text:p>
          </table:table-cell>
          <table:table-cell table:style-name="ce28" office:value-type="string" calcext:value-type="string">
            <office:annotation draw:style-name="gr15" draw:text-style-name="P8" svg:width="45.37mm" svg:height="19.57mm" svg:x="118.18mm" svg:y="0.53mm" draw:caption-point-x="124.07mm" draw:caption-point-y="-0.43mm">
              <dc:date>2016-02-04T00:00:00</dc:date>
              <text:p text:style-name="P7"><text:span text:style-name="T2">Required. UNIQUE value (nervatype1+refnumber1+nervatype2+refnumber2). Valid values: custnumber(Customer), empnumber(Employee), calnumber(Evenet), groupvalue(Groups), placenumber(Place), partnumber(Product), pronumber(Project), serial(Tool), transnumber(Trans)</text:span></text:p>
            </office:annotation>
            <text:p>refnumber2*</text:p>
          </table:table-cell>
          <table:table-cell table:style-name="ce22" office:value-type="string" calcext:value-type="string">
            <text:p>linktype</text:p>
          </table:table-cell>
          <table:table-cell table:style-name="ce39" office:value-type="string" calcext:value-type="string" table:number-columns-spanned="1" table:number-rows-spanned="2">
            <text:p>Return value</text:p>
          </table:table-cell>
          <table:table-cell table:number-columns-repeated="250"/>
        </table:table-row>
        <table:table-row table:style-name="ro9">
          <table:table-cell table:style-name="ce26" office:value-type="string" calcext:value-type="string">
            <text:p>X</text:p>
          </table:table-cell>
          <table:table-cell table:style-name="ce29" office:value-type="string" calcext:value-type="string">
            <text:p>text</text:p>
          </table:table-cell>
          <table:table-cell table:style-name="ce31" office:value-type="string" calcext:value-type="string">
            <text:p>text</text:p>
          </table:table-cell>
          <table:table-cell table:style-name="ce29" office:value-type="string" calcext:value-type="string">
            <text:p>text</text:p>
          </table:table-cell>
          <table:table-cell table:style-name="ce31" office:value-type="string" calcext:value-type="string">
            <text:p>text</text:p>
          </table:table-cell>
          <table:table-cell table:style-name="ce31" office:value-type="string" calcext:value-type="string">
            <text:p>integer</text:p>
          </table:table-cell>
          <table:covered-table-cell table:style-name="ce39"/>
          <table:table-cell table:number-columns-repeated="250"/>
        </table:table-row>
        <table:table-row table:style-name="ro9">
          <table:table-cell table:content-validation-name="val34" office:value-type="string" calcext:value-type="string">
            <text:p>X</text:p>
          </table:table-cell>
          <table:table-cell table:content-validation-name="val35" office:value-type="string" calcext:value-type="string">
            <text:p>movement</text:p>
          </table:table-cell>
          <table:table-cell office:value-type="string" calcext:value-type="string">
            <text:p>DMDEL/00001~1</text:p>
          </table:table-cell>
          <table:table-cell table:content-validation-name="val35" office:value-type="string" calcext:value-type="string">
            <text:p>item</text:p>
          </table:table-cell>
          <table:table-cell office:value-type="string" calcext:value-type="string">
            <text:p>DMORD/00001~1</text:p>
          </table:table-cell>
          <table:table-cell table:style-name="ce34" table:content-validation-name="val29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table:content-validation-name="val34" office:value-type="string" calcext:value-type="string">
            <text:p>X</text:p>
          </table:table-cell>
          <table:table-cell table:content-validation-name="val35" office:value-type="string" calcext:value-type="string">
            <text:p>movement</text:p>
          </table:table-cell>
          <table:table-cell office:value-type="string" calcext:value-type="string">
            <text:p>DMDEL/00001~2</text:p>
          </table:table-cell>
          <table:table-cell table:content-validation-name="val35" office:value-type="string" calcext:value-type="string">
            <text:p>item</text:p>
          </table:table-cell>
          <table:table-cell office:value-type="string" calcext:value-type="string">
            <text:p>DMORD/00001~2</text:p>
          </table:table-cell>
          <table:table-cell table:style-name="ce34" table:content-validation-name="val29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table:content-validation-name="val34" office:value-type="string" calcext:value-type="string">
            <text:p>X</text:p>
          </table:table-cell>
          <table:table-cell table:content-validation-name="val35" office:value-type="string" calcext:value-type="string">
            <text:p>movement</text:p>
          </table:table-cell>
          <table:table-cell office:value-type="string" calcext:value-type="string">
            <text:p>DMDEL/00001~3</text:p>
          </table:table-cell>
          <table:table-cell table:content-validation-name="val35" office:value-type="string" calcext:value-type="string">
            <text:p>item</text:p>
          </table:table-cell>
          <table:table-cell office:value-type="string" calcext:value-type="string">
            <text:p>DMORD/00001~3</text:p>
          </table:table-cell>
          <table:table-cell table:style-name="ce34" table:content-validation-name="val29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table:content-validation-name="val34" office:value-type="string" calcext:value-type="string">
            <text:p>X</text:p>
          </table:table-cell>
          <table:table-cell table:content-validation-name="val35" office:value-type="string" calcext:value-type="string">
            <text:p>movement</text:p>
          </table:table-cell>
          <table:table-cell office:value-type="string" calcext:value-type="string">
            <text:p>DMDEL/00001~4</text:p>
          </table:table-cell>
          <table:table-cell table:content-validation-name="val35" office:value-type="string" calcext:value-type="string">
            <text:p>item</text:p>
          </table:table-cell>
          <table:table-cell office:value-type="string" calcext:value-type="string">
            <text:p>DMORD/00001~4</text:p>
          </table:table-cell>
          <table:table-cell table:style-name="ce34" table:content-validation-name="val29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MDEL/00001~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MORD/00001~5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MDEL/00001~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MORD/00001~6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MDEL/00001~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MORD/00001~7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MDEL/00001~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MORD/00001~8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MDEL/00001~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MORD/00001~9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MDEL/00002~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MORD/00002~1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MDEL/00002~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MORD/00002~1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MDEL/00002~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MORD/00002~1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MDEL/00002~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MORD/00002~2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MDEL/00003~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MORD/00003~2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MDEL/00003~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MORD/00003~3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MDTF/00001~1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MDTF/00001~2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MDTF/00001~3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MDTF/00001~4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MDTF/00001~5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MDTF/00001~6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MDTF/00001~7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MDTF/00001~8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MDTF/00001~9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MDTF/00001~10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DMPMT/00001~1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MINV/00003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DMPMT/00001~2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MINV/00001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DMPMT/00001~3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MINV/00002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DMPMT/00002~1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MINV/00003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MOFF/00001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MORD/00003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MINV/00001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MORD/00003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MINV/00002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MORD/00002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MINV/00003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MORD/00001</text:p>
          </table:table-cell>
          <table:table-cell table:style-name="ce34" office:value-type="string" calcext:value-type="string">
            <text:p>0</text:p>
          </table:table-cell>
          <table:table-cell table:number-columns-repeated="251"/>
        </table:table-row>
        <table:table-row table:style-name="ro9" table:number-rows-repeated="1048545">
          <table:table-cell table:number-columns-repeated="257"/>
        </table:table-row>
        <table:table-row table:style-name="ro9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ál_20_2" style:display-name="Normá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Normál_5f_updateNervatura" style:display-name="Normál_updateNervatur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00.00.00</text:date>, <text:time style:data-style-name="N2" text:time-value="23:37:48.583344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20:07:19.584000000</meta:creation-date>
    <meta:generator>LibreOffice/5.0.4.2$Linux_X86_64 LibreOffice_project/00m0$Build-2</meta:generator>
    <dc:date>2016-02-08T23:38:24.336580884</dc:date>
    <meta:editing-duration>PT17H43M10S</meta:editing-duration>
    <meta:editing-cycles>237</meta:editing-cycles>
    <meta:document-statistic meta:table-count="11" meta:cell-count="1293" meta:object-count="6"/>
  </office:meta>
</office:document-meta>
</file>

<file path=Basic/Standard/Adapter.xml><?xml version="1.0" encoding="utf-8"?>
<!DOCTYPE module  PUBLIC '-//OpenOffice.org//DTD OfficeDocument 1.0//EN'  'module.dtd'>
<script:module xmlns:script="http://openoffice.org/2000/script" script:name="Adapter" script:language="StarBasic">REM  *****  BASIC  *****

'This file is part of the Nervatura Framework
'http://www.nervatura.com
'Copyright © 2011-2016, Csaba Kappel
'License: LGPLv3
'https://raw.githubusercontent.com/nervatura/nervatura/master/LICENSE


Sub getParamValue(ByVal pname as String) as String
  Dim psheet As Object
  psheet = ThisComponent.Sheets.getByName("params")
  Select Case pname
    Case "server":
      getParamValue = psheet.getCellByPosition(2,4).String
    Case "database":
      getParamValue = psheet.getCellByPosition(2,5).String
    Case "username":
      getParamValue = psheet.getCellByPosition(2,6).String
    Case "password":
      getParamValue = psheet.getCellByPosition(2,7).String
    Case "datatype":
      getParamValue = psheet.getCellByPosition(2,8).String
    Case "insert_row":
      getParamValue = psheet.getCellByPosition(2,9).String
    Case "insert_field":
      getParamValue = psheet.getCellByPosition(2,10).String
    Case "where":
      getParamValue = psheet.getCellByPosition(2,11).String
  End Select
End Sub

Sub decodeMsg(ByVal response As String, ByVal code As String, Byval index As Integer) as String
  Dim value
  Select Case code
    Case "state":
      value = Split(Split(response,",")(2),":")(0)
  	  decodeMsg = Mid(value,2,Len(value)-2)
      Exit Sub
    Case "message":
      value = Split(Split(Split(response,":{")(1),",")(1),""":")(1)
      decodeMsg = Mid(value,2,Len(value)-2)
      Exit Sub
  End Select
End Sub

Sub getVernum()
  Dim err_no, err_msg
  On Error GoTo gen_err
  'set params values
  Dim params As String 
  params = "@protocol://@server/@function"
  params = Replace(params, "@protocol", "http")
  params = Replace(params, "@server",  getParamValue("server"))
  params = Replace(params, "@function", "getVernum")
  
  Dim svc As Object
  svc = createUnoService( "com.sun.star.sheet.FunctionAccess" )
  On Error GoTo con_err
  response = svc.callFunction("WEBSERVICE",array(params))
  Call MsgBox(response, vbInformation)
  Exit Sub
gen_err:
  err_no = Err
  err_msg = "Error " &amp; err_no &amp; ": " &amp; Error$ &amp; " (line : " &amp; Erl &amp; ")"
  MsgBox err_msg
  Exit Sub
con_err:
  err_msg = "Invalid connection:" &amp; Chr(13) &amp; params
  MsgBox err_msg
  
End Sub

Sub setSheetRef(ByRef input_sheet As String, ByRef isheet As Object, ByRef log_sheet As String, ByRef lsheet As Object)
  input_sheet = ""
  log_sheet = ""
  For fn = 0 To ThisComponent.Sheets.Count-1
    If ThisComponent.Sheets(fn).Name = getParamValue("datatype") Then
      input_sheet = getParamValue("datatype")
      isheet = ThisComponent.Sheets.getByName(input_sheet)
    End If
    If ThisComponent.Sheets(fn).Name = "log_sheet" Then
      log_sheet = "log_sheet"
      lsheet = ThisComponent.Sheets.getByName(log_sheet)
    End If
  Next
  If input_sheet = "" Then
    Call MsgBox("Missing input sheet: " &amp; getParamValue("datatype"), 16)
    Exit Sub
  End If
  If log_sheet = "" Then
    Call MsgBox("Missing log sheet: log_sheet", 16)
    Exit Sub
  End If
End Sub

Sub loadData()
  On Error GoTo gen_err
  Dim url As String
  Dim params As String
  Dim data As String
  
  Dim ms As Integer
  ms = MsgBox("Starts to load the data? Object: " &amp; getParamValue("datatype"), 1)
  If ms = 2 Then
    Exit Sub
  End If
  
  url = "@protocol://@server/@function?&amp;@params&amp;@data"
  url = Replace(url, "@protocol", "http")
  url = Replace(url, "@server", getParamValue("server"))
  url = Replace(url, "@function", "getData")
  
  'set params values
  params = "database=@database|username=@username|password=@password|datatype=@datatype"
  params = Replace(params, "@database", getParamValue("database"))
  params = Replace(params, "@username", getParamValue("username"))
  params = Replace(params, "@password", getParamValue("password"))
  params = Replace(params, "@datatype", getParamValue("datatype"))
  
  'set data values
  Dim srow As Integer
  Dim scol As Integer
  Dim input_sheet As String
  dim isheet As Object
  Dim log_sheet As String
  Dim lsheet As Object
  Dim fn As Integer
  Dim colpos As New Collection
  
  setSheetRef(input_sheet, isheet, log_sheet, lsheet)
  If input_sheet = "" Or log_sheet = "" Then
    Exit Sub
  End If
  srow = 3
  data = "output=json"
  Select Case input_sheet
    Case "address", "contact", "event":
      Call MsgBox("Nervatype filter: customer.", vbInformation)
      data = data &amp; "|nervatype=customer"
      If getParamValue("where") &lt;&gt; "" Then data = data &amp; "|where=" &amp; getParamValue("where")
    Case "groups":
      Call MsgBox("Groupname filter: customer, product.", vbInformation)
      data = data &amp; "|where=groupname in('customer','product')"
    Case "deffield":
      Call MsgBox("Nervatype exclude filter: setting, link, groups.", vbInformation)
      data = data &amp; "|where=nervatype not in('setting','link','groups')"
    Case Else:
      If getParamValue("where") &lt;&gt; "" Then data = data &amp; "|where=" &amp; getParamValue("where"
  End Select
  
  scol = 1
  Do While isheet.getCellByPosition(scol,0).String &lt;&gt; "Return value"
    Call colpos.Add(scol, Replace(isheet.getCellByPosition(scol,0).String, "*", ""))
    scol = scol + 1
  Loop
  
  Dim orig As String
  orig = "params=" &amp; params &amp; "&amp;filters=" &amp; data
  params = "params=" &amp; params
  data = "filters=" &amp; data
  url = Replace(url, "@params", params)
  url = Replace(url, "@data", data)
  
  On Error GoTo con_err
  Dim svc As Object
  Dim rdata As Object
  Dim rcount As Integer
  svc = createUnoService( "com.sun.star.sheet.FunctionAccess" )
  response = svc.callFunction("WEBSERVICE",array(url))
  
  On Error GoTo gen_err
  If decodeMsg(response,"state") = "error" Then
    err_message = decodeMsg(response,"message")
    MsgBox(err_message)
    Call WriteLogSheet(lsheet, orig, url, err_message)
    Exit Sub
  End If
  rdata = Split(Split(response,":[")(1),"],[")
  rcount = Ubound(rdata)
  
  'Clear
  Dim icol As Integer
  srow = 2
  Do While isheet.getCellByPosition(0,srow).String &lt;&gt; ""
    For icol = 0 To scol
      isheet.getCellByPosition(icol, srow).String = ""
    Next
    srow = srow + 1
  Loop
  
  If rcount &gt; 0 Then
    rcount = rcount + 1
  
    Dim row As Object
    Dim colname, colvalue As String
    For srow = 0 To Ubound(rdata)
      isheet.getCellByPosition(0, srow+2).String = "X"
      fields = Split(rdata(srow),"},{")
      For fn = 0 To Ubound(fields)
        colname = Split(Split(fields(fn),",")(0),":")(1)
        If Left(colname,1) = """" and Right(colname,1) = """" Then colname = Mid(colname,2,Len(colname)-2)
        colvalue = Split(Split(fields(fn),",")(1),":")(1)
        If Left(colvalue,1) = """" and Right(colvalue,1) = """" Then colvalue = Mid(colvalue,2,Len(colvalue)-2)
        If colvalue = "null" Then colvalue = ""
        If input_sheet = "deffield" And colname = "valuelist" Then colvalue = Replace(colvalue, "|", "~")
        On Error Resume Next
          isheet.getCellByPosition(colpos(colname), srow+2).String = colvalue
      Next
    Next
  End If
  Call MsgBox("Successfully processed:" &amp; str(rcount) &amp; " rows", 64)
  Call WriteLogSheet(lsheet, orig, url, "Successfully processed:" &amp; str(rcount) &amp; " rows")
  Exit Sub
gen_err:
  err_no = Err
  err_msg = "Error " &amp; err_no &amp; ": " &amp; Error$ &amp; " (line : " &amp; Erl &amp; ")"
  MsgBox err_msg
  Call WriteLogSheet(lsheet, orig, url, err_msg)
  Exit Sub
con_err:
  err_msg = "Invalid connection:" &amp; Chr(13) &amp; params
  MsgBox err_msg
  Call WriteLogSheet(lsheet, orig, url, err_msg)
End Sub

Sub updateData()
  On Error GoTo gen_err
  Dim url As String
  Dim params As String
  Dim data As String
  
  Dim ms As Integer
  ms = MsgBox("Starts to update the data? Object: " &amp; getParamValue("datatype"), 1)
  If ms = 2 Then
    Exit Sub
  End If
  
  url = "@protocol://@server/@function?&amp;@params&amp;@data"
  url = Replace(url, "@protocol", "http")
  url = Replace(url, "@server", getParamValue("server"))
  url = Replace(url, "@function", "updateData")
  
  'set params values
  params = "database=@database|username=@username|password=@password|datatype=@datatype"
  params = Replace(params, "@database", getParamValue("database"))
  params = Replace(params, "@username", getParamValue("username"))
  params = Replace(params, "@password", getParamValue("password"))
  params = Replace(params, "@datatype", getParamValue("datatype"))
  If getParamValue("insert_row") = "YES" Then
    params = params &amp; "|insert_row"
  End If
  If getParamValue("insert_field") = "YES" Then
    params = params &amp; "|insert_field"
  End If
  
  'set data values
  Dim srow As Integer
  Dim scol As Integer
  Dim input_sheet As String
  dim isheet As Object
  Dim log_sheet As String
  Dim lsheet As Object
  Dim irow As String
  Dim fn As Integer
  
  setSheetRef(input_sheet, isheet, log_sheet, lsheet)
  If input_sheet = "" Or log_sheet = "" Then
    Exit Sub
  End If
  
  srow = 2
  data = ""
  Do While isheet.getCellByPosition(0,srow).String &lt;&gt; ""
    scol = 1
    irow = ""
    Do While isheet.getCellByPosition(scol,0).String &lt;&gt; "Return value"
      If isheet.getCellByPosition(scol,0).String &lt;&gt; "additional data" And isheet.getCellByPosition(scol,srow).String &lt;&gt; "" Then
        irow = irow &amp; "|" &amp; Replace(isheet.getCellByPosition(scol,0).String, "*", "") &amp; "=" &amp; isheet.getCellByPosition(scol,srow).String
      End If
      scol = scol + 1
    Loop
    If irow &lt;&gt; "" Then
      data = data &amp; "|" &amp; irow
    Else
      Call MsgBox("Missing row data: " &amp; str(srow), 16)
      Exit Sub
    End If
    srow = srow + 1
  Loop
  
  If data = "" Then 
    Call MsgBox("Missing data!", 16)
    Exit Sub
  End If
  
  Dim orig As String
  orig = "params=" &amp; params &amp; "&amp;data=" &amp; Mid(data, 3)
  url = Replace(url, "@code", "code=")
  params = "params=" &amp; params
  data = "data=" &amp; Mid(data, 3)
  url = Replace(url, "@params", params)
  url = Replace(url, "@data", data)
  
  'send data
  On Error GoTo con_err
  Dim svc As Object
  Dim rdata As Object
  svc = createUnoService( "com.sun.star.sheet.FunctionAccess" )
  response = svc.callFunction("WEBSERVICE",array(url))
  
  On Error GoTo gen_err
  If decodeMsg(response,"state") = "error" Then
    err_message = decodeMsg(response,"message")
    MsgBox(err_message)
    Call WriteLogSheet(lsheet, orig, url, err_message)
    Exit Sub
  End If
  rdata = Split(Split(Split(response,":[")(1),"]}")(0),",")
  
  'check response
  Dim ti As Integer
  Dim value as String
  For ti = 0 To UBound(rdata)
    value = rdata(ti)
    If Left(value,1) = """" and Right(value,1) = """" Then
      value = Mid(value,2,Len(value)-2)
    End If
    isheet.getCellByPosition(scol, ti+2).String = value
  Next
  Call MsgBox("Successfully processed:" &amp; str(UBound(rdata)+1) &amp; " rows", 64)
  Call WriteLogSheet(lsheet, orig, url, "Successfully processed:" &amp; str(UBound(rdata)+1) &amp; " rows")
  Exit Sub
gen_err:
  err_no = Err
  err_msg = "Error " &amp; err_no &amp; ": " &amp; Error$ &amp; " (line : " &amp; Erl &amp; ")"
  MsgBox err_msg
  Call WriteLogSheet(lsheet, orig, url, err_msg)
  Exit Sub
con_err:
  err_msg = "Invalid connection:" &amp; Chr(13) &amp; params
  MsgBox err_msg
  Call WriteLogSheet(lsheet, orig, url, err_msg)
End Sub

Private Sub WriteLogSheet(lsheet As Object, orig As String, sent As String, result As String)
  Dim lrow As Integer
  lrow = 1
  Do While lsheet.getCellByPosition(0,lrow).String &lt;&gt; ""
    lrow = lrow + 1
  Loop
  lsheet.getCellByPosition(0,lrow).String = Now()
  lsheet.getCellByPosition(1,lrow).String = orig
  lsheet.getCellByPosition(2,lrow).String = sent
  lsheet.getCellByPosition(3,lrow).String = result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dap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